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Emacs configuration</text:title></text:p>
      <text:p text:style-name="OrgTitle"/>
      <text:p text:style-name="OrgSubtitle"><text:initial-creator>Bas Chatel</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cd44199">1. File layout and paths</text:a></text:p>
          <text:p text:style-name="Contents_20_1"><text:a xlink:type="simple" xlink:href="#orge506584">2. Configuration</text:a></text:p>
          <text:p text:style-name="Contents_20_2"><text:a xlink:type="simple" xlink:href="#orgafeacff">2.1. Autocompletions</text:a></text:p>
          <text:p text:style-name="Contents_20_3"><text:a xlink:type="simple" xlink:href="#org31cd3e1">2.1.1. Company (autocompletion framework)</text:a></text:p>
          <text:p text:style-name="Contents_20_3"><text:a xlink:type="simple" xlink:href="#org5499e21">2.1.2. Electric pairing</text:a></text:p>
          <text:p text:style-name="Contents_20_3"><text:a xlink:type="simple" xlink:href="#orga4e09b1">2.1.3. IDO autocomplete filename searches</text:a></text:p>
          <text:p text:style-name="Contents_20_3"><text:a xlink:type="simple" xlink:href="#orgc084c80">2.1.4. Yassnippet</text:a></text:p>
          <text:p text:style-name="Contents_20_2"><text:a xlink:type="simple" xlink:href="#org89e8047">2.2. Buffers</text:a></text:p>
          <text:p text:style-name="Contents_20_3"><text:a xlink:type="simple" xlink:href="#org46c5b32">2.2.1. Buffer-move</text:a></text:p>
          <text:p text:style-name="Contents_20_3"><text:a xlink:type="simple" xlink:href="#org7c72438">2.2.2. Ibuffer</text:a></text:p>
          <text:p text:style-name="Contents_20_3"><text:a xlink:type="simple" xlink:href="#org5c56d9e">2.2.3. Killing buffers</text:a></text:p>
          <text:p text:style-name="Contents_20_3"><text:a xlink:type="simple" xlink:href="#orgc0374cf">2.2.4. Narrowing</text:a></text:p>
          <text:p text:style-name="Contents_20_3"><text:a xlink:type="simple" xlink:href="#org2914499">2.2.5. Switch to previous buffer</text:a></text:p>
          <text:p text:style-name="Contents_20_3"><text:a xlink:type="simple" xlink:href="#orge72ba86">2.2.6. switchwindow</text:a></text:p>
          <text:p text:style-name="Contents_20_3"><text:a xlink:type="simple" xlink:href="#org96da176">2.2.7. Toggle fullscreen buffer</text:a></text:p>
          <text:p text:style-name="Contents_20_3"><text:a xlink:type="simple" xlink:href="#org248761f">2.2.8. window splitting function</text:a></text:p>
          <text:p text:style-name="Contents_20_2"><text:a xlink:type="simple" xlink:href="#org56a2257">2.3. Custom functions</text:a></text:p>
          <text:p text:style-name="Contents_20_3"><text:a xlink:type="simple" xlink:href="#org5b7553d">2.3.1. Backup files</text:a></text:p>
          <text:p text:style-name="Contents_20_3"><text:a xlink:type="simple" xlink:href="#orgc885efd">2.3.2. Edit and reload config</text:a></text:p>
          <text:p text:style-name="Contents_20_2"><text:a xlink:type="simple" xlink:href="#org88aee8b">2.4. Custom keystrokes</text:a></text:p>
          <text:p text:style-name="Contents_20_2"><text:a xlink:type="simple" xlink:href="#org1cbcb84">2.5. Exporting</text:a></text:p>
          <text:p text:style-name="Contents_20_3"><text:a xlink:type="simple" xlink:href="#orgd7da1dc">2.5.1. Org to latex blank lines</text:a></text:p>
          <text:p text:style-name="Contents_20_3"><text:a xlink:type="simple" xlink:href="#org89e94a7">2.5.2. Export to word</text:a></text:p>
          <text:p text:style-name="Contents_20_3"><text:a xlink:type="simple" xlink:href="#org8ac7ce5">2.5.3. Reveal.js</text:a></text:p>
          <text:p text:style-name="Contents_20_3"><text:a xlink:type="simple" xlink:href="#org1b90bcc">2.5.4. Export to subdirectory</text:a></text:p>
          <text:p text:style-name="Contents_20_2"><text:a xlink:type="simple" xlink:href="#orgc6f940f">2.6. Gimmicks</text:a></text:p>
          <text:p text:style-name="Contents_20_3"><text:a xlink:type="simple" xlink:href="#org18ec77d">2.6.1. Transparency</text:a></text:p>
          <text:p text:style-name="Contents_20_2"><text:a xlink:type="simple" xlink:href="#org648c7a3">2.7. Navigation</text:a></text:p>
          <text:p text:style-name="Contents_20_3"><text:a xlink:type="simple" xlink:href="#orgf6463b0">2.7.1. avy</text:a></text:p>
          <text:p text:style-name="Contents_20_3"><text:a xlink:type="simple" xlink:href="#orgc528212">2.7.2. Multiple Cursors</text:a></text:p>
          <text:p text:style-name="Contents_20_2"><text:a xlink:type="simple" xlink:href="#orge235354">2.8. Management - Knowledge</text:a></text:p>
          <text:p text:style-name="Contents_20_3"><text:a xlink:type="simple" xlink:href="#org8cd01d6">2.8.1. Citations</text:a></text:p>
          <text:p text:style-name="Contents_20_3"><text:a xlink:type="simple" xlink:href="#orgd332d54">2.8.2. Org roam</text:a></text:p>
          <text:p text:style-name="Contents_20_2"><text:a xlink:type="simple" xlink:href="#org4bebc4d">2.9. Management - Workflow/project</text:a></text:p>
          <text:p text:style-name="Contents_20_3"><text:a xlink:type="simple" xlink:href="#orgf5a1893">2.9.1. Tags</text:a></text:p>
          <text:p text:style-name="Contents_20_3"><text:a xlink:type="simple" xlink:href="#org8248605">2.9.2. Org Journal</text:a></text:p>
          <text:p text:style-name="Contents_20_2"><text:a xlink:type="simple" xlink:href="#org1d812d5">2.10. Org</text:a></text:p>
          <text:p text:style-name="Contents_20_3"><text:a xlink:type="simple" xlink:href="#org469e2bc">2.10.1. Org-bullets</text:a></text:p>
          <text:p text:style-name="Contents_20_3"><text:a xlink:type="simple" xlink:href="#org2691d82">2.10.2. Writing improvements</text:a></text:p>
          <text:p text:style-name="Contents_20_3"><text:a xlink:type="simple" xlink:href="#org5b36b93">2.10.3. Org Capture</text:a></text:p>
          <text:p text:style-name="Contents_20_3"><text:a xlink:type="simple" xlink:href="#org98d7ba2">2.10.4. Image size</text:a></text:p>
          <text:p text:style-name="Contents_20_2"><text:a xlink:type="simple" xlink:href="#org3ac6cf3">2.11. Standards (minor modes and minor improvements)</text:a></text:p>
          <text:p text:style-name="Contents_20_3"><text:a xlink:type="simple" xlink:href="#orgc84610b">2.11.1. Alter annoying defaults</text:a></text:p>
          <text:p text:style-name="Contents_20_3"><text:a xlink:type="simple" xlink:href="#org5926197">2.11.2. Hungry-delete</text:a></text:p>
          <text:p text:style-name="Contents_20_3"><text:a xlink:type="simple" xlink:href="#org910a62a">2.11.3. Minor modes</text:a></text:p>
          <text:p text:style-name="Contents_20_3"><text:a xlink:type="simple" xlink:href="#orgcf24b6f">2.11.4. Popup kill-ring</text:a></text:p>
          <text:p text:style-name="Contents_20_3"><text:a xlink:type="simple" xlink:href="#org40acec3">2.11.5. Which key</text:a></text:p>
          <text:p text:style-name="Contents_20_3"><text:a xlink:type="simple" xlink:href="#org4c9af5a">2.11.6. TODOS</text:a></text:p>
          <text:p text:style-name="Contents_20_2"><text:a xlink:type="simple" xlink:href="#orgc3b486a">2.12. Try package</text:a></text:p>
          <text:p text:style-name="Contents_20_2"><text:a xlink:type="simple" xlink:href="#orgf30daf9">2.13. Visual</text:a></text:p>
          <text:p text:style-name="Contents_20_3"><text:a xlink:type="simple" xlink:href="#orga8acb56">2.13.1. Beacon</text:a></text:p>
          <text:p text:style-name="Contents_20_3"><text:a xlink:type="simple" xlink:href="#org59936ef">2.13.2. rainbow</text:a></text:p>
          <text:p text:style-name="Contents_20_3"><text:a xlink:type="simple" xlink:href="#orga87ddf2">2.13.3. Doom theme</text:a></text:p>
          <text:p text:style-name="Contents_20_3"><text:a xlink:type="simple" xlink:href="#orgda73282">2.13.4. all-the-icons</text:a></text:p>
          <text:p text:style-name="Contents_20_1"><text:a xlink:type="simple" xlink:href="#org70cdd4a">3. Shortcuts</text:a></text:p>
          <text:p text:style-name="Contents_20_2"><text:a xlink:type="simple" xlink:href="#org8a03459">3.1. Shorthand notations</text:a></text:p>
          <text:p text:style-name="Contents_20_2"><text:a xlink:type="simple" xlink:href="#org9502041">3.2. Navigation</text:a></text:p>
          <text:p text:style-name="Contents_20_2"><text:a xlink:type="simple" xlink:href="#orgeb50d19">3.3. Org</text:a></text:p>
          <text:p text:style-name="Contents_20_3"><text:a xlink:type="simple" xlink:href="#org9a9545c">3.3.1. Regular ORG</text:a></text:p>
          <text:p text:style-name="Contents_20_3"><text:a xlink:type="simple" xlink:href="#orgf54fde7">3.3.2. Tables</text:a></text:p>
          <text:p text:style-name="Contents_20_3"><text:a xlink:type="simple" xlink:href="#orgf3c03e3">3.3.3. Exporting</text:a></text:p>
        </text:index-body>
      </text:table-of-content>
      <text:h text:style-name="Heading_20_1" text:outline-level="1" text:is-list-header="false">
<text:bookmark-start text:name="OrgXref.orgcd44199"/>
<text:bookmark text:name="orgcd44199"/>File layout and paths
<text:bookmark-end text:name="OrgXref.orgcd44199"/></text:h>
      <text:p text:style-name="Text_20_body">Here we provide important directories and files. For example, I use Dropbox to synchronise all my non-programming files and github for my programming projects. Furthermore the configuration files are written here for easy access in the z-map that is described later on.
</text:p>
      <text:section text:style-name="OrgIndentedSection-Level-0" text:name="Section1">
        <table:table table:style-name="OrgTable">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 Dotfiles</text:p>
              </table:table-cell>
            </table:table-row>
            <table:table-row>
              <table:table-cell table:style-name="OrgTblCell">
                <text:p text:style-name="OrgTableContentsLeft"/>
              </table:table-cell>
              <table:table-cell table:style-name="OrgTblCell">
                <text:p text:style-name="OrgTableContentsLeft">- Github</text:p>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 Programming folders</text:p>
              </table:table-cell>
            </table:table-row>
            <table:table-row>
              <table:table-cell table:style-name="OrgTblCell">
                <text:p text:style-name="OrgTableContentsLeft"/>
              </table:table-cell>
              <table:table-cell table:style-name="OrgTblCell">
                <text:p text:style-name="OrgTableContentsLeft">- Dropbox</text:p>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 Org-roam directory</text:p>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
              </table:table-cell>
              <table:table-cell table:style-name="OrgTblCell">
                <text:p text:style-name="OrgTableContentsLeft">- Ideas</text:p>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
              </table:table-cell>
              <table:table-cell table:style-name="OrgTblCell">
                <text:p text:style-name="OrgTableContentsLeft">- Knowledge<text:span text:style-name="OrgSubscript">base</text:span></text:p>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
              </table:table-cell>
              <table:table-cell table:style-name="OrgTblCell">
                <text:p text:style-name="OrgTableContentsLeft">- Org-journal</text:p>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
              </table:table-cell>
              <table:table-cell table:style-name="OrgTblCell">
                <text:p text:style-name="OrgTableContentsLeft">- Papers<text:span text:style-name="OrgSubscript">and</text:span><text:span text:style-name="OrgSubscript">articles</text:span></text:p>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
              </table:table-cell>
              <table:table-cell table:style-name="OrgTblCell">
                <text:p text:style-name="OrgTableContentsLeft">- Personal</text:p>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
              </table:table-cell>
              <table:table-cell table:style-name="OrgTblCell">
                <text:p text:style-name="OrgTableContentsLeft">- Refs</text:p>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
              </table:table-cell>
              <table:table-cell table:style-name="OrgTblCell">
                <text:p text:style-name="OrgTableContentsLeft">- Snippets</text:p>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
              </table:table-cell>
              <table:table-cell table:style-name="OrgTblCell">
                <text:p text:style-name="OrgTableContentsLeft">- Work</text:p>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 Bibliography</text:p>
              </table:table-cell>
            </table:table-row>
            <table:table-row>
              <table:table-cell table:style-name="OrgTblCellB">
                <text:p text:style-name="OrgTableContentsLeft"/>
              </table:table-cell>
              <table:table-cell table:style-name="OrgTblCellB">
                <text:p text:style-name="OrgTableContentsLeft"/>
              </table:table-cell>
              <table:table-cell table:style-name="OrgTblCellB">
                <text:p text:style-name="OrgTableContentsLeft">- PhD</text:p>
              </table:table-cell>
            </table:table-row>
          </table:table-rows>
        </table:table>
      </text:section>
      <text:p text:style-name="OrgSrcBlock"><text:span text:style-name="OrgSrcFontLockCommentDelimiterFace">;;<text:s/></text:span><text:span text:style-name="OrgSrcFontLockCommentFace">General<text:s/>directories</text:span></text:p>
      <text:p text:style-name="OrgSrcBlock">(<text:span text:style-name="OrgSrcFontLockKeywordFace">setq</text:span><text:s/>emacs-dir<text:s/><text:span text:style-name="OrgSrcFontLockStringFace">"~/.emacs_test.d/"</text:span>)</text:p>
      <text:p text:style-name="OrgSrcBlock">(<text:span text:style-name="OrgSrcFontLockKeywordFace">setq</text:span><text:s/>dropbox-dir<text:s/><text:span text:style-name="OrgSrcFontLockStringFace">"~/Dropbox/"</text:span>)</text:p>
      <text:p text:style-name="OrgSrcBlock">(<text:span text:style-name="OrgSrcFontLockKeywordFace">setq</text:span><text:s/>github-dir<text:s/><text:span text:style-name="OrgSrcFontLockStringFace">"~/github/"</text:span>)</text:p>
      <text:p text:style-name="OrgSrcBlock"/>
      <text:p text:style-name="OrgSrcBlock"><text:span text:style-name="OrgSrcFontLockCommentDelimiterFace">;;<text:s/></text:span><text:span text:style-name="OrgSrcFontLockCommentFace">Configuration<text:s/>files</text:span></text:p>
      <text:p text:style-name="OrgSrcBlock">(<text:span text:style-name="OrgSrcFontLockKeywordFace">setq</text:span><text:s/>emacs-config-org-file<text:s/>(concat<text:s/>emacs-dir<text:s/><text:span text:style-name="OrgSrcFontLockStringFace">"config.org"</text:span>))</text:p>
      <text:p text:style-name="OrgSrcBlock">(<text:span text:style-name="OrgSrcFontLockKeywordFace">setq</text:span><text:s/>zshrc-file<text:s/><text:span text:style-name="OrgSrcFontLockStringFace">"~/.zshrc"</text:span>)</text:p>
      <text:p text:style-name="OrgSrcBlock">(<text:span text:style-name="OrgSrcFontLockKeywordFace">setq</text:span><text:s/>index-org-file<text:s/>(concat<text:s/>dropbox-dir<text:s/><text:span text:style-name="OrgSrcFontLockStringFace">"orgfiles/index.org"</text:span>))</text:p>
      <text:p text:style-name="OrgSrcBlock">(<text:span text:style-name="OrgSrcFontLockKeywordFace">setq</text:span><text:s/>skhdrc-file<text:s/><text:span text:style-name="OrgSrcFontLockStringFace">"~/.skhdrc"</text:span>)</text:p>
      <text:p text:style-name="OrgSrcBlock">(<text:span text:style-name="OrgSrcFontLockKeywordFace">setq</text:span><text:s/>qmk-keymap-file<text:s/><text:span text:style-name="OrgSrcFontLockStringFace">"~/qmk_firmware/keyboards/keebio/iris/keymaps/popoiopo/keymap.c"</text:span>)</text:p>
      <text:p text:style-name="OrgSrcBlock">(<text:span text:style-name="OrgSrcFontLockKeywordFace">setq</text:span><text:s/>yabai-file<text:s/><text:span text:style-name="OrgSrcFontLockStringFace">"~/.yabairc"</text:span>)</text:p>
      <text:p text:style-name="OrgSrcBlock">(<text:span text:style-name="OrgSrcFontLockKeywordFace">setq</text:span><text:s/>qutebrowser-file<text:s/><text:span text:style-name="OrgSrcFontLockStringFace">"~/.qutebrowser/qutemacs.py"</text:span>)</text:p>
      <text:p text:style-name="OrgSrcBlock">(<text:span text:style-name="OrgSrcFontLockKeywordFace">setq</text:span><text:s/>references-bib-file<text:s/>(concat<text:s/>dropbox-dir<text:s/><text:span text:style-name="OrgSrcFontLockStringFace">"bibliography/references.bib"</text:span>))</text:p>
      <text:p text:style-name="OrgSrcBlock"/>
      <text:p text:style-name="OrgSrcBlock"><text:span text:style-name="OrgSrcFontLockCommentDelimiterFace">;;<text:s/></text:span><text:span text:style-name="OrgSrcFontLockCommentFace">More<text:s/>specific<text:s/>files</text:span></text:p>
      <text:p text:style-name="OrgSrcBlock">(<text:span text:style-name="OrgSrcFontLockKeywordFace">setq</text:span><text:s/>amx-items<text:s/>(concat<text:s/>emacs-dir<text:s/><text:span text:style-name="OrgSrcFontLockStringFace">"amx-items"</text:span>))</text:p>
      <text:p text:style-name="OrgSrcBlock">(<text:span text:style-name="OrgSrcFontLockKeywordFace">setq</text:span><text:s/>org-reveal-root<text:s/><text:span text:style-name="OrgSrcFontLockStringFace">"http://cdn.jsdelivr.net/reveal.js/3.0.0/"</text:span>)</text:p>
      <text:p text:style-name="OrgSrcBlock">(<text:span text:style-name="OrgSrcFontLockKeywordFace">setq</text:span><text:s/>roamnotes-path<text:s/>(concat<text:s/>dropbox-dir<text:s/><text:span text:style-name="OrgSrcFontLockStringFace">"RoamNotes/"</text:span>))</text:p>
      <text:p text:style-name="OrgSrcBlock">(<text:span text:style-name="OrgSrcFontLockKeywordFace">setq</text:span><text:s/>roam-db-path<text:s/><text:span text:style-name="OrgSrcFontLockStringFace">"~/org-roam.db"</text:span>)</text:p>
      <text:p text:style-name="OrgSrcBlock">(<text:span text:style-name="OrgSrcFontLockKeywordFace">setq</text:span><text:s/>org-journal-path<text:s/>(concat<text:s/>roamnotes-path<text:s/><text:span text:style-name="OrgSrcFontLockStringFace">"org-journal/"</text:span>))</text:p>
      <text:p text:style-name="OrgSrcBlock"/>
      <text:p text:style-name="OrgSrcBlock"><text:span text:style-name="OrgSrcFontLockCommentDelimiterFace">;;<text:s/></text:span><text:span text:style-name="OrgSrcFontLockCommentFace">DOEN<text:s/>HET<text:s/>NOG<text:s/>NIET</text:span></text:p>
      <text:p text:style-name="OrgSrcBlock">(<text:span text:style-name="OrgSrcFontLockKeywordFace">setq</text:span><text:s/>backup-per-save<text:s/>(concat<text:s/>emacs-dir<text:s/><text:span text:style-name="OrgSrcFontLockStringFace">"backup/per-save"</text:span>))</text:p>
      <text:p text:style-name="OrgSrcBlock">(<text:span text:style-name="OrgSrcFontLockKeywordFace">setq</text:span><text:s/>backup-per-session<text:s/>(concat<text:s/>emacs-dir<text:s/><text:span text:style-name="OrgSrcFontLockStringFace">"backup/per-session"</text:span>))</text:p>
      <text:p text:style-name="OrgSrcBlockLastLine">(<text:span text:style-name="OrgSrcFontLockKeywordFace">setq</text:span><text:s/>libre-office-path<text:s/><text:span text:style-name="OrgSrcFontLockStringFace">"/Applications/LibreOffice.app/Contents/MacOS/soffice"</text:span>)</text:p>
      <text:h text:style-name="Heading_20_1" text:outline-level="1" text:is-list-header="false">
<text:bookmark-start text:name="OrgXref.orge506584"/>
<text:bookmark text:name="orge506584"/>Configuration
<text:bookmark-end text:name="OrgXref.orge506584"/></text:h>
      <text:h text:style-name="Heading_20_2" text:outline-level="2" text:is-list-header="false">
<text:bookmark-start text:name="OrgXref.orgafeacff"/>
<text:bookmark text:name="orgafeacff"/>Autocompletions
<text:bookmark-end text:name="OrgXref.orgafeacff"/></text:h>
      <text:h text:style-name="Heading_20_3" text:outline-level="3" text:is-list-header="false">
<text:bookmark-start text:name="OrgXref.org31cd3e1"/>
<text:bookmark text:name="org31cd3e1"/>Company (autocompletion framework)
<text:bookmark-end text:name="OrgXref.org31cd3e1"/></text:h>
      <text:p text:style-name="Text_20_body">Company is a text completion framework for Emacs. The name stands for "complete anything". It uses pluggable back-ends and front-ends to retrieve and display completion candidates. See documentation on <text:a xlink:type="simple" xlink:href="http://company-mode.github.io/">this site</text:a>.
</text:p>
      <text:p text:style-name="OrgSrcBlock">(<text:span text:style-name="OrgSrcFontLockKeywordFace">use-package</text:span><text:s/><text:span text:style-name="OrgSrcFontLockConstantFace">company</text:span></text:p>
      <text:p text:style-name="OrgSrcBlock"><text:s/><text:s/><text:span text:style-name="OrgSrcFontLockBuiltinFace">:ensure</text:span><text:s/>t</text:p>
      <text:p text:style-name="OrgSrcBlock"><text:s/><text:s/><text:span text:style-name="OrgSrcFontLockBuiltinFace">:init</text:span></text:p>
      <text:p text:style-name="OrgSrcBlockLastLine"><text:s/><text:s/>(add-hook<text:s/>'after-init-hook<text:s/>'global-company-mode))</text:p>
      <text:h text:style-name="Heading_20_3" text:outline-level="3" text:is-list-header="false">
<text:bookmark-start text:name="OrgXref.org5499e21"/>
<text:bookmark text:name="org5499e21"/>Electric pairing
<text:bookmark-end text:name="OrgXref.org5499e21"/></text:h>
      <text:p text:style-name="Text_20_body">Automatically pair the following elements on autocorrect. This is enabled in the <text:a xlink:type="simple" xlink:href="#org3ac6cf3">Standards (minor modes and minor improvements)</text:a> through electric-pair-mode.
</text:p>
      <text:p text:style-name="OrgSrcBlock">(<text:span text:style-name="OrgSrcFontLockKeywordFace">setq</text:span><text:s/>electric-pair-pairs<text:s/>'(</text:p>
      <text:p text:style-name="OrgSrcBlock"><text:tab/><text:tab/><text:tab/><text:s/><text:s/><text:s/><text:s/>(?\(<text:s/>.<text:s/>?\))</text:p>
      <text:p text:style-name="OrgSrcBlock"><text:tab/><text:tab/><text:tab/><text:s/><text:s/><text:s/><text:s/>(?\[<text:s/>.<text:s/>?\])</text:p>
      <text:p text:style-name="OrgSrcBlock"><text:tab/><text:tab/><text:tab/><text:s/><text:s/><text:s/><text:s/>(?\"<text:s/>.<text:s/>?\")</text:p>
      <text:p text:style-name="OrgSrcBlock"><text:tab/><text:tab/><text:tab/><text:s/><text:s/><text:s/><text:s/>(?\{<text:s/>.<text:s/>?\})</text:p>
      <text:p text:style-name="OrgSrcBlock"><text:tab/><text:tab/><text:tab/><text:s/><text:s/><text:s/><text:s/>(?\&lt;<text:s/>.<text:s/>?\&gt;)</text:p>
      <text:p text:style-name="OrgSrcBlockLastLine"><text:tab/><text:tab/><text:tab/><text:s/><text:s/><text:s/><text:s/>))</text:p>
      <text:h text:style-name="Heading_20_3" text:outline-level="3" text:is-list-header="false">
<text:bookmark-start text:name="OrgXref.orga4e09b1"/>
<text:bookmark text:name="orga4e09b1"/>IDO autocomplete filename searches
<text:bookmark-end text:name="OrgXref.orga4e09b1"/></text:h>
      <text:p text:style-name="Text_20_body">Ivy takes care of autocompleting filenames in the minibuffer at the bottom of the screen. It also keeps typing paths to a minimum as a folder is just an enter away.
</text:p>
      <text:p text:style-name="OrgSrcBlock">(ivy-mode<text:s/>1)</text:p>
      <text:p text:style-name="OrgSrcBlock">(<text:span text:style-name="OrgSrcFontLockKeywordFace">setq</text:span><text:s/>ivy-use-virtual-buffers<text:s/>t)</text:p>
      <text:p text:style-name="OrgSrcBlock">(<text:span text:style-name="OrgSrcFontLockKeywordFace">setq</text:span><text:s/>enable-recursive-minibuffers<text:s/>t)</text:p>
      <text:p text:style-name="OrgSrcBlockLastLine">(global-set-key<text:s/><text:span text:style-name="OrgSrcFontLockStringFace">"\C-s"</text:span><text:s/>'swiper)</text:p>
      <text:p text:style-name="Text_20_body">Makes sure that M-x also generates suggestions. Otherwise you'd have to remember everything and not get autocompleted in M-x functions. Amx is the newer version of smex.
</text:p>
      <text:p text:style-name="OrgSrcBlock">(<text:span text:style-name="OrgSrcFontLockKeywordFace">use-package</text:span><text:s/><text:span text:style-name="OrgSrcFontLockConstantFace">amx</text:span></text:p>
      <text:p text:style-name="OrgSrcBlock"><text:s/><text:s/><text:span text:style-name="OrgSrcFontLockBuiltinFace">:ensure</text:span><text:s/>t</text:p>
      <text:p text:style-name="OrgSrcBlock"><text:s/><text:s/><text:span text:style-name="OrgSrcFontLockBuiltinFace">:after</text:span><text:s/>ivy</text:p>
      <text:p text:style-name="OrgSrcBlock"><text:s/><text:s/><text:span text:style-name="OrgSrcFontLockBuiltinFace">:custom</text:span></text:p>
      <text:p text:style-name="OrgSrcBlock"><text:s/><text:s/>(amx-backend<text:s/>'auto)</text:p>
      <text:p text:style-name="OrgSrcBlock"><text:s/><text:s/>(ams-save-file<text:s/>amx-items)</text:p>
      <text:p text:style-name="OrgSrcBlock"><text:s/><text:s/>(amx-history-length<text:s/>50)</text:p>
      <text:p text:style-name="OrgSrcBlock"><text:s/><text:s/>(amx-show-key-bindings<text:s/>nil)</text:p>
      <text:p text:style-name="OrgSrcBlock"><text:s/><text:s/><text:span text:style-name="OrgSrcFontLockBuiltinFace">:config</text:span></text:p>
      <text:p text:style-name="OrgSrcBlockLastLine"><text:s/><text:s/>(amx-mode<text:s/>1))</text:p>
      <text:h text:style-name="Heading_20_3" text:outline-level="3" text:is-list-header="false">
<text:bookmark-start text:name="OrgXref.orgc084c80"/>
<text:bookmark text:name="orgc084c80"/>Yassnippet
<text:bookmark-end text:name="OrgXref.orgc084c80"/></text:h>
      <text:p text:style-name="Text_20_body">Yassnippet is the templating system that is used. It creates a folder called snippets in which you can make a folder for each major mode you'd want a template for. E.g., python can have a few snippets to prettyfie a matplotlib graph, or org can have a template for exporting to a latex article or an html webpage.
</text:p>
      <text:p text:style-name="OrgSrcBlock">(<text:span text:style-name="OrgSrcFontLockKeywordFace">use-package</text:span><text:s/><text:span text:style-name="OrgSrcFontLockConstantFace">yasnippet</text:span></text:p>
      <text:p text:style-name="OrgSrcBlock"><text:s/><text:s/><text:span text:style-name="OrgSrcFontLockBuiltinFace">:ensure</text:span><text:s/>t</text:p>
      <text:p text:style-name="OrgSrcBlock"><text:s/><text:s/><text:span text:style-name="OrgSrcFontLockBuiltinFace">:config</text:span><text:s/>(<text:span text:style-name="OrgSrcFontLockKeywordFace">use-package</text:span><text:s/><text:span text:style-name="OrgSrcFontLockConstantFace">yasnippet-snippets</text:span></text:p>
      <text:p text:style-name="OrgSrcBlock"><text:tab/><text:s/><text:s/><text:s/><text:s/><text:span text:style-name="OrgSrcFontLockBuiltinFace">:ensure</text:span><text:s/>t)</text:p>
      <text:p text:style-name="OrgSrcBlock"><text:s/><text:s/>(yas-reload-all))</text:p>
      <text:p text:style-name="OrgSrcBlockLastLine">(yas-global-mode<text:s/>1)</text:p>
      <text:h text:style-name="Heading_20_2" text:outline-level="2" text:is-list-header="false">
<text:bookmark-start text:name="OrgXref.org89e8047"/>
<text:bookmark text:name="org89e8047"/>Buffers
<text:bookmark-end text:name="OrgXref.org89e8047"/></text:h>
      <text:p text:style-name="Text_20_body">All things buffer related
</text:p>
      <text:h text:style-name="Heading_20_3" text:outline-level="3" text:is-list-header="false">
<text:bookmark-start text:name="OrgXref.org46c5b32"/>
<text:bookmark text:name="org46c5b32"/>Buffer-move
<text:bookmark-end text:name="OrgXref.org46c5b32"/></text:h>
      <text:p text:style-name="Text_20_body">Be able to swap buffers. See <text:a xlink:type="simple" xlink:href="#org88aee8b">Custom keystrokes</text:a> for shortcuts (buf-move-xxx).
</text:p>
      <text:p text:style-name="OrgSrcBlock">(<text:span text:style-name="OrgSrcFontLockKeywordFace">use-package</text:span><text:s/><text:span text:style-name="OrgSrcFontLockConstantFace">buffer-move</text:span></text:p>
      <text:p text:style-name="OrgSrcBlockLastLine"><text:s/><text:s/><text:span text:style-name="OrgSrcFontLockBuiltinFace">:ensure</text:span><text:s/>t)</text:p>
      <text:h text:style-name="Heading_20_3" text:outline-level="3" text:is-list-header="false">
<text:bookmark-start text:name="OrgXref.org7c72438"/>
<text:bookmark text:name="org7c72438"/>Ibuffer
<text:bookmark-end text:name="OrgXref.org7c72438"/></text:h>
      <text:p text:style-name="Text_20_body">Just a new buffer that lists the open buffers. It provides easy ways to close multiple buffers at once and navigate through them.
</text:p>
      <text:p text:style-name="OrgSrcBlock">(global-set-key<text:s/>(kbd<text:s/><text:span text:style-name="OrgSrcFontLockStringFace">"C-x<text:s/>C-b"</text:span>)<text:s/>'ibuffer)</text:p>
      <text:p text:style-name="OrgSrcBlockLastLine">(<text:span text:style-name="OrgSrcFontLockKeywordFace">setq</text:span><text:s/>ibuffer-expert<text:s/>t)</text:p>
      <text:h text:style-name="Heading_20_3" text:outline-level="3" text:is-list-header="false">
<text:bookmark-start text:name="OrgXref.org5c56d9e"/>
<text:bookmark text:name="org5c56d9e"/>Killing buffers
<text:bookmark-end text:name="OrgXref.org5c56d9e"/></text:h>
      <text:list text:style-name="OrgNumberedList" text:continue-numbering="false">
        <text:list-item>
          <text:p text:style-name="Text_20_body">
<text:bookmark-start text:name="OrgXref.org71c74fc"/>
<text:bookmark text:name="org71c74fc"/>Always kill current buffer
<text:bookmark-end text:name="OrgXref.org71c74fc"/></text:p>
          <text:p text:style-name="OrgSrcBlockLastLine">(global-set-key<text:s/>(kbd<text:s/><text:span text:style-name="OrgSrcFontLockStringFace">"C-x<text:s/>k"</text:span>)<text:s/>'kill-current-buffer)</text:p>
        </text:list-item>
        <text:list-item>
          <text:p text:style-name="Text_20_body">
<text:bookmark-start text:name="OrgXref.org0c30ce4"/>
<text:bookmark text:name="org0c30ce4"/>Kill all buffers
<text:bookmark-end text:name="OrgXref.org0c30ce4"/></text:p>
          <text:p text:style-name="OrgSrcBlock">(<text:span text:style-name="OrgSrcFontLockKeywordFace">defun</text:span><text:s/><text:span text:style-name="OrgSrcFontLockFunctionNameFace">kill-all-buffers</text:span><text:s/>()</text:p>
          <text:p text:style-name="OrgSrcBlock"><text:s/><text:s/>(<text:span text:style-name="OrgSrcFontLockKeywordFace">interactive</text:span>)</text:p>
          <text:p text:style-name="OrgSrcBlock"><text:s/><text:s/>(mapc<text:s/>'kill-buffer<text:s/>(buffer-list)))</text:p>
          <text:p text:style-name="OrgSrcBlockLastLine">(global-set-key<text:s/>(kbd<text:s/><text:span text:style-name="OrgSrcFontLockStringFace">"C-M-s-k"</text:span>)<text:s/>'kill-all-buffers)</text:p>
        </text:list-item>
      </text:list>
      <text:h text:style-name="Heading_20_3" text:outline-level="3" text:is-list-header="false">
<text:bookmark-start text:name="OrgXref.orgc0374cf"/>
<text:bookmark text:name="orgc0374cf"/>Narrowing
<text:bookmark-end text:name="OrgXref.orgc0374cf"/></text:h>
      <text:p text:style-name="Text_20_body">Function to easily narrow and widen an area of code. If you select a piece of text, call this function, it will create a buffer with just that in it. This makes searching, or exporting just a part of something much easier.
</text:p>
      <text:p text:style-name="OrgSrcBlock">(<text:span text:style-name="OrgSrcFontLockKeywordFace">defun</text:span><text:s/><text:span text:style-name="OrgSrcFontLockFunctionNameFace">narrow-or-widen-dwim</text:span><text:s/>(p)</text:p>
      <text:p text:style-name="OrgSrcBlock"><text:s/><text:s/><text:span text:style-name="OrgSrcFontLockDocFace">"Widen<text:s/>if<text:s/>buffer<text:s/>is<text:s/>narrowed,<text:s/>narrow-dwim<text:s/>otherwise.</text:span></text:p>
      <text:p text:style-name="OrgSrcBlock"><text:span text:style-name="OrgSrcFontLockDocFace">Dwim<text:s/>means:<text:s/>region,<text:s/>org-src-block,<text:s/>org-subtree,<text:s/>or</text:span></text:p>
      <text:p text:style-name="OrgSrcBlock"><text:span text:style-name="OrgSrcFontLockDocFace">defun,<text:s/>whichever<text:s/>applies<text:s/>first.<text:s/>Narrowing<text:s/>to</text:span></text:p>
      <text:p text:style-name="OrgSrcBlock"><text:span text:style-name="OrgSrcFontLockDocFace">org-src-block<text:s/>actually<text:s/>calls<text:s/>`</text:span><text:span text:style-name="OrgSrcFontLockConstantFace">org-edit-src-code</text:span><text:span text:style-name="OrgSrcFontLockDocFace">'.</text:span></text:p>
      <text:p text:style-name="OrgSrcBlock"/>
      <text:p text:style-name="OrgSrcBlock"><text:span text:style-name="OrgSrcFontLockDocFace">With<text:s/>prefix<text:s/>P,<text:s/>don't<text:s/>widen,<text:s/>just<text:s/>narrow<text:s/>even<text:s/>if<text:s/>buffer</text:span></text:p>
      <text:p text:style-name="OrgSrcBlock"><text:span text:style-name="OrgSrcFontLockDocFace">is<text:s/>already<text:s/>narrowed."</text:span></text:p>
      <text:p text:style-name="OrgSrcBlock"><text:s/><text:s/>(<text:span text:style-name="OrgSrcFontLockKeywordFace">interactive</text:span><text:s/><text:span text:style-name="OrgSrcFontLockStringFace">"P"</text:span>)</text:p>
      <text:p text:style-name="OrgSrcBlock"><text:s/><text:s/>(<text:span text:style-name="OrgSrcFontLockKeywordFace">declare</text:span><text:s/>(interactive-only))</text:p>
      <text:p text:style-name="OrgSrcBlock"><text:s/><text:s/>(<text:span text:style-name="OrgSrcFontLockKeywordFace">cond</text:span><text:s/>((<text:span text:style-name="OrgSrcFontLockKeywordFace">and</text:span><text:s/>(buffer-narrowed-p)<text:s/>(not<text:s/>p))<text:s/>(widen))</text:p>
      <text:p text:style-name="OrgSrcBlock"><text:tab/>((region-active-p)</text:p>
      <text:p text:style-name="OrgSrcBlock"><text:tab/><text:s/>(narrow-to-region<text:s/>(region-beginning)</text:p>
      <text:p text:style-name="OrgSrcBlock"><text:tab/><text:tab/><text:tab/><text:s/><text:s/><text:s/>(region-end)))</text:p>
      <text:p text:style-name="OrgSrcBlock"><text:tab/>((derived-mode-p<text:s/>'org-mode)</text:p>
      <text:p text:style-name="OrgSrcBlock"><text:tab/><text:s/><text:span text:style-name="OrgSrcFontLockCommentDelimiterFace">;;<text:s/></text:span><text:span text:style-name="OrgSrcFontLockCommentFace">`</text:span><text:span text:style-name="OrgSrcFontLockConstantFace">org-edit-src-code</text:span><text:span text:style-name="OrgSrcFontLockCommentFace">'<text:s/>is<text:s/>not<text:s/>a<text:s/>real<text:s/>narrowing</text:span></text:p>
      <text:p text:style-name="OrgSrcBlock"><text:tab/><text:s/><text:span text:style-name="OrgSrcFontLockCommentDelimiterFace">;;<text:s/></text:span><text:span text:style-name="OrgSrcFontLockCommentFace">command.<text:s/>Remove<text:s/>this<text:s/>first<text:s/>conditional<text:s/>if</text:span></text:p>
      <text:p text:style-name="OrgSrcBlock"><text:tab/><text:s/><text:span text:style-name="OrgSrcFontLockCommentDelimiterFace">;;<text:s/></text:span><text:span text:style-name="OrgSrcFontLockCommentFace">you<text:s/>don't<text:s/>want<text:s/>it.</text:span></text:p>
      <text:p text:style-name="OrgSrcBlock"><text:tab/><text:s/>(<text:span text:style-name="OrgSrcFontLockKeywordFace">cond</text:span><text:s/>((<text:span text:style-name="OrgSrcFontLockKeywordFace">ignore-errors</text:span><text:s/>(org-edit-src-code)<text:s/>t)</text:p>
      <text:p text:style-name="OrgSrcBlock"><text:tab/><text:tab/>(delete-other-windows))</text:p>
      <text:p text:style-name="OrgSrcBlock"><text:tab/><text:s/><text:s/><text:s/><text:s/><text:s/><text:s/><text:s/>((<text:span text:style-name="OrgSrcFontLockKeywordFace">ignore-errors</text:span><text:s/>(org-narrow-to-block)<text:s/>t))</text:p>
      <text:p text:style-name="OrgSrcBlock"><text:tab/><text:s/><text:s/><text:s/><text:s/><text:s/><text:s/><text:s/>(t<text:s/>(org-narrow-to-subtree))))</text:p>
      <text:p text:style-name="OrgSrcBlock"><text:tab/>((derived-mode-p<text:s/>'latex-mode)</text:p>
      <text:p text:style-name="OrgSrcBlock"><text:tab/><text:s/>(LaTeX-narrow-to-environment))</text:p>
      <text:p text:style-name="OrgSrcBlockLastLine"><text:tab/>(t<text:s/>(narrow-to-defun))))</text:p>
      <text:h text:style-name="Heading_20_3" text:outline-level="3" text:is-list-header="false">
<text:bookmark-start text:name="OrgXref.org2914499"/>
<text:bookmark text:name="org2914499"/>Switch to previous buffer
<text:bookmark-end text:name="OrgXref.org2914499"/></text:h>
      <text:p text:style-name="Text_20_body">Small function to switch to previously used buffer.
</text:p>
      <text:p text:style-name="OrgSrcBlock">(<text:span text:style-name="OrgSrcFontLockKeywordFace">defun</text:span><text:s/><text:span text:style-name="OrgSrcFontLockFunctionNameFace">er-switch-to-previous-buffer</text:span><text:s/>()</text:p>
      <text:p text:style-name="OrgSrcBlock"><text:s/><text:s/><text:span text:style-name="OrgSrcFontLockDocFace">"Switch<text:s/>to<text:s/>previously<text:s/>open<text:s/>buffer.</text:span></text:p>
      <text:p text:style-name="OrgSrcBlock"><text:span text:style-name="OrgSrcFontLockDocFace"><text:s/><text:s/><text:s/>Repeated<text:s/>invocations<text:s/>toggle<text:s/>between<text:s/>the<text:s/>two<text:s/>most<text:s/>recently<text:s/>open<text:s/>buffers."</text:span></text:p>
      <text:p text:style-name="OrgSrcBlock"><text:s/><text:s/>(<text:span text:style-name="OrgSrcFontLockKeywordFace">interactive</text:span>)</text:p>
      <text:p text:style-name="OrgSrcBlock"><text:s/><text:s/>(switch-to-buffer<text:s/>(other-buffer<text:s/>(current-buffer))))</text:p>
      <text:p text:style-name="OrgSrcBlock"/>
      <text:p text:style-name="OrgSrcBlockLastLine">(global-set-key<text:s/>(kbd<text:s/><text:span text:style-name="OrgSrcFontLockStringFace">"C-c<text:s/>b"</text:span>)<text:s/>#'er-switch-to-previous-buffer)</text:p>
      <text:h text:style-name="Heading_20_3" text:outline-level="3" text:is-list-header="false">
<text:bookmark-start text:name="OrgXref.orge72ba86"/>
<text:bookmark text:name="orge72ba86"/>switchwindow
<text:bookmark-end text:name="OrgXref.orge72ba86"/></text:h>
      <text:p text:style-name="Text_20_body">Make switching buffer with C-x o easier. It provides you with shortcuts on the homerow to which buffer you want to go. Otherwise, you'd need to cycle through them which is aweful if you have multiple buffers on the screen.
</text:p>
      <text:p text:style-name="OrgSrcBlock">(<text:span text:style-name="OrgSrcFontLockKeywordFace">use-package</text:span><text:s/><text:span text:style-name="OrgSrcFontLockConstantFace">switch-window</text:span></text:p>
      <text:p text:style-name="OrgSrcBlock"><text:s/><text:s/><text:span text:style-name="OrgSrcFontLockBuiltinFace">:ensure</text:span><text:s/>t</text:p>
      <text:p text:style-name="OrgSrcBlock"><text:s/><text:s/><text:span text:style-name="OrgSrcFontLockBuiltinFace">:config</text:span></text:p>
      <text:p text:style-name="OrgSrcBlock"><text:s/><text:s/>(<text:span text:style-name="OrgSrcFontLockKeywordFace">setq</text:span><text:s/>switch-window-input-style<text:s/>'minibuffer)</text:p>
      <text:p text:style-name="OrgSrcBlock"><text:s/><text:s/>(<text:span text:style-name="OrgSrcFontLockKeywordFace">setq</text:span><text:s/>switch-window-increase<text:s/>4)</text:p>
      <text:p text:style-name="OrgSrcBlock"><text:s/><text:s/>(<text:span text:style-name="OrgSrcFontLockKeywordFace">setq</text:span><text:s/>switch-window-threshold<text:s/>2)</text:p>
      <text:p text:style-name="OrgSrcBlock"><text:s/><text:s/>(<text:span text:style-name="OrgSrcFontLockKeywordFace">setq</text:span><text:s/>switch-window-shortcut-style<text:s/>'qwerty)</text:p>
      <text:p text:style-name="OrgSrcBlock"><text:s/><text:s/>(<text:span text:style-name="OrgSrcFontLockKeywordFace">setq</text:span><text:s/>switch-window-qwerty-shortcuts</text:p>
      <text:p text:style-name="OrgSrcBlock"><text:tab/>'(<text:span text:style-name="OrgSrcFontLockStringFace">"a"</text:span><text:s/><text:span text:style-name="OrgSrcFontLockStringFace">"s"</text:span><text:s/><text:span text:style-name="OrgSrcFontLockStringFace">"d"</text:span><text:s/><text:span text:style-name="OrgSrcFontLockStringFace">"f"</text:span><text:s/><text:span text:style-name="OrgSrcFontLockStringFace">"h"</text:span><text:s/><text:span text:style-name="OrgSrcFontLockStringFace">"j"</text:span><text:s/><text:span text:style-name="OrgSrcFontLockStringFace">"k"</text:span><text:s/><text:span text:style-name="OrgSrcFontLockStringFace">"l"</text:span>))</text:p>
      <text:p text:style-name="OrgSrcBlock"><text:s/><text:s/><text:span text:style-name="OrgSrcFontLockBuiltinFace">:bind</text:span></text:p>
      <text:p text:style-name="OrgSrcBlockLastLine"><text:s/><text:s/>([remap<text:s/>other-window]<text:s/>.<text:s/>switch-window))</text:p>
      <text:h text:style-name="Heading_20_3" text:outline-level="3" text:is-list-header="false">
<text:bookmark-start text:name="OrgXref.org96da176"/>
<text:bookmark text:name="org96da176"/>Toggle fullscreen buffer
<text:bookmark-end text:name="OrgXref.org96da176"/></text:h>
      <text:p text:style-name="Text_20_body">When using multiple buffers at the same time, sometimes it's nice to toggle a single buffer as fullscreen.
</text:p>
      <text:p text:style-name="OrgSrcBlock">(<text:span text:style-name="OrgSrcFontLockKeywordFace">defun</text:span><text:s/><text:span text:style-name="OrgSrcFontLockFunctionNameFace">toggle-maximize-buffer</text:span><text:s/>()<text:s/><text:span text:style-name="OrgSrcFontLockDocFace">"Maximize<text:s/>buffer"</text:span></text:p>
      <text:p text:style-name="OrgSrcBlock"><text:s/><text:s/>(<text:span text:style-name="OrgSrcFontLockKeywordFace">interactive</text:span>)</text:p>
      <text:p text:style-name="OrgSrcBlock"><text:s/><text:s/>(<text:span text:style-name="OrgSrcFontLockKeywordFace">if</text:span><text:s/>(=<text:s/>1<text:s/>(length<text:s/>(window-list)))</text:p>
      <text:p text:style-name="OrgSrcBlock"><text:s/><text:s/><text:s/><text:s/><text:s/><text:s/>(jump-to-register<text:s/>'_)<text:s/></text:p>
      <text:p text:style-name="OrgSrcBlock"><text:s/><text:s/><text:s/><text:s/>(<text:span text:style-name="OrgSrcFontLockKeywordFace">progn</text:span></text:p>
      <text:p text:style-name="OrgSrcBlock"><text:s/><text:s/><text:s/><text:s/><text:s/><text:s/>(window-configuration-to-register<text:s/>'_)</text:p>
      <text:p text:style-name="OrgSrcBlock"><text:s/><text:s/><text:s/><text:s/><text:s/><text:s/>(delete-other-windows))))</text:p>
      <text:p text:style-name="OrgSrcBlockLastLine">(global-set-key<text:s/>(kbd<text:s/><text:span text:style-name="OrgSrcFontLockStringFace">"C-M-f"</text:span>)<text:s/>'toggle-maximize-buffer)</text:p>
      <text:h text:style-name="Heading_20_3" text:outline-level="3" text:is-list-header="false">
<text:bookmark-start text:name="OrgXref.org248761f"/>
<text:bookmark text:name="org248761f"/>window splitting function
<text:bookmark-end text:name="OrgXref.org248761f"/></text:h>
      <text:p text:style-name="Text_20_body">If you split the window into two buffers, follow the new buffer. You make a new one to work in there right?!
</text:p>
      <text:p text:style-name="OrgSrcBlock">(<text:span text:style-name="OrgSrcFontLockKeywordFace">defun</text:span><text:s/><text:span text:style-name="OrgSrcFontLockFunctionNameFace">split-and-follow-horizontally</text:span><text:s/>()</text:p>
      <text:p text:style-name="OrgSrcBlock"><text:s/><text:s/>(<text:span text:style-name="OrgSrcFontLockKeywordFace">interactive</text:span>)</text:p>
      <text:p text:style-name="OrgSrcBlock"><text:s/><text:s/>(split-window-below)</text:p>
      <text:p text:style-name="OrgSrcBlock"><text:s/><text:s/>(balance-windows)</text:p>
      <text:p text:style-name="OrgSrcBlock"><text:s/><text:s/>(other-window<text:s/>1))</text:p>
      <text:p text:style-name="OrgSrcBlock">(global-set-key<text:s/>(kbd<text:s/><text:span text:style-name="OrgSrcFontLockStringFace">"C-x<text:s/>2"</text:span>)<text:s/>'split-and-follow-horizontally)</text:p>
      <text:p text:style-name="OrgSrcBlock"/>
      <text:p text:style-name="OrgSrcBlock">(<text:span text:style-name="OrgSrcFontLockKeywordFace">defun</text:span><text:s/><text:span text:style-name="OrgSrcFontLockFunctionNameFace">split-and-follow-vertically</text:span><text:s/>()</text:p>
      <text:p text:style-name="OrgSrcBlock"><text:s/><text:s/>(<text:span text:style-name="OrgSrcFontLockKeywordFace">interactive</text:span>)</text:p>
      <text:p text:style-name="OrgSrcBlock"><text:s/><text:s/>(split-window-right)</text:p>
      <text:p text:style-name="OrgSrcBlock"><text:s/><text:s/>(balance-windows)</text:p>
      <text:p text:style-name="OrgSrcBlock"><text:s/><text:s/>(other-window<text:s/>1))</text:p>
      <text:p text:style-name="OrgSrcBlockLastLine">(global-set-key<text:s/>(kbd<text:s/><text:span text:style-name="OrgSrcFontLockStringFace">"C-x<text:s/>3"</text:span>)<text:s/>'split-and-follow-vertically)</text:p>
      <text:h text:style-name="Heading_20_2" text:outline-level="2" text:is-list-header="false">
<text:bookmark-start text:name="OrgXref.org56a2257"/>
<text:bookmark text:name="org56a2257"/>Custom functions
<text:bookmark-end text:name="OrgXref.org56a2257"/></text:h>
      <text:h text:style-name="Heading_20_3" text:outline-level="3" text:is-list-header="false">
<text:bookmark-start text:name="OrgXref.org5b7553d"/>
<text:bookmark text:name="org5b7553d"/>Backup files
<text:bookmark-end text:name="OrgXref.org5b7553d"/></text:h>
      <text:p text:style-name="Text_20_body">Here we set where each file is backed up, how many versions of each file is backed
</text:p>
      <text:p text:style-name="OrgSrcBlock">(<text:span text:style-name="OrgSrcFontLockKeywordFace">setq</text:span><text:s/>version-control<text:s/>t<text:s/><text:s/><text:s/><text:s/><text:s/><text:span text:style-name="OrgSrcFontLockCommentDelimiterFace">;;<text:s/></text:span><text:span text:style-name="OrgSrcFontLockCommentFace">Use<text:s/>version<text:s/>numbers<text:s/>for<text:s/>backups.</text:span></text:p>
      <text:p text:style-name="OrgSrcBlock"><text:s/><text:s/><text:s/><text:s/><text:s/><text:s/>kept-new-versions<text:s/>10<text:s/><text:s/><text:span text:style-name="OrgSrcFontLockCommentDelimiterFace">;;<text:s/></text:span><text:span text:style-name="OrgSrcFontLockCommentFace">Number<text:s/>of<text:s/>newest<text:s/>versions<text:s/>to<text:s/>keep.</text:span></text:p>
      <text:p text:style-name="OrgSrcBlock"><text:s/><text:s/><text:s/><text:s/><text:s/><text:s/>kept-old-versions<text:s/>0<text:s/><text:s/><text:s/><text:span text:style-name="OrgSrcFontLockCommentDelimiterFace">;;<text:s/></text:span><text:span text:style-name="OrgSrcFontLockCommentFace">Number<text:s/>of<text:s/>oldest<text:s/>versions<text:s/>to<text:s/>keep.</text:span></text:p>
      <text:p text:style-name="OrgSrcBlock"><text:s/><text:s/><text:s/><text:s/><text:s/><text:s/>delete-old-versions<text:s/>t<text:s/><text:span text:style-name="OrgSrcFontLockCommentDelimiterFace">;;<text:s/></text:span><text:span text:style-name="OrgSrcFontLockCommentFace">Don't<text:s/>ask<text:s/>to<text:s/>delete<text:s/>excess<text:s/>backup<text:s/>versions.</text:span></text:p>
      <text:p text:style-name="OrgSrcBlock"><text:s/><text:s/><text:s/><text:s/><text:s/><text:s/>backup-by-copying<text:s/>t<text:s/><text:s/><text:span text:style-name="OrgSrcFontLockCommentDelimiterFace">;;<text:s/></text:span><text:span text:style-name="OrgSrcFontLockCommentFace">Copy<text:s/>all<text:s/>files,<text:s/>don't<text:s/>rename<text:s/>them.</text:span></text:p>
      <text:p text:style-name="OrgSrcBlock"><text:s/><text:s/><text:s/><text:s/><text:s/><text:s/>auto-save-interval<text:s/>100<text:s/><text:span text:style-name="OrgSrcFontLockCommentDelimiterFace">;;<text:s/></text:span><text:span text:style-name="OrgSrcFontLockCommentFace">Change<text:s/>interval<text:s/>of<text:s/>characters<text:s/>to<text:s/>which<text:s/>auto-save<text:s/>is<text:s/>enabled</text:span></text:p>
      <text:p text:style-name="OrgSrcBlock"><text:s/><text:s/><text:s/><text:s/><text:s/><text:s/>)</text:p>
      <text:p text:style-name="OrgSrcBlock"/>
      <text:p text:style-name="OrgSrcBlock">(<text:span text:style-name="OrgSrcFontLockKeywordFace">setq</text:span><text:s/>vc-make-backup-files<text:s/>t)</text:p>
      <text:p text:style-name="OrgSrcBlock"/>
      <text:p text:style-name="OrgSrcBlock"><text:span text:style-name="OrgSrcFontLockCommentDelimiterFace">;;<text:s/></text:span><text:span text:style-name="OrgSrcFontLockCommentFace">Default<text:s/>and<text:s/>per-save<text:s/>backups<text:s/>go<text:s/>here:</text:span></text:p>
      <text:p text:style-name="OrgSrcBlock">(<text:span text:style-name="OrgSrcFontLockKeywordFace">setq</text:span><text:s/>backup-directory-alist<text:s/>'((<text:span text:style-name="OrgSrcFontLockStringFace">""</text:span><text:s/>.<text:s/><text:span text:style-name="OrgSrcFontLockStringFace">"~/.emacs_test.d/backup/per-save"</text:span>)))</text:p>
      <text:p text:style-name="OrgSrcBlock"/>
      <text:p text:style-name="OrgSrcBlock">(<text:span text:style-name="OrgSrcFontLockKeywordFace">defun</text:span><text:s/><text:span text:style-name="OrgSrcFontLockFunctionNameFace">force-backup-of-buffer</text:span><text:s/>()</text:p>
      <text:p text:style-name="OrgSrcBlock"><text:s/><text:s/><text:span text:style-name="OrgSrcFontLockCommentDelimiterFace">;;<text:s/></text:span><text:span text:style-name="OrgSrcFontLockCommentFace">Make<text:s/>a<text:s/>special<text:s/>"per<text:s/>session"<text:s/>backup<text:s/>at<text:s/>the<text:s/>first<text:s/>save<text:s/>of<text:s/>each</text:span></text:p>
      <text:p text:style-name="OrgSrcBlock"><text:s/><text:s/><text:span text:style-name="OrgSrcFontLockCommentDelimiterFace">;;<text:s/></text:span><text:span text:style-name="OrgSrcFontLockCommentFace">emacs<text:s/>session.</text:span></text:p>
      <text:p text:style-name="OrgSrcBlock"><text:s/><text:s/>(<text:span text:style-name="OrgSrcFontLockKeywordFace">when</text:span><text:s/>(not<text:s/>buffer-backed-up)</text:p>
      <text:p text:style-name="OrgSrcBlock"><text:s/><text:s/><text:s/><text:s/><text:span text:style-name="OrgSrcFontLockCommentDelimiterFace">;;<text:s/></text:span><text:span text:style-name="OrgSrcFontLockCommentFace">Override<text:s/>the<text:s/>default<text:s/>parameters<text:s/>for<text:s/>per-session<text:s/>backups.</text:span></text:p>
      <text:p text:style-name="OrgSrcBlock"><text:s/><text:s/><text:s/><text:s/>(<text:span text:style-name="OrgSrcFontLockKeywordFace">let</text:span><text:s/>((backup-directory-alist<text:s/>'((<text:span text:style-name="OrgSrcFontLockStringFace">""</text:span><text:s/>.<text:s/><text:span text:style-name="OrgSrcFontLockStringFace">"~/.emacs_test.d/backup/per-session"</text:span>)))</text:p>
      <text:p text:style-name="OrgSrcBlock"><text:tab/><text:s/><text:s/>(kept-new-versions<text:s/>3))</text:p>
      <text:p text:style-name="OrgSrcBlock"><text:s/><text:s/><text:s/><text:s/><text:s/><text:s/>(backup-buffer)))</text:p>
      <text:p text:style-name="OrgSrcBlock"><text:s/><text:s/><text:span text:style-name="OrgSrcFontLockCommentDelimiterFace">;;<text:s/></text:span><text:span text:style-name="OrgSrcFontLockCommentFace">Make<text:s/>a<text:s/>"per<text:s/>save"<text:s/>backup<text:s/>on<text:s/>each<text:s/>save.<text:s/><text:s/>The<text:s/>first<text:s/>save<text:s/>results<text:s/>in</text:span></text:p>
      <text:p text:style-name="OrgSrcBlock"><text:s/><text:s/><text:span text:style-name="OrgSrcFontLockCommentDelimiterFace">;;<text:s/></text:span><text:span text:style-name="OrgSrcFontLockCommentFace">both<text:s/>a<text:s/>per-session<text:s/>and<text:s/>a<text:s/>per-save<text:s/>backup,<text:s/>to<text:s/>keep<text:s/>the<text:s/>numbering</text:span></text:p>
      <text:p text:style-name="OrgSrcBlock"><text:s/><text:s/><text:span text:style-name="OrgSrcFontLockCommentDelimiterFace">;;<text:s/></text:span><text:span text:style-name="OrgSrcFontLockCommentFace">of<text:s/>per-save<text:s/>backups<text:s/>consistent.</text:span></text:p>
      <text:p text:style-name="OrgSrcBlock"><text:s/><text:s/>(<text:span text:style-name="OrgSrcFontLockKeywordFace">let</text:span><text:s/>((buffer-backed-up<text:s/>nil))</text:p>
      <text:p text:style-name="OrgSrcBlock"><text:s/><text:s/><text:s/><text:s/>(backup-buffer)))</text:p>
      <text:p text:style-name="OrgSrcBlock"/>
      <text:p text:style-name="OrgSrcBlockLastLine">(add-hook<text:s/>'before-save-hook<text:s/><text:s/>'force-backup-of-buffer)</text:p>
      <text:h text:style-name="Heading_20_3" text:outline-level="3" text:is-list-header="false">
<text:bookmark-start text:name="OrgXref.orgc885efd"/>
<text:bookmark text:name="orgc885efd"/>Edit and reload config
<text:bookmark-end text:name="OrgXref.orgc885efd"/></text:h>
      <text:p text:style-name="Text_20_body">Small function to easily configure and reload the configuration file.
</text:p>
      <text:p text:style-name="OrgSrcBlock">(<text:span text:style-name="OrgSrcFontLockKeywordFace">defun</text:span><text:s/><text:span text:style-name="OrgSrcFontLockFunctionNameFace">config-visit</text:span><text:s/>()</text:p>
      <text:p text:style-name="OrgSrcBlock"><text:s/><text:s/>(<text:span text:style-name="OrgSrcFontLockKeywordFace">interactive</text:span>)</text:p>
      <text:p text:style-name="OrgSrcBlock"><text:s/><text:s/>(find-file<text:s/>emacs-config-org-file))</text:p>
      <text:p text:style-name="OrgSrcBlock"/>
      <text:p text:style-name="OrgSrcBlock">(<text:span text:style-name="OrgSrcFontLockKeywordFace">defun</text:span><text:s/><text:span text:style-name="OrgSrcFontLockFunctionNameFace">config-reload</text:span><text:s/>()</text:p>
      <text:p text:style-name="OrgSrcBlock"><text:s/><text:s/>(<text:span text:style-name="OrgSrcFontLockKeywordFace">interactive</text:span>)</text:p>
      <text:p text:style-name="OrgSrcBlockLastLine"><text:s/><text:s/>(org-babel-load-file<text:s/>(expand-file-name<text:s/>emacs-config-org-file)))</text:p>
      <text:h text:style-name="Heading_20_2" text:outline-level="2" text:is-list-header="false">
<text:bookmark-start text:name="OrgXref.org88aee8b"/>
<text:bookmark text:name="org88aee8b"/>Custom keystrokes
<text:bookmark-end text:name="OrgXref.org88aee8b"/></text:h>
      <text:p text:style-name="Text_20_body">All (most) the custom key combinations that I use regularly.
</text:p>
      <text:p text:style-name="OrgSrcBlock"><text:span text:style-name="OrgSrcFontLockCommentDelimiterFace">;;<text:s/></text:span><text:span text:style-name="OrgSrcFontLockCommentFace">set<text:s/>up<text:s/>my<text:s/>own<text:s/>map<text:s/>for<text:s/>files,<text:s/>folder<text:s/>and<text:s/>windows</text:span></text:p>
      <text:p text:style-name="OrgSrcBlock">(define-prefix-command<text:s/>'z-map)</text:p>
      <text:p text:style-name="OrgSrcBlock">(global-set-key<text:s/>(kbd<text:s/><text:span text:style-name="OrgSrcFontLockStringFace">"C-z"</text:span>)<text:s/>'z-map)</text:p>
      <text:p text:style-name="OrgSrcBlock">(define-key<text:s/>z-map<text:s/>(kbd<text:s/><text:span text:style-name="OrgSrcFontLockStringFace">"a"</text:span>)<text:s/>'org-agenda-show-agenda-and-todo)</text:p>
      <text:p text:style-name="OrgSrcBlock">(define-key<text:s/>z-map<text:s/>(kbd<text:s/><text:span text:style-name="OrgSrcFontLockStringFace">"c"</text:span>)<text:s/>'avy-goto-char)</text:p>
      <text:p text:style-name="OrgSrcBlock">(define-key<text:s/>z-map<text:s/>(kbd<text:s/><text:span text:style-name="OrgSrcFontLockStringFace">"n"</text:span>)<text:s/>'narrow-or-widen-dwim)</text:p>
      <text:p text:style-name="OrgSrcBlock">(define-key<text:s/>z-map<text:s/>(kbd<text:s/><text:span text:style-name="OrgSrcFontLockStringFace">"t"</text:span>)<text:s/>'toggle-transparency)</text:p>
      <text:p text:style-name="OrgSrcBlock">(define-key<text:s/>z-map<text:s/>(kbd<text:s/><text:span text:style-name="OrgSrcFontLockStringFace">"e"</text:span>)<text:s/>'config-visit)</text:p>
      <text:p text:style-name="OrgSrcBlock">(define-key<text:s/>z-map<text:s/>(kbd<text:s/><text:span text:style-name="OrgSrcFontLockStringFace">"r"</text:span>)<text:s/>'config-reload)</text:p>
      <text:p text:style-name="OrgSrcBlock">(define-key<text:s/>z-map<text:s/>(kbd<text:s/><text:span text:style-name="OrgSrcFontLockStringFace">"z"</text:span>)<text:s/>(<text:span text:style-name="OrgSrcFontLockKeywordFace">defun</text:span><text:s/><text:span text:style-name="OrgSrcFontLockFunctionNameFace">zshrcEdit</text:span><text:s/>()<text:s/>(<text:span text:style-name="OrgSrcFontLockKeywordFace">interactive</text:span>)<text:s/>(find-file<text:s/>zshrc-file)))</text:p>
      <text:p text:style-name="OrgSrcBlock">(define-key<text:s/>z-map<text:s/>(kbd<text:s/><text:span text:style-name="OrgSrcFontLockStringFace">"i"</text:span>)<text:s/>(<text:span text:style-name="OrgSrcFontLockKeywordFace">defun</text:span><text:s/><text:span text:style-name="OrgSrcFontLockFunctionNameFace">indexEdit</text:span>()<text:s/>(<text:span text:style-name="OrgSrcFontLockKeywordFace">interactive</text:span>)<text:s/>(find-file<text:s/>index-org-file)))</text:p>
      <text:p text:style-name="OrgSrcBlock">(define-key<text:s/>z-map<text:s/>(kbd<text:s/><text:span text:style-name="OrgSrcFontLockStringFace">"s"</text:span>)<text:s/>(<text:span text:style-name="OrgSrcFontLockKeywordFace">defun</text:span><text:s/><text:span text:style-name="OrgSrcFontLockFunctionNameFace">skhdEdit</text:span>()<text:s/>(<text:span text:style-name="OrgSrcFontLockKeywordFace">interactive</text:span>)<text:s/>(find-file<text:s/>skhdrc-file)))</text:p>
      <text:p text:style-name="OrgSrcBlock">(define-key<text:s/>z-map<text:s/>(kbd<text:s/><text:span text:style-name="OrgSrcFontLockStringFace">"k"</text:span>)<text:s/>(<text:span text:style-name="OrgSrcFontLockKeywordFace">defun</text:span><text:s/><text:span text:style-name="OrgSrcFontLockFunctionNameFace">keyboardEdit</text:span>()<text:s/>(<text:span text:style-name="OrgSrcFontLockKeywordFace">interactive</text:span>)<text:s/>(find-file<text:s/>qmk-keymap-file)))</text:p>
      <text:p text:style-name="OrgSrcBlock">(define-key<text:s/>z-map<text:s/>(kbd<text:s/><text:span text:style-name="OrgSrcFontLockStringFace">"y"</text:span>)<text:s/>(<text:span text:style-name="OrgSrcFontLockKeywordFace">defun</text:span><text:s/><text:span text:style-name="OrgSrcFontLockFunctionNameFace">yabaiEdit</text:span>()<text:s/>(<text:span text:style-name="OrgSrcFontLockKeywordFace">interactive</text:span>)<text:s/>(find-file<text:s/>yabai-file)))</text:p>
      <text:p text:style-name="OrgSrcBlock">(define-key<text:s/>z-map<text:s/>(kbd<text:s/><text:span text:style-name="OrgSrcFontLockStringFace">"q"</text:span>)<text:s/>(<text:span text:style-name="OrgSrcFontLockKeywordFace">defun</text:span><text:s/><text:span text:style-name="OrgSrcFontLockFunctionNameFace">qutebrowserEdit</text:span>()<text:s/>(<text:span text:style-name="OrgSrcFontLockKeywordFace">interactive</text:span>)<text:s/>(find-file<text:s/>qutebrowser-file)))</text:p>
      <text:p text:style-name="OrgSrcBlock">(define-key<text:s/>z-map<text:s/>(kbd<text:s/><text:span text:style-name="OrgSrcFontLockStringFace">"b"</text:span>)<text:s/>(<text:span text:style-name="OrgSrcFontLockKeywordFace">defun</text:span><text:s/><text:span text:style-name="OrgSrcFontLockFunctionNameFace">bibtexEdit</text:span>()<text:s/>(<text:span text:style-name="OrgSrcFontLockKeywordFace">interactive</text:span>)<text:s/>(find-file<text:s/>references-bib-file)))</text:p>
      <text:p text:style-name="OrgSrcBlock">(define-key<text:s/>z-map<text:s/>(kbd<text:s/><text:span text:style-name="OrgSrcFontLockStringFace">"&lt;left&gt;"</text:span>)<text:s/>'shrink-window-horizontally)</text:p>
      <text:p text:style-name="OrgSrcBlock">(define-key<text:s/>z-map<text:s/>(kbd<text:s/><text:span text:style-name="OrgSrcFontLockStringFace">"&lt;right&gt;"</text:span>)<text:s/>'enlarge-window-horizontally)</text:p>
      <text:p text:style-name="OrgSrcBlock">(define-key<text:s/>z-map<text:s/>(kbd<text:s/><text:span text:style-name="OrgSrcFontLockStringFace">"&lt;down&gt;"</text:span>)<text:s/>'shrink-window)</text:p>
      <text:p text:style-name="OrgSrcBlock">(define-key<text:s/>z-map<text:s/>(kbd<text:s/><text:span text:style-name="OrgSrcFontLockStringFace">"&lt;up&gt;"</text:span>)<text:s/>'enlarge-window)</text:p>
      <text:p text:style-name="OrgSrcBlock">(define-key<text:s/>z-map<text:s/>(kbd<text:s/><text:span text:style-name="OrgSrcFontLockStringFace">"C-j"</text:span>)<text:s/>'org-journal-new-entry)<text:s/></text:p>
      <text:p text:style-name="OrgSrcBlock">(define-key<text:s/>z-map<text:s/>(kbd<text:s/><text:span text:style-name="OrgSrcFontLockStringFace">"C-t"</text:span>)<text:s/>'org-journal-today)</text:p>
      <text:p text:style-name="OrgSrcBlock">(define-key<text:s/>z-map<text:s/>(kbd<text:s/><text:span text:style-name="OrgSrcFontLockStringFace">"C-&lt;up&gt;"</text:span>)<text:s/>'buf-move-up)</text:p>
      <text:p text:style-name="OrgSrcBlock">(define-key<text:s/>z-map<text:s/>(kbd<text:s/><text:span text:style-name="OrgSrcFontLockStringFace">"C-&lt;down&gt;"</text:span>)<text:s/>'buf-move-down)</text:p>
      <text:p text:style-name="OrgSrcBlock">(define-key<text:s/>z-map<text:s/>(kbd<text:s/><text:span text:style-name="OrgSrcFontLockStringFace">"C-&lt;left&gt;"</text:span>)<text:s/>'buf-move-left)</text:p>
      <text:p text:style-name="OrgSrcBlock">(define-key<text:s/>z-map<text:s/>(kbd<text:s/><text:span text:style-name="OrgSrcFontLockStringFace">"C-&lt;right&gt;"</text:span>)<text:s/>'buf-move-right)</text:p>
      <text:p text:style-name="OrgSrcBlock"/>
      <text:p text:style-name="OrgSrcBlock"><text:span text:style-name="OrgSrcFontLockCommentDelimiterFace">;;<text:s/></text:span><text:span text:style-name="OrgSrcFontLockCommentFace">ORG<text:s/>extra<text:s/>keybinding</text:span></text:p>
      <text:p text:style-name="OrgSrcBlock"><text:span text:style-name="OrgSrcFontLockCommentDelimiterFace">;;<text:s/></text:span><text:span text:style-name="OrgSrcFontLockCommentFace">Store<text:s/>a<text:s/>reference<text:s/>link<text:s/>to<text:s/>an<text:s/>org<text:s/>mode<text:s/>location</text:span></text:p>
      <text:p text:style-name="OrgSrcBlock">(global-set-key<text:s/>(kbd<text:s/><text:span text:style-name="OrgSrcFontLockStringFace">"C-c<text:s/>l"</text:span>)<text:s/>'org-store-link)</text:p>
      <text:p text:style-name="OrgSrcBlock"/>
      <text:p text:style-name="OrgSrcBlock"><text:span text:style-name="OrgSrcFontLockCommentDelimiterFace">;;<text:s/></text:span><text:span text:style-name="OrgSrcFontLockCommentFace">Add<text:s/>an<text:s/>extra<text:s/>cursor<text:s/>above<text:s/>or<text:s/>below<text:s/>current<text:s/>cursor</text:span></text:p>
      <text:p text:style-name="OrgSrcBlock">(global-set-key<text:s/>(kbd<text:s/><text:span text:style-name="OrgSrcFontLockStringFace">"C-&lt;"</text:span>)<text:s/>'mc/mark-previous-like-this)</text:p>
      <text:p text:style-name="OrgSrcBlock">(global-set-key<text:s/>(kbd<text:s/><text:span text:style-name="OrgSrcFontLockStringFace">"C-&gt;"</text:span>)<text:s/>'mc/mark-next-like-this)</text:p>
      <text:p text:style-name="OrgSrcBlock"/>
      <text:p text:style-name="OrgSrcBlock"><text:span text:style-name="OrgSrcFontLockCommentDelimiterFace">;;<text:s/></text:span><text:span text:style-name="OrgSrcFontLockCommentFace">Remove<text:s/>an<text:s/>extra<text:s/>cursor<text:s/>above<text:s/>or<text:s/>below<text:s/>current<text:s/>cursor</text:span></text:p>
      <text:p text:style-name="OrgSrcBlock">(global-set-key<text:s/>(kbd<text:s/><text:span text:style-name="OrgSrcFontLockStringFace">"C-,"</text:span>)<text:s/>'mc/unmark-previous-like-this)</text:p>
      <text:p text:style-name="OrgSrcBlock">(global-set-key<text:s/>(kbd<text:s/><text:span text:style-name="OrgSrcFontLockStringFace">"C-."</text:span>)<text:s/>'mc/unmark-next-like-this)</text:p>
      <text:p text:style-name="OrgSrcBlock"/>
      <text:p text:style-name="OrgSrcBlock"><text:span text:style-name="OrgSrcFontLockCommentDelimiterFace">;;<text:s/></text:span><text:span text:style-name="OrgSrcFontLockCommentFace">Skip<text:s/>a<text:s/>spot<text:s/>in<text:s/>adding<text:s/>a<text:s/>new<text:s/>cursor<text:s/>above<text:s/>or<text:s/>below</text:span></text:p>
      <text:p text:style-name="OrgSrcBlock">(global-set-key<text:s/>(kbd<text:s/><text:span text:style-name="OrgSrcFontLockStringFace">"C-M-&lt;"</text:span>)<text:s/>'mc/skip-to-previous-like-this)</text:p>
      <text:p text:style-name="OrgSrcBlock">(global-set-key<text:s/>(kbd<text:s/><text:span text:style-name="OrgSrcFontLockStringFace">"C-M-&gt;"</text:span>)<text:s/>'mc/skip-to-next-like-this)</text:p>
      <text:p text:style-name="OrgSrcBlock"/>
      <text:p text:style-name="OrgSrcBlock"><text:span text:style-name="OrgSrcFontLockCommentDelimiterFace">;;<text:s/></text:span><text:span text:style-name="OrgSrcFontLockCommentFace">Mark<text:s/>all<text:s/>entries<text:s/>in<text:s/>current<text:s/>selection<text:s/>(useful<text:s/>if<text:s/>you<text:s/>want<text:s/>to<text:s/>rename<text:s/>a<text:s/>variable<text:s/>in<text:s/>the<text:s/>whole<text:s/>file)</text:span></text:p>
      <text:p text:style-name="OrgSrcBlock">(global-set-key<text:s/>(kbd<text:s/><text:span text:style-name="OrgSrcFontLockStringFace">"C-M-,"</text:span>)<text:s/>'mc/mark-all-like-this)</text:p>
      <text:p text:style-name="OrgSrcBlock"/>
      <text:p text:style-name="OrgSrcBlock"><text:span text:style-name="OrgSrcFontLockCommentDelimiterFace">;;<text:s/></text:span><text:span text:style-name="OrgSrcFontLockCommentFace">Create<text:s/>cursors<text:s/>on<text:s/>every<text:s/>line<text:s/>in<text:s/>selected<text:s/>area</text:span></text:p>
      <text:p text:style-name="OrgSrcBlock">(global-set-key<text:s/>(kbd<text:s/><text:span text:style-name="OrgSrcFontLockStringFace">"C-M-."</text:span>)<text:s/>'mc/edit-lines)</text:p>
      <text:p text:style-name="OrgSrcBlock"/>
      <text:p text:style-name="OrgSrcBlock"><text:span text:style-name="OrgSrcFontLockCommentDelimiterFace">;;<text:s/></text:span><text:span text:style-name="OrgSrcFontLockCommentFace">Insert<text:s/>numbers<text:s/>with<text:s/>increased<text:s/>index<text:s/>for<text:s/>exery<text:s/>cursor<text:s/>(useful<text:s/>for<text:s/>lists)</text:span></text:p>
      <text:p text:style-name="OrgSrcBlock">(global-set-key<text:s/>(kbd<text:s/><text:span text:style-name="OrgSrcFontLockStringFace">"C-;"</text:span>)<text:s/>'mc/insert-numbers)</text:p>
      <text:p text:style-name="OrgSrcBlock"/>
      <text:p text:style-name="OrgSrcBlock"><text:span text:style-name="OrgSrcFontLockCommentDelimiterFace">;;<text:s/></text:span><text:span text:style-name="OrgSrcFontLockCommentFace">Same<text:s/>as<text:s/>numbers<text:s/>but<text:s/>then<text:s/>with<text:s/>letters</text:span></text:p>
      <text:p text:style-name="OrgSrcBlock">(global-set-key<text:s/>(kbd<text:s/><text:span text:style-name="OrgSrcFontLockStringFace">"C-M-;"</text:span>)<text:s/>'mc/insert-letters)</text:p>
      <text:p text:style-name="OrgSrcBlock"/>
      <text:p text:style-name="OrgSrcBlock"><text:span text:style-name="OrgSrcFontLockCommentDelimiterFace">;;<text:s/></text:span><text:span text:style-name="OrgSrcFontLockCommentFace">With<text:s/>control<text:s/>shift<text:s/>and<text:s/>a<text:s/>mouse-click<text:s/>add<text:s/>cursor</text:span></text:p>
      <text:p text:style-name="OrgSrcBlockLastLine">(global-set-key<text:s/>(kbd<text:s/><text:span text:style-name="OrgSrcFontLockStringFace">"C-S-&lt;mouse-1&gt;"</text:span>)<text:s/>'mc/add-cursor-on-click)</text:p>
      <text:h text:style-name="Heading_20_2" text:outline-level="2" text:is-list-header="false">
<text:bookmark-start text:name="OrgXref.org1cbcb84"/>
<text:bookmark text:name="org1cbcb84"/>Exporting
<text:bookmark-end text:name="OrgXref.org1cbcb84"/></text:h>
      <text:h text:style-name="Heading_20_3" text:outline-level="3" text:is-list-header="false">
<text:bookmark-start text:name="OrgXref.orgd7da1dc"/>
<text:bookmark text:name="orgd7da1dc"/>Org to latex blank lines
<text:bookmark-end text:name="OrgXref.orgd7da1dc"/></text:h>
      <text:p text:style-name="Text_20_body">Here we make a small adaption in exporting to latex file. A double newline is translated to a bigskip, thus creating an extra whitespace in the resulting pdf.
</text:p>
      <text:p text:style-name="OrgSrcBlock"><text:span text:style-name="OrgSrcFontLockCommentDelimiterFace">;;<text:s/></text:span><text:span text:style-name="OrgSrcFontLockCommentFace">replace<text:s/>\n\n<text:s/>with<text:s/>bigskip</text:span></text:p>
      <text:p text:style-name="OrgSrcBlock">(<text:span text:style-name="OrgSrcFontLockKeywordFace">defun</text:span><text:s/><text:span text:style-name="OrgSrcFontLockFunctionNameFace">my-replace-double-newline</text:span><text:s/>(backend)</text:p>
      <text:p text:style-name="OrgSrcBlock"><text:s/><text:s/><text:span text:style-name="OrgSrcFontLockDocFace">"replace<text:s/>multiple<text:s/>blank<text:s/>lines<text:s/>with<text:s/>bigskip"</text:span></text:p>
      <text:p text:style-name="OrgSrcBlock"><text:s/><text:s/>(<text:span text:style-name="OrgSrcFontLockKeywordFace">interactive</text:span>)</text:p>
      <text:p text:style-name="OrgSrcBlock"><text:s/><text:s/>(goto-char<text:s/>(point-min))</text:p>
      <text:p text:style-name="OrgSrcBlock"><text:s/><text:s/>(<text:span text:style-name="OrgSrcFontLockKeywordFace">while</text:span><text:s/>(re-search-forward<text:s/><text:span text:style-name="OrgSrcFontLockStringFace">"</text:span><text:span text:style-name="OrgSrcFontLockRegexpGroupingBackslash">\\</text:span><text:span text:style-name="OrgSrcFontLockRegexpGroupingConstruct">(</text:span><text:span text:style-name="OrgSrcFontLockStringFace">^\\s-*$</text:span><text:span text:style-name="OrgSrcFontLockRegexpGroupingBackslash">\\</text:span><text:span text:style-name="OrgSrcFontLockRegexpGroupingConstruct">)</text:span><text:span text:style-name="OrgSrcFontLockStringFace">\n\n+"</text:span><text:s/>nil<text:s/>t)</text:p>
      <text:p text:style-name="OrgSrcBlock"><text:s/><text:s/><text:s/><text:s/>(replace-match<text:s/><text:span text:style-name="OrgSrcFontLockStringFace">"\n#+LATEX:<text:s/>\\par\\vspace{\\baselineskip}\\noindent\n"</text:span><text:s/>nil<text:s/>t)</text:p>
      <text:p text:style-name="OrgSrcBlock"><text:s/><text:s/><text:s/><text:s/><text:span text:style-name="OrgSrcFontLockCommentDelimiterFace">;;</text:span><text:span text:style-name="OrgSrcFontLockCommentFace">(replace-match<text:s/>"\n#+LATEX:<text:s/>\\bigskip\\noindent\n"<text:s/>nil<text:s/>t)</text:span></text:p>
      <text:p text:style-name="OrgSrcBlock"><text:s/><text:s/><text:s/><text:s/>(forward-char<text:s/>1)))</text:p>
      <text:p text:style-name="OrgSrcBlock"/>
      <text:p text:style-name="OrgSrcBlockLastLine">(add-hook<text:s/>'org-export-before-processing-hook<text:s/>'my-replace-double-newline)</text:p>
      <text:h text:style-name="Heading_20_3" text:outline-level="3" text:is-list-header="false">
<text:bookmark-start text:name="OrgXref.org89e94a7"/>
<text:bookmark text:name="org89e94a7"/>Export to word
<text:bookmark-end text:name="OrgXref.org89e94a7"/></text:h>
      <text:p text:style-name="Text_20_body">Make sure that export (C-e) to odt, will be formatted to a .doc document for word.
</text:p>
      <text:p text:style-name="OrgSrcBlock"><text:span text:style-name="OrgSrcFontLockCommentDelimiterFace">;;<text:s/></text:span><text:span text:style-name="OrgSrcFontLockCommentFace">This<text:s/>setup<text:s/>is<text:s/>tested<text:s/>on<text:s/>Emacs<text:s/>24.3<text:s/>&amp;<text:s/>Emacs<text:s/>24.4<text:s/>on<text:s/>Linux/OSX</text:span></text:p>
      <text:p text:style-name="OrgSrcBlock"><text:span text:style-name="OrgSrcFontLockCommentDelimiterFace">;;<text:s/></text:span><text:span text:style-name="OrgSrcFontLockCommentFace">org<text:s/>v7<text:s/>bundled<text:s/>with<text:s/>Emacs<text:s/>24.3</text:span></text:p>
      <text:p text:style-name="OrgSrcBlock">(<text:span text:style-name="OrgSrcFontLockKeywordFace">setq</text:span><text:s/>org-export-odt-preferred-output-format<text:s/><text:span text:style-name="OrgSrcFontLockStringFace">"doc"</text:span>)</text:p>
      <text:p text:style-name="OrgSrcBlock"><text:span text:style-name="OrgSrcFontLockCommentDelimiterFace">;;<text:s/></text:span><text:span text:style-name="OrgSrcFontLockCommentFace">org<text:s/>v8<text:s/>bundled<text:s/>with<text:s/>Emacs<text:s/>24.4</text:span></text:p>
      <text:p text:style-name="OrgSrcBlock">(<text:span text:style-name="OrgSrcFontLockKeywordFace">setq</text:span><text:s/>org-odt-preferred-output-format<text:s/><text:span text:style-name="OrgSrcFontLockStringFace">"doc"</text:span>)</text:p>
      <text:p text:style-name="OrgSrcBlock"><text:span text:style-name="OrgSrcFontLockCommentDelimiterFace">;;<text:s/></text:span><text:span text:style-name="OrgSrcFontLockCommentFace">BTW,<text:s/>you<text:s/>can<text:s/>assign<text:s/>"pdf"<text:s/>in<text:s/>above<text:s/>variables<text:s/>if<text:s/>you<text:s/>prefer<text:s/>PDF<text:s/>format</text:span></text:p>
      <text:p text:style-name="OrgSrcBlock"/>
      <text:p text:style-name="OrgSrcBlock"><text:span text:style-name="OrgSrcFontLockCommentDelimiterFace">;;<text:s/></text:span><text:span text:style-name="OrgSrcFontLockCommentFace">Only<text:s/>OSX<text:s/>need<text:s/>below<text:s/>setup</text:span></text:p>
      <text:p text:style-name="OrgSrcBlock">(<text:span text:style-name="OrgSrcFontLockKeywordFace">defun</text:span><text:s/><text:span text:style-name="OrgSrcFontLockFunctionNameFace">my-setup-odt-org-convert-process</text:span><text:s/>()</text:p>
      <text:p text:style-name="OrgSrcBlock"><text:s/><text:s/>(<text:span text:style-name="OrgSrcFontLockKeywordFace">setq</text:span><text:s/>process-string<text:s/><text:span text:style-name="OrgSrcFontLockStringFace">"/Applications/LibreOffice.app/Contents/MacOS/soffice<text:s/>--headless<text:s/>--convert-to<text:s/>%f%x<text:s/>--outdir<text:s/>%d<text:s/>%i"</text:span>)</text:p>
      <text:p text:style-name="OrgSrcBlock"><text:s/><text:s/>(<text:span text:style-name="OrgSrcFontLockKeywordFace">interactive</text:span>)</text:p>
      <text:p text:style-name="OrgSrcBlock"><text:s/><text:s/>(<text:span text:style-name="OrgSrcFontLockKeywordFace">let</text:span><text:s/>((cmd<text:s/>libre-office-path))</text:p>
      <text:p text:style-name="OrgSrcBlock"><text:s/><text:s/><text:s/><text:s/>(<text:span text:style-name="OrgSrcFontLockKeywordFace">when</text:span><text:s/>(<text:span text:style-name="OrgSrcFontLockKeywordFace">and</text:span><text:s/>(eq<text:s/>system-type<text:s/>'darwin)<text:s/>(file-exists-p<text:s/>cmd))</text:p>
      <text:p text:style-name="OrgSrcBlock"><text:s/><text:s/><text:s/><text:s/><text:s/><text:s/><text:span text:style-name="OrgSrcFontLockCommentDelimiterFace">;;<text:s/></text:span><text:span text:style-name="OrgSrcFontLockCommentFace">org<text:s/>v7</text:span></text:p>
      <text:p text:style-name="OrgSrcBlock"><text:s/><text:s/><text:s/><text:s/><text:s/><text:s/>(<text:span text:style-name="OrgSrcFontLockKeywordFace">setq</text:span><text:s/>org-export-odt-convert-processes<text:s/>'((<text:span text:style-name="OrgSrcFontLockStringFace">"LibreOffice"</text:span><text:s/><text:span text:style-name="OrgSrcFontLockStringFace">"/Applications/LibreOffice.app/Contents/MacOS/soffice<text:s/>--headless<text:s/>--convert-to<text:s/>%f%x<text:s/>--outdir<text:s/>%d<text:s/>%i"</text:span>)))</text:p>
      <text:p text:style-name="OrgSrcBlock"><text:s/><text:s/><text:s/><text:s/><text:s/><text:s/><text:span text:style-name="OrgSrcFontLockCommentDelimiterFace">;;<text:s/></text:span><text:span text:style-name="OrgSrcFontLockCommentFace">org<text:s/>v8</text:span></text:p>
      <text:p text:style-name="OrgSrcBlock"><text:s/><text:s/><text:s/><text:s/><text:s/><text:s/>(<text:span text:style-name="OrgSrcFontLockKeywordFace">setq</text:span><text:s/>org-odt-convert-processes<text:s/>'((<text:span text:style-name="OrgSrcFontLockStringFace">"LibreOffice"</text:span><text:s/><text:s/><text:span text:style-name="OrgSrcFontLockStringFace">"/Applications/LibreOffice.app/Contents/MacOS/soffice<text:s/>--headless<text:s/>--convert-to<text:s/>%f%x<text:s/>--outdir<text:s/>%d<text:s/>%i"</text:span>))))</text:p>
      <text:p text:style-name="OrgSrcBlock"><text:s/><text:s/><text:s/><text:s/>))</text:p>
      <text:p text:style-name="OrgSrcBlockLastLine">(my-setup-odt-org-convert-process)</text:p>
      <text:h text:style-name="Heading_20_3" text:outline-level="3" text:is-list-header="false">
<text:bookmark-start text:name="OrgXref.org8ac7ce5"/>
<text:bookmark text:name="org8ac7ce5"/>Reveal.js
<text:bookmark-end text:name="OrgXref.org8ac7ce5"/></text:h>
      <text:p text:style-name="Text_20_body">Provide the option to export (C-e) an org-file to a reveal presentation.
</text:p>
      <text:p text:style-name="OrgSrcBlock">(<text:span text:style-name="OrgSrcFontLockKeywordFace">use-package</text:span><text:s/><text:span text:style-name="OrgSrcFontLockConstantFace">ox-reveal</text:span></text:p>
      <text:p text:style-name="OrgSrcBlock"><text:span text:style-name="OrgSrcFontLockBuiltinFace">:ensure</text:span><text:s/>ox-reveal)</text:p>
      <text:p text:style-name="OrgSrcBlock">(<text:span text:style-name="OrgSrcFontLockKeywordFace">setq</text:span><text:s/>org-reveal-mathjax<text:s/>t)</text:p>
      <text:p text:style-name="OrgSrcBlockLastLine">(<text:span text:style-name="OrgSrcFontLockKeywordFace">use-package</text:span><text:s/><text:span text:style-name="OrgSrcFontLockConstantFace">htmlize</text:span><text:s/><text:span text:style-name="OrgSrcFontLockBuiltinFace">:ensure</text:span><text:s/>t)</text:p>
      <text:h text:style-name="Heading_20_3" text:outline-level="3" text:is-list-header="false">
<text:bookmark-start text:name="OrgXref.org1b90bcc"/>
<text:bookmark text:name="org1b90bcc"/>Export to subdirectory
<text:bookmark-end text:name="OrgXref.org1b90bcc"/></text:h>
      <text:p text:style-name="OrgSrcBlock">(<text:span text:style-name="OrgSrcFontLockKeywordFace">defun</text:span><text:s/><text:span text:style-name="OrgSrcFontLockFunctionNameFace">org-export-output-file-name-modified</text:span><text:s/>(orig-fun<text:s/>extension<text:s/><text:span text:style-name="OrgSrcFontLockTypeFace">&amp;optional</text:span><text:s/>subtreep<text:s/>pub-dir)</text:p>
      <text:p text:style-name="OrgSrcBlock"><text:s/><text:s/>(<text:span text:style-name="OrgSrcFontLockKeywordFace">unless</text:span><text:s/>pub-dir</text:p>
      <text:p text:style-name="OrgSrcBlock"><text:s/><text:s/><text:s/><text:s/>(<text:span text:style-name="OrgSrcFontLockKeywordFace">setq</text:span><text:s/>pub-dir<text:s/><text:span text:style-name="OrgSrcFontLockStringFace">"exported-org-files"</text:span>)</text:p>
      <text:p text:style-name="OrgSrcBlock"><text:s/><text:s/><text:s/><text:s/>(<text:span text:style-name="OrgSrcFontLockKeywordFace">unless</text:span><text:s/>(file-directory-p<text:s/>pub-dir)</text:p>
      <text:p text:style-name="OrgSrcBlock"><text:s/><text:s/><text:s/><text:s/><text:s/><text:s/>(make-directory<text:s/>pub-dir)))</text:p>
      <text:p text:style-name="OrgSrcBlock"><text:s/><text:s/>(apply<text:s/>orig-fun<text:s/>extension<text:s/>subtreep<text:s/>pub-dir<text:s/>nil))</text:p>
      <text:p text:style-name="OrgSrcBlockLastLine">(advice-add<text:s/>'org-export-output-file-name<text:s/><text:span text:style-name="OrgSrcFontLockBuiltinFace">:around</text:span><text:s/>#'org-export-output-file-name-modified)</text:p>
      <text:h text:style-name="Heading_20_2" text:outline-level="2" text:is-list-header="false">
<text:bookmark-start text:name="OrgXref.orgc6f940f"/>
<text:bookmark text:name="orgc6f940f"/>Gimmicks
<text:bookmark-end text:name="OrgXref.orgc6f940f"/></text:h>
      <text:p text:style-name="Text_20_body">Just some small functions that can be used for (almost) useless things.
</text:p>
      <text:h text:style-name="Heading_20_3" text:outline-level="3" text:is-list-header="false">
<text:bookmark-start text:name="OrgXref.org18ec77d"/>
<text:bookmark text:name="org18ec77d"/>Transparency
<text:bookmark-end text:name="OrgXref.org18ec77d"/></text:h>
      <text:p text:style-name="OrgSrcBlock"><text:span text:style-name="OrgSrcFontLockCommentDelimiterFace">;;</text:span><text:span text:style-name="OrgSrcFontLockCommentFace">(set-frame-parameter<text:s/>(selected-frame)<text:s/>'alpha<text:s/>'(&lt;active&gt;<text:s/>.<text:s/>&lt;inactive&gt;))</text:span></text:p>
      <text:p text:style-name="OrgSrcBlock"><text:span text:style-name="OrgSrcFontLockCommentDelimiterFace">;;</text:span><text:span text:style-name="OrgSrcFontLockCommentFace">(set-frame-parameter<text:s/>(selected-frame)<text:s/>'alpha<text:s/>&lt;both&gt;)</text:span></text:p>
      <text:p text:style-name="OrgSrcBlock">(set-frame-parameter<text:s/>(selected-frame)<text:s/>'alpha<text:s/>'(100<text:s/>.<text:s/>100))</text:p>
      <text:p text:style-name="OrgSrcBlock">(add-to-list<text:s/>'default-frame-alist<text:s/>'(alpha<text:s/>.<text:s/>(100<text:s/>.<text:s/>100)))</text:p>
      <text:p text:style-name="OrgSrcBlock"/>
      <text:p text:style-name="OrgSrcBlock">(<text:span text:style-name="OrgSrcFontLockKeywordFace">defun</text:span><text:s/><text:span text:style-name="OrgSrcFontLockFunctionNameFace">toggle-transparency</text:span><text:s/>()</text:p>
      <text:p text:style-name="OrgSrcBlock"><text:s/><text:s/><text:s/>(<text:span text:style-name="OrgSrcFontLockKeywordFace">interactive</text:span>)</text:p>
      <text:p text:style-name="OrgSrcBlock"><text:s/><text:s/><text:s/>(<text:span text:style-name="OrgSrcFontLockKeywordFace">let</text:span><text:s/>((alpha<text:s/>(frame-parameter<text:s/>nil<text:s/>'alpha)))</text:p>
      <text:p text:style-name="OrgSrcBlock"><text:s/><text:s/><text:s/><text:s/><text:s/>(set-frame-parameter</text:p>
      <text:p text:style-name="OrgSrcBlock"><text:s/><text:s/><text:s/><text:s/><text:s/><text:s/>nil<text:s/>'alpha</text:p>
      <text:p text:style-name="OrgSrcBlock"><text:s/><text:s/><text:s/><text:s/><text:s/><text:s/>(<text:span text:style-name="OrgSrcFontLockKeywordFace">if</text:span><text:s/>(eql<text:s/>(<text:span text:style-name="OrgSrcFontLockKeywordFace">cond</text:span><text:s/>((numberp<text:s/>alpha)<text:s/>alpha)</text:p>
      <text:p text:style-name="OrgSrcBlock"><text:tab/><text:tab/><text:s/><text:s/><text:s/><text:s/><text:s/>((numberp<text:s/>(cdr<text:s/>alpha))<text:s/>(cdr<text:s/>alpha))</text:p>
      <text:p text:style-name="OrgSrcBlock"><text:tab/><text:tab/><text:s/><text:s/><text:s/><text:s/><text:s/><text:span text:style-name="OrgSrcFontLockCommentDelimiterFace">;;<text:s/></text:span><text:span text:style-name="OrgSrcFontLockCommentFace">Also<text:s/>handle<text:s/>undocumented<text:s/>(&lt;active&gt;<text:s/>&lt;inactive&gt;)<text:s/>form.</text:span></text:p>
      <text:p text:style-name="OrgSrcBlock"><text:tab/><text:tab/><text:s/><text:s/><text:s/><text:s/><text:s/>((numberp<text:s/>(cadr<text:s/>alpha))<text:s/>(cadr<text:s/>alpha)))</text:p>
      <text:p text:style-name="OrgSrcBlock"><text:tab/><text:s/><text:s/><text:s/><text:s/><text:s/><text:s/><text:s/>100)</text:p>
      <text:p text:style-name="OrgSrcBlockLastLine"><text:tab/><text:s/><text:s/>'(95<text:s/>.<text:s/>95)<text:s/>'(100<text:s/>.<text:s/>100)))))</text:p>
      <text:h text:style-name="Heading_20_2" text:outline-level="2" text:is-list-header="false">
<text:bookmark-start text:name="OrgXref.org648c7a3"/>
<text:bookmark text:name="org648c7a3"/>Navigation
<text:bookmark-end text:name="OrgXref.org648c7a3"/></text:h>
      <text:h text:style-name="Heading_20_3" text:outline-level="3" text:is-list-header="false">
<text:bookmark-start text:name="OrgXref.orgf6463b0"/>
<text:bookmark text:name="orgf6463b0"/>avy
<text:bookmark-end text:name="OrgXref.orgf6463b0"/></text:h>
      <text:p text:style-name="Text_20_body">Avy is a powerful search package that lets you quickly navigate to wherever in your screen you want to go.
</text:p>
      <text:p text:style-name="OrgSrcBlockLastLine">(<text:span text:style-name="OrgSrcFontLockKeywordFace">use-package</text:span><text:s/><text:span text:style-name="OrgSrcFontLockConstantFace">avy</text:span><text:s/><text:span text:style-name="OrgSrcFontLockBuiltinFace">:ensure</text:span><text:s/>t)</text:p>
      <text:h text:style-name="Heading_20_3" text:outline-level="3" text:is-list-header="false">
<text:bookmark-start text:name="OrgXref.orgc528212"/>
<text:bookmark text:name="orgc528212"/>Multiple Cursors
<text:bookmark-end text:name="OrgXref.orgc528212"/></text:h>
      <text:p text:style-name="Text_20_body">Use multi cursor editing easily. For keybindings, see <text:a xlink:type="simple" xlink:href="#org88aee8b">Custom keystrokes</text:a>.
</text:p>
      <text:p text:style-name="OrgSrcBlockLastLine">(<text:span text:style-name="OrgSrcFontLockKeywordFace">require</text:span><text:s/>'<text:span text:style-name="OrgSrcFontLockConstantFace">multiple-cursors</text:span>)</text:p>
      <text:h text:style-name="Heading_20_2" text:outline-level="2" text:is-list-header="false">
<text:bookmark-start text:name="OrgXref.orge235354"/>
<text:bookmark text:name="orge235354"/>Management - Knowledge
<text:bookmark-end text:name="OrgXref.orge235354"/></text:h>
      <text:h text:style-name="Heading_20_3" text:outline-level="3" text:is-list-header="false">
<text:bookmark-start text:name="OrgXref.org8cd01d6"/>
<text:bookmark text:name="org8cd01d6"/>Citations
<text:bookmark-end text:name="OrgXref.org8cd01d6"/></text:h>
      <text:h text:style-name="Heading_20_3" text:outline-level="3" text:is-list-header="false">
<text:bookmark-start text:name="OrgXref.orgd332d54"/>
<text:bookmark text:name="orgd332d54"/>Org roam
<text:bookmark-end text:name="OrgXref.orgd332d54"/></text:h>
      <text:p text:style-name="Text_20_body">One of the cornerstones of my knowledge management. This is based on Roam research or zettelkasten. 
</text:p>
      <text:p text:style-name="OrgSrcBlock">(<text:span text:style-name="OrgSrcFontLockKeywordFace">use-package</text:span><text:s/><text:span text:style-name="OrgSrcFontLockConstantFace">org-roam</text:span></text:p>
      <text:p text:style-name="OrgSrcBlock"><text:s/><text:s/><text:s/><text:s/><text:s/><text:s/><text:span text:style-name="OrgSrcFontLockBuiltinFace">:ensure</text:span><text:s/>t</text:p>
      <text:p text:style-name="OrgSrcBlock"><text:s/><text:s/><text:s/><text:s/><text:s/><text:s/><text:span text:style-name="OrgSrcFontLockBuiltinFace">:hook</text:span></text:p>
      <text:p text:style-name="OrgSrcBlock"><text:s/><text:s/><text:s/><text:s/><text:s/><text:s/>(after-init<text:s/>.<text:s/>org-roam-mode)</text:p>
      <text:p text:style-name="OrgSrcBlock"><text:s/><text:s/><text:s/><text:s/><text:s/><text:s/><text:span text:style-name="OrgSrcFontLockBuiltinFace">:custom</text:span></text:p>
      <text:p text:style-name="OrgSrcBlock"><text:s/><text:s/><text:s/><text:s/><text:s/><text:s/>(org-roam-directory<text:s/><text:s/>roamnotes-path)</text:p>
      <text:p text:style-name="OrgSrcBlock"><text:s/><text:s/><text:s/><text:s/><text:s/><text:s/>(org-roam-db-location<text:s/>roam-db-path)</text:p>
      <text:p text:style-name="OrgSrcBlock"><text:s/><text:s/><text:s/><text:s/><text:s/><text:s/><text:span text:style-name="OrgSrcFontLockBuiltinFace">:bind</text:span><text:s/>(<text:span text:style-name="OrgSrcFontLockBuiltinFace">:map</text:span><text:s/>org-roam-mode-map</text:p>
      <text:p text:style-name="OrgSrcBlock"><text:tab/><text:s/><text:s/><text:s/><text:s/><text:s/><text:s/>((<text:span text:style-name="OrgSrcFontLockStringFace">"C-c<text:s/>n<text:s/>l"</text:span><text:s/>.<text:s/>org-roam)<text:s/><text:s/><text:s/><text:s/><text:s/><text:s/><text:s/><text:s/><text:s/><text:s/><text:s/><text:s/><text:s/><text:s/><text:s/><text:s/><text:s/><text:s/><text:s/><text:s/><text:s/><text:s/><text:s/><text:s/><text:s/><text:s/><text:span text:style-name="OrgSrcFontLockCommentDelimiterFace">;;<text:s/></text:span><text:span text:style-name="OrgSrcFontLockCommentFace">Show<text:s/>backlinks<text:s/>in<text:s/>an<text:s/>extra<text:s/>buffer<text:s/>on<text:s/>the<text:s/>left</text:span></text:p>
      <text:p text:style-name="OrgSrcBlock"><text:tab/><text:s/><text:s/><text:s/><text:s/><text:s/><text:s/><text:s/>(<text:span text:style-name="OrgSrcFontLockStringFace">"C-c<text:s/>n<text:s/>f"</text:span><text:s/>.<text:s/>orb-find-non-ref-file)<text:s/><text:s/><text:s/><text:s/><text:s/><text:s/><text:s/><text:s/><text:s/><text:s/><text:s/><text:s/><text:s/><text:span text:style-name="OrgSrcFontLockCommentDelimiterFace">;;<text:s/></text:span><text:span text:style-name="OrgSrcFontLockCommentFace">Find<text:s/>your<text:s/>notes<text:s/>easily<text:s/>through<text:s/>the<text:s/>database</text:span></text:p>
      <text:p text:style-name="OrgSrcBlock"><text:tab/><text:s/><text:s/><text:s/><text:s/><text:s/><text:s/><text:s/>(<text:span text:style-name="OrgSrcFontLockStringFace">"C-c<text:s/>n<text:s/>g"</text:span><text:s/>.<text:s/>org-roam-graph-show))<text:s/><text:s/><text:s/><text:s/><text:s/><text:s/><text:s/><text:s/><text:s/><text:s/><text:s/><text:s/><text:s/><text:s/><text:span text:style-name="OrgSrcFontLockCommentDelimiterFace">;;<text:s/></text:span><text:span text:style-name="OrgSrcFontLockCommentFace">Show<text:s/>your<text:s/>knowledge-base<text:s/>in<text:s/>graph<text:s/>shape</text:span></text:p>
      <text:p text:style-name="OrgSrcBlock"><text:tab/><text:s/><text:s/><text:s/><text:s/><text:s/><text:s/><text:span text:style-name="OrgSrcFontLockBuiltinFace">:map</text:span><text:s/>org-mode-map</text:p>
      <text:p text:style-name="OrgSrcBlock"><text:tab/><text:s/><text:s/><text:s/><text:s/><text:s/><text:s/>((<text:span text:style-name="OrgSrcFontLockStringFace">"C-c<text:s/>n<text:s/>i"</text:span><text:s/>.<text:s/>orb-insert-non-ref))<text:s/><text:s/><text:s/><text:s/><text:s/><text:s/><text:s/><text:s/><text:s/><text:s/><text:s/><text:s/><text:s/><text:s/><text:s/><text:span text:style-name="OrgSrcFontLockCommentDelimiterFace">;;<text:s/></text:span><text:span text:style-name="OrgSrcFontLockCommentFace">Insert<text:s/>a<text:s/>link<text:s/>to<text:s/>a<text:s/>note</text:span></text:p>
      <text:p text:style-name="OrgSrcBlock"><text:tab/><text:s/><text:s/><text:s/><text:s/><text:s/><text:s/>((<text:span text:style-name="OrgSrcFontLockStringFace">"C-c<text:s/>n<text:s/>I"</text:span><text:s/>.<text:s/>org-roam-insert-immediate))))<text:s/><text:s/><text:s/><text:s/><text:s/><text:s/><text:span text:style-name="OrgSrcFontLockCommentDelimiterFace">;;<text:s/></text:span><text:span text:style-name="OrgSrcFontLockCommentFace">Same<text:s/>as<text:s/>previous</text:span></text:p>
      <text:p text:style-name="OrgSrcBlock"/>
      <text:p text:style-name="OrgSrcBlock">(<text:span text:style-name="OrgSrcFontLockKeywordFace">setq</text:span><text:s/>org-roam-capture-templates</text:p>
      <text:p text:style-name="OrgSrcBlock"><text:s/><text:s/><text:s/><text:s/><text:s/><text:s/>'(</text:p>
      <text:p text:style-name="OrgSrcBlock"><text:tab/><text:span text:style-name="OrgSrcFontLockCommentDelimiterFace">;;<text:s/></text:span><text:span text:style-name="OrgSrcFontLockCommentFace">Alle<text:s/>informatie<text:s/>met<text:s/>referenties<text:s/>naar<text:s/>waar<text:s/>ik<text:s/>het<text:s/>vandaan<text:s/>heb.<text:s/>Dit<text:s/>wordt<text:s/>het<text:s/>grootste<text:s/>deel<text:s/>die<text:s/>concepten<text:s/>uitlegt<text:s/>met<text:s/>referenties<text:s/>naar<text:s/>snippets.</text:span></text:p>
      <text:p text:style-name="OrgSrcBlock"><text:tab/>(<text:span text:style-name="OrgSrcFontLockStringFace">"k"</text:span><text:s/><text:span text:style-name="OrgSrcFontLockStringFace">"Knowledge<text:s/>base"</text:span><text:s/>plain<text:s/>(<text:span text:style-name="OrgSrcFontLockKeywordFace">function</text:span><text:s/>org-roam--capture-get-point)</text:p>
      <text:p text:style-name="OrgSrcBlock"><text:tab/><text:span text:style-name="OrgSrcFontLockStringFace">"%?"</text:span></text:p>
      <text:p text:style-name="OrgSrcBlock"><text:tab/><text:span text:style-name="OrgSrcFontLockBuiltinFace">:file-name</text:span><text:s/><text:span text:style-name="OrgSrcFontLockStringFace">"knowledge_base/%&lt;%Y%m%d%H%M%S&gt;-${slug}"</text:span></text:p>
      <text:p text:style-name="OrgSrcBlock"><text:tab/><text:span text:style-name="OrgSrcFontLockBuiltinFace">:head</text:span><text:s/><text:span text:style-name="OrgSrcFontLockStringFace">"#+title:<text:s/>${title}\n\n-<text:s/>tags<text:s/>::<text:s/>[[file:20200729175519-knowledge_base.org][Knowledge<text:s/>base]]\n\n*<text:s/>"</text:span></text:p>
      <text:p text:style-name="OrgSrcBlock"><text:tab/><text:span text:style-name="OrgSrcFontLockBuiltinFace">:unnarrowed</text:span><text:s/>t)</text:p>
      <text:p text:style-name="OrgSrcBlock"/>
      <text:p text:style-name="OrgSrcBlock"><text:tab/><text:span text:style-name="OrgSrcFontLockCommentDelimiterFace">;;<text:s/></text:span><text:span text:style-name="OrgSrcFontLockCommentFace">Hier<text:s/>staat<text:s/>alle<text:s/>informatie<text:s/>over<text:s/>mensen<text:s/>die<text:s/>ik<text:s/>ken;<text:s/>waar<text:s/>ik<text:s/>ze<text:s/>van<text:s/>ken,<text:s/>waar<text:s/>ze<text:s/>goed<text:s/>in<text:s/>zijn,<text:s/>verjaardag,<text:s/>etc.<text:s/>Dit<text:s/>functioneert<text:s/>als<text:s/>basis<text:s/>waar<text:s/>ik<text:s/>naar<text:s/>kan<text:s/>refereren<text:s/>als<text:s/>ik<text:s/>hulp<text:s/>nodig<text:s/>heb<text:s/>van<text:s/>iemand<text:s/>en<text:s/>ook<text:s/>voor<text:s/>leuk<text:s/>dat<text:s/>ik<text:s/>kan<text:s/>terug<text:s/>zien<text:s/>wat<text:s/>ik<text:s/>met<text:s/>die<text:s/>persoon<text:s/>heb<text:s/>gedaan<text:s/>vanuit<text:s/>de<text:s/>org-journal<text:s/>folder.</text:span></text:p>
      <text:p text:style-name="OrgSrcBlock"><text:tab/>(<text:span text:style-name="OrgSrcFontLockStringFace">"p"</text:span><text:s/><text:span text:style-name="OrgSrcFontLockStringFace">"Personal"</text:span><text:s/>plain<text:s/>(<text:span text:style-name="OrgSrcFontLockKeywordFace">function</text:span><text:s/>org-roam--capture-get-point)</text:p>
      <text:p text:style-name="OrgSrcBlock"><text:tab/><text:s/><text:s/><text:span text:style-name="OrgSrcFontLockStringFace">"%?"</text:span></text:p>
      <text:p text:style-name="OrgSrcBlock"><text:tab/><text:s/><text:s/><text:span text:style-name="OrgSrcFontLockBuiltinFace">:file-name</text:span><text:s/><text:span text:style-name="OrgSrcFontLockStringFace">"personal/%&lt;%Y%m%d%H%M%S&gt;-${slug}"</text:span></text:p>
      <text:p text:style-name="OrgSrcBlock"><text:tab/><text:s/><text:s/><text:span text:style-name="OrgSrcFontLockBuiltinFace">:head</text:span><text:s/><text:span text:style-name="OrgSrcFontLockStringFace">"#+title:<text:s/>${title}\n\n-<text:s/>tags<text:s/>::<text:s/><text:s/>[[file:20200729175551-personal.org][personal]]\n-<text:s/>birthday<text:s/>::<text:s/>\n-<text:s/>Contact\n<text:s/><text:s/>-<text:s/>Phonenumber<text:s/>::<text:s/>\n<text:s/><text:s/>-<text:s/>Email<text:s/>::<text:s/>\n\n*<text:s/>"</text:span></text:p>
      <text:p text:style-name="OrgSrcBlock"><text:tab/><text:s/><text:s/><text:span text:style-name="OrgSrcFontLockBuiltinFace">:unnarrowed</text:span><text:s/>t)</text:p>
      <text:p text:style-name="OrgSrcBlock"/>
      <text:p text:style-name="OrgSrcBlock"><text:tab/><text:span text:style-name="OrgSrcFontLockCommentDelimiterFace">;;<text:s/></text:span><text:span text:style-name="OrgSrcFontLockCommentFace">Hier<text:s/>komen<text:s/>alle<text:s/>interessante<text:s/>ideeën<text:s/>die<text:s/>niet<text:s/>perse<text:s/>met<text:s/>literatuur<text:s/>versterkt<text:s/>worden,<text:s/>niet<text:s/>goed<text:s/>uitgewerkt<text:s/>zijn<text:s/>of<text:s/>simpelweg<text:s/>een<text:s/>interessante<text:s/>notion<text:s/>is<text:s/>waar<text:s/>ik<text:s/>later<text:s/>iets<text:s/>mee<text:s/>kan.</text:span></text:p>
      <text:p text:style-name="OrgSrcBlock"><text:tab/>(<text:span text:style-name="OrgSrcFontLockStringFace">"i"</text:span><text:s/><text:span text:style-name="OrgSrcFontLockStringFace">"Ideas"</text:span><text:s/>plain<text:s/>(<text:span text:style-name="OrgSrcFontLockKeywordFace">function</text:span><text:s/>org-roam--capture-get-point)</text:p>
      <text:p text:style-name="OrgSrcBlock"><text:tab/><text:s/><text:s/><text:span text:style-name="OrgSrcFontLockStringFace">"%?"</text:span></text:p>
      <text:p text:style-name="OrgSrcBlock"><text:tab/><text:s/><text:s/><text:span text:style-name="OrgSrcFontLockBuiltinFace">:file-name</text:span><text:s/><text:span text:style-name="OrgSrcFontLockStringFace">"ideas/%&lt;%Y%m%d%H%M%S&gt;-${slug}"</text:span></text:p>
      <text:p text:style-name="OrgSrcBlock"><text:tab/><text:s/><text:s/><text:span text:style-name="OrgSrcFontLockBuiltinFace">:head</text:span><text:s/><text:span text:style-name="OrgSrcFontLockStringFace">"#+title:<text:s/>${title}\n\n-<text:s/>tags<text:s/>::<text:s/>[[file:20200729175615-ideas.org][Ideas]]\n\n*<text:s/>"</text:span></text:p>
      <text:p text:style-name="OrgSrcBlock"><text:tab/><text:s/><text:s/><text:span text:style-name="OrgSrcFontLockBuiltinFace">:unnarrowed</text:span><text:s/>t)</text:p>
      <text:p text:style-name="OrgSrcBlock"/>
      <text:p text:style-name="OrgSrcBlock"><text:tab/><text:span text:style-name="OrgSrcFontLockCommentDelimiterFace">;;<text:s/></text:span><text:span text:style-name="OrgSrcFontLockCommentFace">Alle<text:s/>volledig<text:s/>uitgewerkte<text:s/>papers,<text:s/>blog<text:s/>posts,<text:s/>werken<text:s/>die<text:s/>ik<text:s/>doe<text:s/>(nog<text:s/>even<text:s/>nadenken<text:s/>of<text:s/>dit<text:s/>privé<text:s/>moet<text:s/>of<text:s/>niet,<text:s/>denk<text:s/>het<text:s/>wel<text:s/>want<text:s/>publicaties<text:s/>en<text:s/>protocols<text:s/>etc)</text:span></text:p>
      <text:p text:style-name="OrgSrcBlock"><text:tab/>(<text:span text:style-name="OrgSrcFontLockStringFace">"a"</text:span><text:s/><text:span text:style-name="OrgSrcFontLockStringFace">"Papers<text:s/>and<text:s/>Articles"</text:span><text:s/>plain<text:s/>(<text:span text:style-name="OrgSrcFontLockKeywordFace">function</text:span><text:s/>org-roam--capture-get-point)</text:p>
      <text:p text:style-name="OrgSrcBlock"><text:tab/><text:s/><text:s/><text:span text:style-name="OrgSrcFontLockStringFace">"%?"</text:span></text:p>
      <text:p text:style-name="OrgSrcBlock"><text:tab/><text:s/><text:s/><text:span text:style-name="OrgSrcFontLockBuiltinFace">:file-name</text:span><text:s/><text:span text:style-name="OrgSrcFontLockStringFace">"papers_and_articles/%&lt;%Y%m%d%H%M%S&gt;-${slug}"</text:span></text:p>
      <text:p text:style-name="OrgSrcBlock"><text:tab/><text:s/><text:s/><text:span text:style-name="OrgSrcFontLockBuiltinFace">:head</text:span><text:s/><text:span text:style-name="OrgSrcFontLockStringFace">"#+title:<text:s/>${title}\n\n-<text:s/>tags<text:s/>::<text:s/>[[file:20200729175758-papers_and_articles.org][papers_and_articles]]\n\n*<text:s/>"</text:span></text:p>
      <text:p text:style-name="OrgSrcBlock"><text:tab/><text:s/><text:s/><text:span text:style-name="OrgSrcFontLockBuiltinFace">:unnarrowed</text:span><text:s/>t)</text:p>
      <text:p text:style-name="OrgSrcBlock"/>
      <text:p text:style-name="OrgSrcBlock"><text:tab/><text:span text:style-name="OrgSrcFontLockCommentDelimiterFace">;;<text:s/></text:span><text:span text:style-name="OrgSrcFontLockCommentFace">Alle<text:s/>volledig<text:s/>uitgewerkte<text:s/>papers,<text:s/>blog<text:s/>posts,<text:s/>werken<text:s/>die<text:s/>ik<text:s/>doe<text:s/>(nog<text:s/>even<text:s/>nadenken<text:s/>of<text:s/>dit<text:s/>privé<text:s/>moet<text:s/>of<text:s/>niet,<text:s/>denk<text:s/>het<text:s/>wel<text:s/>want<text:s/>publicaties<text:s/>en<text:s/>protocols<text:s/>etc)</text:span></text:p>
      <text:p text:style-name="OrgSrcBlock"><text:tab/>(<text:span text:style-name="OrgSrcFontLockStringFace">"w"</text:span><text:s/><text:span text:style-name="OrgSrcFontLockStringFace">"Work"</text:span><text:s/>plain<text:s/>(<text:span text:style-name="OrgSrcFontLockKeywordFace">function</text:span><text:s/>org-roam--capture-get-point)</text:p>
      <text:p text:style-name="OrgSrcBlock"><text:tab/><text:s/><text:s/><text:span text:style-name="OrgSrcFontLockStringFace">"%?"</text:span></text:p>
      <text:p text:style-name="OrgSrcBlock"><text:tab/><text:s/><text:s/><text:span text:style-name="OrgSrcFontLockBuiltinFace">:file-name</text:span><text:s/><text:span text:style-name="OrgSrcFontLockStringFace">"work/%&lt;%Y%m%d%H%M%S&gt;-${slug}"</text:span></text:p>
      <text:p text:style-name="OrgSrcBlock"><text:tab/><text:s/><text:s/><text:span text:style-name="OrgSrcFontLockBuiltinFace">:head</text:span><text:s/><text:span text:style-name="OrgSrcFontLockStringFace">"#+title:<text:s/>${title}\n\n-<text:s/>tags<text:s/>::<text:s/>[[file:20200902142233-work.org][work]]\n\n*<text:s/>"</text:span></text:p>
      <text:p text:style-name="OrgSrcBlock"><text:tab/><text:s/><text:s/><text:span text:style-name="OrgSrcFontLockBuiltinFace">:unnarrowed</text:span><text:s/>t)</text:p>
      <text:p text:style-name="OrgSrcBlock"/>
      <text:p text:style-name="OrgSrcBlock"><text:tab/><text:span text:style-name="OrgSrcFontLockCommentDelimiterFace">;;<text:s/></text:span><text:span text:style-name="OrgSrcFontLockCommentFace">Hier<text:s/>staan,<text:s/>labelled<text:s/>per<text:s/>programmeer<text:s/>taal<text:s/>en<text:s/>functie<text:s/>(optimization,<text:s/>plotting,<text:s/>etc.),<text:s/>de<text:s/>snippets<text:s/>voor<text:s/>bepaalde<text:s/>methodes,<text:s/>wiskundige<text:s/>formules<text:s/>die<text:s/>uitgeprogrammeerd<text:s/>zijn<text:s/>etc.</text:span></text:p>
      <text:p text:style-name="OrgSrcBlock"><text:tab/>(<text:span text:style-name="OrgSrcFontLockStringFace">"s"</text:span><text:s/><text:span text:style-name="OrgSrcFontLockStringFace">"Snippets"</text:span><text:s/>plain<text:s/>(<text:span text:style-name="OrgSrcFontLockKeywordFace">function</text:span><text:s/>org-roam--capture-get-point)</text:p>
      <text:p text:style-name="OrgSrcBlock"><text:tab/><text:s/><text:s/><text:span text:style-name="OrgSrcFontLockStringFace">"%?"</text:span></text:p>
      <text:p text:style-name="OrgSrcBlock"><text:tab/><text:s/><text:s/><text:span text:style-name="OrgSrcFontLockBuiltinFace">:file-name</text:span><text:s/><text:span text:style-name="OrgSrcFontLockStringFace">"snippets/%&lt;%Y%m%d%H%M%S&gt;-${slug}"</text:span></text:p>
      <text:p text:style-name="OrgSrcBlock"><text:tab/><text:s/><text:s/><text:span text:style-name="OrgSrcFontLockBuiltinFace">:head</text:span><text:s/><text:span text:style-name="OrgSrcFontLockStringFace">"#+title:<text:s/>${title}\n\n-<text:s/>tags<text:s/>::<text:s/>[[file:20200729175823-snippets.org][snippets]]\n\n*<text:s/>"</text:span></text:p>
      <text:p text:style-name="OrgSrcBlock"><text:tab/><text:s/><text:s/><text:span text:style-name="OrgSrcFontLockBuiltinFace">:unnarrowed</text:span><text:s/>t)</text:p>
      <text:p text:style-name="OrgSrcBlock"><text:tab/>)</text:p>
      <text:p text:style-name="OrgSrcBlock"><text:s/><text:s/><text:s/><text:s/><text:s/><text:s/>)</text:p>
      <text:p text:style-name="OrgSrcBlock"/>
      <text:p text:style-name="OrgSrcBlock"><text:span text:style-name="OrgSrcFontLockCommentDelimiterFace">;;<text:s/></text:span><text:span text:style-name="OrgSrcFontLockCommentFace">On<text:s/>search<text:s/>for<text:s/>notes,<text:s/>prepend<text:s/>its<text:s/>respective<text:s/>directory<text:s/>name</text:span></text:p>
      <text:p text:style-name="OrgSrcBlockLastLine">(<text:span text:style-name="OrgSrcFontLockKeywordFace">setq</text:span><text:s/>org-roam-tag-sources<text:s/>'(prop<text:s/>last-directory))</text:p>
      <text:h text:style-name="Heading_20_2" text:outline-level="2" text:is-list-header="false">
<text:bookmark-start text:name="OrgXref.org4bebc4d"/>
<text:bookmark text:name="org4bebc4d"/>Management - Workflow/project
<text:bookmark-end text:name="OrgXref.org4bebc4d"/></text:h>
      <text:h text:style-name="Heading_20_3" text:outline-level="3" text:is-list-header="false">
<text:bookmark-start text:name="OrgXref.orgf5a1893"/>
<text:bookmark text:name="orgf5a1893"/>Tags
<text:bookmark-end text:name="OrgXref.orgf5a1893"/></text:h>
      <text:p text:style-name="OrgSrcBlock">(<text:span text:style-name="OrgSrcFontLockKeywordFace">setq</text:span><text:s/>org-tag-alist<text:s/>'((<text:span text:style-name="OrgSrcFontLockStringFace">"@short"</text:span><text:s/>.<text:s/>?s)<text:s/>(<text:span text:style-name="OrgSrcFontLockStringFace">"@medium"</text:span><text:s/>.<text:s/>?m)<text:s/>(<text:span text:style-name="OrgSrcFontLockStringFace">"@long"</text:span><text:s/>.<text:s/>?l)<text:s/>(<text:span text:style-name="OrgSrcFontLockStringFace">"@very<text:s/>long"</text:span><text:s/>.<text:s/>?v)</text:p>
      <text:p text:style-name="OrgSrcBlock"><text:tab/><text:tab/><text:s/><text:s/><text:s/><text:s/><text:s/><text:s/>(<text:span text:style-name="OrgSrcFontLockStringFace">"@write"</text:span><text:s/>.<text:s/>?w)<text:s/>(<text:span text:style-name="OrgSrcFontLockStringFace">"@read"</text:span><text:s/>.<text:s/>?r)<text:s/>(<text:span text:style-name="OrgSrcFontLockStringFace">"@code"</text:span><text:s/>.<text:s/>?c)<text:s/>(<text:span text:style-name="OrgSrcFontLockStringFace">"@email"</text:span><text:s/>.<text:s/>?e)<text:s/>(<text:span text:style-name="OrgSrcFontLockStringFace">"@bellen"</text:span><text:s/>.<text:s/>?b)</text:p>
      <text:p text:style-name="OrgSrcBlockLastLine"><text:tab/><text:tab/><text:s/><text:s/><text:s/><text:s/><text:s/><text:s/>(<text:span text:style-name="OrgSrcFontLockStringFace">"@kopen"</text:span><text:s/>.<text:s/>?k)<text:s/>(<text:span text:style-name="OrgSrcFontLockStringFace">"@terugbetalen"</text:span><text:s/>.<text:s/>?t)<text:s/>(<text:span text:style-name="OrgSrcFontLockStringFace">"@gaan"</text:span><text:s/>.<text:s/>?g)))</text:p>
      <text:h text:style-name="Heading_20_3" text:outline-level="3" text:is-list-header="false">
<text:bookmark-start text:name="OrgXref.org8248605"/>
<text:bookmark text:name="org8248605"/>Org Journal
<text:bookmark-end text:name="OrgXref.org8248605"/></text:h>
      <text:p text:style-name="Text_20_body">A big part of my workflow. In the beginning of each day I create a journal entry that uses org-journal to take all my current TODOs to the new day. The new entry is filled with org-journal-file-header-func as a template, carries over all elements that are defined in org-journal-carryover-items and puts them under the TODO header.
</text:p>
      <text:p text:style-name="OrgSrcBlock">(<text:span text:style-name="OrgSrcFontLockKeywordFace">use-package</text:span><text:s/><text:span text:style-name="OrgSrcFontLockConstantFace">org-journal</text:span></text:p>
      <text:p text:style-name="OrgSrcBlock"><text:s/><text:s/><text:span text:style-name="OrgSrcFontLockBuiltinFace">:ensure</text:span><text:s/>t</text:p>
      <text:p text:style-name="OrgSrcBlock"><text:s/><text:s/><text:span text:style-name="OrgSrcFontLockBuiltinFace">:defer</text:span><text:s/>t</text:p>
      <text:p text:style-name="OrgSrcBlock"><text:s/><text:s/><text:span text:style-name="OrgSrcFontLockBuiltinFace">:config</text:span></text:p>
      <text:p text:style-name="OrgSrcBlock"><text:s/><text:s/>(<text:span text:style-name="OrgSrcFontLockKeywordFace">setq</text:span><text:s/>org-journal-dir<text:s/>org-journal-path</text:p>
      <text:p text:style-name="OrgSrcBlock"><text:tab/>org-journal-enable-agenda-integration<text:s/>t</text:p>
      <text:p text:style-name="OrgSrcBlock"><text:tab/>org-journal-date-prefix<text:s/><text:span text:style-name="OrgSrcFontLockStringFace">"#+TITLE:<text:s/>"</text:span></text:p>
      <text:p text:style-name="OrgSrcBlock"><text:tab/>org-journal-file-format<text:s/><text:span text:style-name="OrgSrcFontLockStringFace">"%Y-%m-%d.org"</text:span></text:p>
      <text:p text:style-name="OrgSrcBlock"><text:tab/>org-journal-date-format<text:s/><text:span text:style-name="OrgSrcFontLockStringFace">"%A,<text:s/>%d<text:s/>%B<text:s/>%Y"</text:span>))</text:p>
      <text:p text:style-name="OrgSrcBlock"/>
      <text:p text:style-name="OrgSrcBlock">(<text:span text:style-name="OrgSrcFontLockKeywordFace">setq</text:span><text:s/>org-journal-carryover-items<text:s/><text:span text:style-name="OrgSrcFontLockStringFace">"TODO=\"TODO\"|TODO=\"DOING\"|TODO=\"WAITING\"|TODO=\"FLEETING\"|TODO=\"LONGTERM\""</text:span>)</text:p>
      <text:p text:style-name="OrgSrcBlock"/>
      <text:p text:style-name="OrgSrcBlock">(<text:span text:style-name="OrgSrcFontLockKeywordFace">defun</text:span><text:s/><text:span text:style-name="OrgSrcFontLockFunctionNameFace">org-journal-file-header-func</text:span><text:s/>(time)</text:p>
      <text:p text:style-name="OrgSrcBlock"><text:s/><text:s/><text:span text:style-name="OrgSrcFontLockDocFace">"Custom<text:s/>function<text:s/>to<text:s/>create<text:s/>journal<text:s/>header."</text:span></text:p>
      <text:p text:style-name="OrgSrcBlock"><text:s/><text:s/>(concat</text:p>
      <text:p text:style-name="OrgSrcBlock"><text:s/><text:s/><text:s/><text:s/>(<text:span text:style-name="OrgSrcFontLockKeywordFace">pcase</text:span><text:s/>org-journal-file-type</text:p>
      <text:p text:style-name="OrgSrcBlock"><text:s/><text:s/><text:s/><text:s/><text:s/><text:s/>(`daily<text:s/>(concat<text:s/><text:span text:style-name="OrgSrcFontLockStringFace">"#+TITLE:<text:s/>"</text:span><text:s/>(format-time-string<text:s/>org-journal-date-format<text:s/>time)<text:s/><text:span text:style-name="OrgSrcFontLockStringFace">"\n#+STARTUP:<text:s/>folded\n*<text:s/>Tags<text:s/>and<text:s/>resources\n-<text:s/>tags<text:s/>::<text:s/>\n-<text:s/>resources<text:s/>::\n*<text:s/>TODOS\n"</text:span>)))))</text:p>
      <text:p text:style-name="OrgSrcBlock"/>
      <text:p text:style-name="OrgSrcBlock">(<text:span text:style-name="OrgSrcFontLockKeywordFace">setq</text:span><text:s/>org-journal-file-header<text:s/>'org-journal-file-header-func)</text:p>
      <text:p text:style-name="OrgSrcBlock"/>
      <text:p text:style-name="OrgSrcBlock">(<text:span text:style-name="OrgSrcFontLockKeywordFace">require</text:span><text:s/>'<text:span text:style-name="OrgSrcFontLockConstantFace">org-journal</text:span>)</text:p>
      <text:p text:style-name="OrgSrcBlock"/>
      <text:p text:style-name="OrgSrcBlock">(<text:span text:style-name="OrgSrcFontLockKeywordFace">defun</text:span><text:s/><text:span text:style-name="OrgSrcFontLockFunctionNameFace">org-journal-find-location</text:span><text:s/>()</text:p>
      <text:p text:style-name="OrgSrcBlock"><text:s/><text:s/><text:span text:style-name="OrgSrcFontLockCommentDelimiterFace">;;<text:s/></text:span><text:span text:style-name="OrgSrcFontLockCommentFace">Open<text:s/>today's<text:s/>journal,<text:s/>but<text:s/>specify<text:s/>a<text:s/>non-nil<text:s/>prefix<text:s/>argument<text:s/>in<text:s/>order<text:s/>to</text:span></text:p>
      <text:p text:style-name="OrgSrcBlock"><text:s/><text:s/><text:span text:style-name="OrgSrcFontLockCommentDelimiterFace">;;<text:s/></text:span><text:span text:style-name="OrgSrcFontLockCommentFace">inhibit<text:s/>inserting<text:s/>the<text:s/>heading;<text:s/>org-capture<text:s/>will<text:s/>insert<text:s/>the<text:s/>heading.</text:span></text:p>
      <text:p text:style-name="OrgSrcBlock"><text:s/><text:s/>(org-journal-new-entry<text:s/>t)</text:p>
      <text:p text:style-name="OrgSrcBlock"><text:s/><text:s/><text:span text:style-name="OrgSrcFontLockCommentDelimiterFace">;;<text:s/></text:span><text:span text:style-name="OrgSrcFontLockCommentFace">Position<text:s/>point<text:s/>on<text:s/>the<text:s/>journal's<text:s/>top-level<text:s/>heading<text:s/>so<text:s/>that<text:s/>org-capture</text:span></text:p>
      <text:p text:style-name="OrgSrcBlock"><text:s/><text:s/><text:span text:style-name="OrgSrcFontLockCommentDelimiterFace">;;<text:s/></text:span><text:span text:style-name="OrgSrcFontLockCommentFace">will<text:s/>add<text:s/>the<text:s/>new<text:s/>entry<text:s/>as<text:s/>a<text:s/>child<text:s/>entry.</text:span></text:p>
      <text:p text:style-name="OrgSrcBlock"><text:s/><text:s/>(goto-char<text:s/>(point-min)))</text:p>
      <text:p text:style-name="OrgSrcBlock"/>
      <text:p text:style-name="OrgSrcBlock">(<text:span text:style-name="OrgSrcFontLockKeywordFace">defun</text:span><text:s/><text:span text:style-name="OrgSrcFontLockFunctionNameFace">org-journal-save-entry-and-exit</text:span>()</text:p>
      <text:p text:style-name="OrgSrcBlock"><text:s/><text:s/><text:span text:style-name="OrgSrcFontLockDocFace">"Simple<text:s/>convenience<text:s/>function.</text:span></text:p>
      <text:p text:style-name="OrgSrcBlock"><text:span text:style-name="OrgSrcFontLockDocFace"><text:s/><text:s/>Saves<text:s/>the<text:s/>buffer<text:s/>of<text:s/>the<text:s/>current<text:s/>day's<text:s/>entry<text:s/>and<text:s/>kills<text:s/>the<text:s/>window</text:span></text:p>
      <text:p text:style-name="OrgSrcBlock"><text:span text:style-name="OrgSrcFontLockDocFace"><text:s/><text:s/>Similar<text:s/>to<text:s/>org-capture<text:s/>like<text:s/>behavior"</text:span></text:p>
      <text:p text:style-name="OrgSrcBlock"><text:s/><text:s/>(<text:span text:style-name="OrgSrcFontLockKeywordFace">interactive</text:span>)</text:p>
      <text:p text:style-name="OrgSrcBlock"><text:s/><text:s/>(save-buffer)</text:p>
      <text:p text:style-name="OrgSrcBlock"><text:s/><text:s/>(kill-buffer-and-window))</text:p>
      <text:p text:style-name="OrgSrcBlock">(define-key<text:s/>org-journal-mode-map<text:s/>(kbd<text:s/><text:span text:style-name="OrgSrcFontLockStringFace">"C-x<text:s/>C-s"</text:span>)<text:s/>'org-journal-save-entry-and-exit)</text:p>
      <text:p text:style-name="OrgSrcBlock"/>
      <text:p text:style-name="OrgSrcBlock">(<text:span text:style-name="OrgSrcFontLockKeywordFace">defun</text:span><text:s/><text:span text:style-name="OrgSrcFontLockFunctionNameFace">org-journal-today</text:span><text:s/>()</text:p>
      <text:p text:style-name="OrgSrcBlock"><text:s/><text:s/><text:s/><text:s/>(<text:span text:style-name="OrgSrcFontLockKeywordFace">interactive</text:span>)</text:p>
      <text:p text:style-name="OrgSrcBlockLastLine"><text:s/><text:s/><text:s/><text:s/>(org-journal-new-entry<text:s/>t))</text:p>
      <text:h text:style-name="Heading_20_2" text:outline-level="2" text:is-list-header="false">
<text:bookmark-start text:name="OrgXref.org1d812d5"/>
<text:bookmark text:name="org1d812d5"/>Org
<text:bookmark-end text:name="OrgXref.org1d812d5"/></text:h>
      <text:h text:style-name="Heading_20_3" text:outline-level="3" text:is-list-header="false">
<text:bookmark-start text:name="OrgXref.org469e2bc"/>
<text:bookmark text:name="org469e2bc"/>Org-bullets
<text:bookmark-end text:name="OrgXref.org469e2bc"/></text:h>
      <text:p text:style-name="Text_20_body">Small package that makes the org hierachy a little bit more appealing. The stars are changed into icons for example.
</text:p>
      <text:p text:style-name="OrgSrcBlock">(<text:span text:style-name="OrgSrcFontLockKeywordFace">use-package</text:span><text:s/><text:span text:style-name="OrgSrcFontLockConstantFace">org-bullets</text:span></text:p>
      <text:p text:style-name="OrgSrcBlock"><text:s/><text:s/><text:span text:style-name="OrgSrcFontLockBuiltinFace">:ensure</text:span><text:s/>t</text:p>
      <text:p text:style-name="OrgSrcBlock"><text:s/><text:s/><text:span text:style-name="OrgSrcFontLockBuiltinFace">:config</text:span></text:p>
      <text:p text:style-name="OrgSrcBlockLastLine"><text:s/><text:s/>(add-hook<text:s/>'org-mode-hook<text:s/>(<text:span text:style-name="OrgSrcFontLockKeywordFace">lambda</text:span><text:s/>()<text:s/>(org-bullets-mode))))</text:p>
      <text:h text:style-name="Heading_20_3" text:outline-level="3" text:is-list-header="false">
<text:bookmark-start text:name="OrgXref.org2691d82"/>
<text:bookmark text:name="org2691d82"/>Writing improvements
<text:bookmark-end text:name="OrgXref.org2691d82"/></text:h>
      <text:p text:style-name="Text_20_body">Some of the adjustments are <text:span text:style-name="Bold">stolen</text:span> from <text:a xlink:type="simple" xlink:href="https://explog.in/notes/writingsetup.html">this guy</text:a>. It mainly revolves around using screenspace efficiently instead of randomly adding whitespace, or not displaying whitespace where there actually is whitespace.
</text:p>
      <text:p text:style-name="OrgSrcBlock">(<text:span text:style-name="OrgSrcFontLockKeywordFace">setq</text:span><text:s/>org-indent-indentation-per-level<text:s/>1)<text:s/><text:s/><text:s/><text:s/><text:s/><text:s/><text:s/><text:s/><text:s/><text:s/><text:s/><text:s/><text:s/><text:span text:style-name="OrgSrcFontLockCommentDelimiterFace">;;<text:s/></text:span><text:span text:style-name="OrgSrcFontLockCommentFace">Shorten<text:s/>the<text:s/>space<text:s/>on<text:s/>the<text:s/>left<text:s/>side<text:s/>with<text:s/>org<text:s/>headers</text:span></text:p>
      <text:p text:style-name="OrgSrcBlock">(<text:span text:style-name="OrgSrcFontLockKeywordFace">setq</text:span><text:s/>org-adapt-indentation<text:s/>nil)<text:s/><text:s/><text:s/><text:s/><text:s/><text:s/><text:s/><text:s/><text:s/><text:s/><text:s/><text:s/><text:s/><text:s/><text:s/><text:s/><text:s/><text:s/><text:s/><text:s/><text:s/><text:s/><text:span text:style-name="OrgSrcFontLockCommentDelimiterFace">;;<text:s/></text:span><text:span text:style-name="OrgSrcFontLockCommentFace">Adapt<text:s/>indentation<text:s/>to<text:s/>outline<text:s/>node<text:s/>level.<text:s/>Set<text:s/>to<text:s/>nill<text:s/>as<text:s/>it<text:s/>takes<text:s/>up<text:s/>space.</text:span></text:p>
      <text:p text:style-name="OrgSrcBlock">(<text:span text:style-name="OrgSrcFontLockKeywordFace">setq</text:span><text:s/>org-hide-emphasis-markers<text:s/>t)<text:s/><text:s/><text:s/><text:s/><text:s/><text:s/><text:s/><text:s/><text:s/><text:s/><text:s/><text:s/><text:s/><text:s/><text:s/><text:s/><text:s/><text:s/><text:s/><text:s/><text:span text:style-name="OrgSrcFontLockCommentDelimiterFace">;;<text:s/></text:span><text:span text:style-name="OrgSrcFontLockCommentFace">When<text:s/>making<text:s/>something<text:s/>bold<text:s/>*Hallo*,<text:s/>hide<text:s/>stars.<text:s/>Goes<text:s/>for<text:s/>all<text:s/>emphasis<text:s/>markers.</text:span></text:p>
      <text:p text:style-name="OrgSrcBlock">(<text:span text:style-name="OrgSrcFontLockKeywordFace">setq</text:span><text:s/>org-cycle-separator-lines<text:s/>1)<text:s/><text:s/><text:s/><text:s/><text:s/><text:s/><text:s/><text:s/><text:s/><text:s/><text:s/><text:s/><text:s/><text:s/><text:s/><text:s/><text:s/><text:s/><text:s/><text:s/><text:span text:style-name="OrgSrcFontLockCommentDelimiterFace">;;<text:s/></text:span><text:span text:style-name="OrgSrcFontLockCommentFace">Leave<text:s/>a<text:s/>single<text:s/>empty<text:s/>line<text:s/>between<text:s/>headers<text:s/>if<text:s/>there<text:s/>is<text:s/>one.<text:s/>Otherwise<text:s/>leave<text:s/>no<text:s/>room<text:s/>or<text:s/>make<text:s/>the<text:s/>empty<text:s/>lines<text:s/>belong<text:s/>to<text:s/>the<text:s/>previous<text:s/>header.</text:span></text:p>
      <text:p text:style-name="OrgSrcBlock">(<text:span text:style-name="OrgSrcFontLockKeywordFace">setq</text:span><text:s/>org-hide-leading-stars<text:s/>'t)<text:s/><text:s/><text:s/><text:s/><text:s/><text:s/><text:s/><text:s/><text:s/><text:s/><text:s/><text:s/><text:s/><text:s/><text:s/><text:s/><text:s/><text:s/><text:s/><text:s/><text:s/><text:s/><text:span text:style-name="OrgSrcFontLockCommentDelimiterFace">;;<text:s/></text:span><text:span text:style-name="OrgSrcFontLockCommentFace">Hide<text:s/>the<text:s/>extra<text:s/>stars<text:s/>in<text:s/>front<text:s/>of<text:s/>a<text:s/>header<text:s/>(org-bullet<text:s/>displays<text:s/>nicer,<text:s/>but<text:s/>why<text:s/>add<text:s/>extra<text:s/>package)</text:span></text:p>
      <text:p text:style-name="OrgSrcBlock">(customize-set-variable<text:s/>'org-blank-before-new-entry<text:s/></text:p>
      <text:p text:style-name="OrgSrcBlock"><text:tab/><text:tab/><text:tab/>'((heading<text:s/>.<text:s/>nil)</text:p>
      <text:p text:style-name="OrgSrcBlockLastLine"><text:tab/><text:tab/><text:tab/><text:s/><text:s/>(plain-list-item<text:s/>.<text:s/>nil)))<text:s/><text:s/><text:s/><text:span text:style-name="OrgSrcFontLockCommentDelimiterFace">;;<text:s/></text:span><text:span text:style-name="OrgSrcFontLockCommentFace">Dont<text:s/>randomly<text:s/>remove<text:s/>newlines<text:s/>below<text:s/>headers</text:span></text:p>
      <text:h text:style-name="Heading_20_3" text:outline-level="3" text:is-list-header="false">
<text:bookmark-start text:name="OrgXref.org5b36b93"/>
<text:bookmark text:name="org5b36b93"/>Org Capture
<text:bookmark-end text:name="OrgXref.org5b36b93"/></text:h>
      <text:p text:style-name="Text_20_body">Org capture makes creating a template from org a little easier. It creates a new file in which a function can be called and the template will be inserted.
</text:p>
      <text:p text:style-name="OrgSrcBlock">(global-set-key<text:s/>(kbd<text:s/><text:span text:style-name="OrgSrcFontLockStringFace">"C-c<text:s/>c"</text:span>)</text:p>
      <text:p text:style-name="OrgSrcBlock"><text:tab/><text:tab/>'org-capture)</text:p>
      <text:p text:style-name="OrgSrcBlock"/>
      <text:p text:style-name="OrgSrcBlock">(<text:span text:style-name="OrgSrcFontLockKeywordFace">setq</text:span><text:s/>org-capture-templates<text:s/>'((<text:span text:style-name="OrgSrcFontLockStringFace">"j"</text:span><text:s/><text:span text:style-name="OrgSrcFontLockStringFace">"Journal<text:s/>entry"</text:span><text:s/>entry<text:s/>(<text:span text:style-name="OrgSrcFontLockKeywordFace">function</text:span><text:s/>org-journal-find-location)</text:p>
      <text:p text:style-name="OrgSrcBlockLastLine"><text:tab/><text:tab/><text:tab/><text:s/><text:s/><text:s/><text:s/><text:s/><text:s/><text:s/><text:span text:style-name="OrgSrcFontLockStringFace">"*<text:s/>Day<text:s/>journal\n**<text:s/>%(format-time-string<text:s/>org-journal-time-format)%?"</text:span>)))</text:p>
      <text:h text:style-name="Heading_20_3" text:outline-level="3" text:is-list-header="false">
<text:bookmark-start text:name="OrgXref.org98d7ba2"/>
<text:bookmark text:name="org98d7ba2"/>Image size
<text:bookmark-end text:name="OrgXref.org98d7ba2"/></text:h>
      <text:p text:style-name="Text_20_body">Make standard size for org images. Otherwise they can become gigantic!
</text:p>
      <text:p text:style-name="OrgSrcBlockLastLine">(<text:span text:style-name="OrgSrcFontLockKeywordFace">setq</text:span><text:s/>org-image-actual-width<text:s/>600)</text:p>
      <text:h text:style-name="Heading_20_2" text:outline-level="2" text:is-list-header="false">
<text:bookmark-start text:name="OrgXref.org3ac6cf3"/>
<text:bookmark text:name="org3ac6cf3"/>Standards (minor modes and minor improvements)
<text:bookmark-end text:name="OrgXref.org3ac6cf3"/></text:h>
      <text:h text:style-name="Heading_20_3" text:outline-level="3" text:is-list-header="false">
<text:bookmark-start text:name="OrgXref.orgc84610b"/>
<text:bookmark text:name="orgc84610b"/>Alter annoying defaults
<text:bookmark-end text:name="OrgXref.orgc84610b"/></text:h>
      <text:p text:style-name="Text_20_body">Small defaults to be changed as minor improvements. The changes are summarized next to it.
</text:p>
      <text:p text:style-name="OrgSrcBlock">(<text:span text:style-name="OrgSrcFontLockKeywordFace">setq</text:span><text:s/>save-interprogram-paste-before-kill<text:s/>t)<text:s/><text:span text:style-name="OrgSrcFontLockCommentDelimiterFace">;;<text:s/></text:span><text:span text:style-name="OrgSrcFontLockCommentFace">Perpetuates<text:s/>system<text:s/>clipboard</text:span></text:p>
      <text:p text:style-name="OrgSrcBlock">(<text:span text:style-name="OrgSrcFontLockKeywordFace">setq</text:span><text:s/>scroll-conservatively<text:s/>1)<text:s/><text:s/><text:s/><text:s/><text:s/><text:s/><text:span text:style-name="OrgSrcFontLockCommentDelimiterFace">;;<text:s/></text:span><text:span text:style-name="OrgSrcFontLockCommentFace">Keep<text:s/>from<text:s/>making<text:s/>huge<text:s/>jumps<text:s/>when<text:s/>scrolling</text:span></text:p>
      <text:p text:style-name="OrgSrcBlock">(<text:span text:style-name="OrgSrcFontLockKeywordFace">setq</text:span><text:s/>ring-bell-function<text:s/>'ignore)<text:s/><text:s/><text:s/><text:span text:style-name="OrgSrcFontLockCommentDelimiterFace">;;<text:s/></text:span><text:span text:style-name="OrgSrcFontLockCommentFace">Unable<text:s/>annoying<text:s/>sounds</text:span></text:p>
      <text:p text:style-name="OrgSrcBlock">(<text:span text:style-name="OrgSrcFontLockKeywordFace">setq</text:span><text:s/>visible-bell<text:s/>1)<text:s/><text:s/><text:s/><text:s/><text:s/><text:s/><text:s/><text:s/><text:s/><text:s/><text:s/><text:s/><text:s/><text:s/><text:s/><text:span text:style-name="OrgSrcFontLockCommentDelimiterFace">;;<text:s/></text:span><text:span text:style-name="OrgSrcFontLockCommentFace">disable<text:s/>annoying<text:s/>windows<text:s/>sound</text:span></text:p>
      <text:p text:style-name="OrgSrcBlock">(<text:span text:style-name="OrgSrcFontLockKeywordFace">setq</text:span><text:s/>inhibit-startup-message<text:s/>t)<text:s/><text:s/><text:s/><text:s/><text:span text:style-name="OrgSrcFontLockCommentDelimiterFace">;;<text:s/></text:span><text:span text:style-name="OrgSrcFontLockCommentFace">Hide<text:s/>the<text:s/>startup<text:s/>message</text:span></text:p>
      <text:p text:style-name="OrgSrcBlock">(<text:span text:style-name="OrgSrcFontLockKeywordFace">setq</text:span><text:s/>display-time-24hr-format<text:s/>t)<text:s/><text:s/><text:s/><text:span text:style-name="OrgSrcFontLockCommentDelimiterFace">;;<text:s/></text:span><text:span text:style-name="OrgSrcFontLockCommentFace">Format<text:s/>clock</text:span></text:p>
      <text:p text:style-name="OrgSrcBlock">(<text:span text:style-name="OrgSrcFontLockKeywordFace">setq-default</text:span><text:s/>display-line-numbers<text:s/>'relative)<text:s/><text:span text:style-name="OrgSrcFontLockCommentDelimiterFace">;;<text:s/></text:span><text:span text:style-name="OrgSrcFontLockCommentFace">Setting<text:s/>the<text:s/>line<text:s/>numbers</text:span></text:p>
      <text:p text:style-name="OrgSrcBlock">(<text:span text:style-name="OrgSrcFontLockKeywordFace">when</text:span><text:s/>window-system<text:s/>(global-hl-line-mode<text:s/>t))<text:s/><text:span text:style-name="OrgSrcFontLockCommentDelimiterFace">;;<text:s/></text:span><text:span text:style-name="OrgSrcFontLockCommentFace">Get<text:s/>a<text:s/>current<text:s/>line<text:s/>shadow<text:s/>in<text:s/>IDE</text:span></text:p>
      <text:p text:style-name="OrgSrcBlockLastLine">(<text:span text:style-name="OrgSrcFontLockKeywordFace">defalias</text:span><text:s/>'<text:span text:style-name="OrgSrcFontLockFunctionNameFace">yes-or-no-p</text:span><text:s/>'y-or-n-p)<text:s/><text:s/><text:s/><text:span text:style-name="OrgSrcFontLockCommentDelimiterFace">;;<text:s/></text:span><text:span text:style-name="OrgSrcFontLockCommentFace">Replace<text:s/>yes<text:s/>questions<text:s/>to<text:s/>y</text:span></text:p>
      <text:h text:style-name="Heading_20_3" text:outline-level="3" text:is-list-header="false">
<text:bookmark-start text:name="OrgXref.org5926197"/>
<text:bookmark text:name="org5926197"/>Hungry-delete
<text:bookmark-end text:name="OrgXref.org5926197"/></text:h>
      <text:p text:style-name="Text_20_body">Deletes all whitespace with a single delete of backspace.
</text:p>
      <text:p text:style-name="OrgSrcBlock">(<text:span text:style-name="OrgSrcFontLockKeywordFace">use-package</text:span><text:s/><text:span text:style-name="OrgSrcFontLockConstantFace">hungry-delete</text:span></text:p>
      <text:p text:style-name="OrgSrcBlock"><text:s/><text:s/><text:span text:style-name="OrgSrcFontLockBuiltinFace">:ensure</text:span><text:s/>t</text:p>
      <text:p text:style-name="OrgSrcBlockLastLine"><text:s/><text:s/><text:span text:style-name="OrgSrcFontLockBuiltinFace">:config</text:span><text:s/>(global-hungry-delete-mode))</text:p>
      <text:h text:style-name="Heading_20_3" text:outline-level="3" text:is-list-header="false">
<text:bookmark-start text:name="OrgXref.org910a62a"/>
<text:bookmark text:name="org910a62a"/>Minor modes
<text:bookmark-end text:name="OrgXref.org910a62a"/></text:h>
      <text:p text:style-name="Text_20_body">Some minor modes that are turned on or off. Next to each, a short description is given of what it changes.
</text:p>
      <text:p text:style-name="OrgSrcBlock">(tool-bar-mode<text:s/>-1)<text:s/><text:s/><text:s/><text:s/><text:s/><text:s/><text:s/><text:s/><text:s/><text:s/><text:s/><text:s/><text:s/><text:s/><text:s/><text:s/><text:s/><text:s/><text:span text:style-name="OrgSrcFontLockCommentDelimiterFace">;;<text:s/></text:span><text:span text:style-name="OrgSrcFontLockCommentFace">Get<text:s/>rid<text:s/>of<text:s/>tool-bar</text:span></text:p>
      <text:p text:style-name="OrgSrcBlock">(menu-bar-mode<text:s/>-1)<text:s/><text:s/><text:s/><text:s/><text:s/><text:s/><text:s/><text:s/><text:s/><text:s/><text:s/><text:s/><text:s/><text:s/><text:s/><text:s/><text:s/><text:s/><text:span text:style-name="OrgSrcFontLockCommentDelimiterFace">;;<text:s/></text:span><text:span text:style-name="OrgSrcFontLockCommentFace">Git<text:s/>rid<text:s/>of<text:s/>menu</text:span></text:p>
      <text:p text:style-name="OrgSrcBlock">(scroll-bar-mode<text:s/>-1)<text:s/><text:s/><text:s/><text:s/><text:s/><text:s/><text:s/><text:s/><text:s/><text:s/><text:s/><text:s/><text:s/><text:s/><text:s/><text:s/><text:span text:style-name="OrgSrcFontLockCommentDelimiterFace">;;<text:s/></text:span><text:span text:style-name="OrgSrcFontLockCommentFace">Get<text:s/>rid<text:s/>of<text:s/>scroll-bar</text:span></text:p>
      <text:p text:style-name="OrgSrcBlock">(global-auto-revert-mode<text:s/>1)<text:s/><text:s/><text:s/><text:s/><text:s/><text:s/><text:s/><text:s/><text:s/><text:span text:style-name="OrgSrcFontLockCommentDelimiterFace">;;<text:s/></text:span><text:span text:style-name="OrgSrcFontLockCommentFace">Make<text:s/>sure<text:s/>that<text:s/>you're<text:s/>always<text:s/>looking<text:s/>at<text:s/>the<text:s/>latest<text:s/>version<text:s/>of<text:s/>a<text:s/>file.<text:s/>Change<text:s/>file<text:s/>when<text:s/>changed<text:s/>on<text:s/>disk</text:span></text:p>
      <text:p text:style-name="OrgSrcBlock">(delete-selection-mode<text:s/>1)<text:s/><text:s/><text:s/><text:s/><text:s/><text:s/><text:s/><text:s/><text:s/><text:s/><text:s/><text:span text:style-name="OrgSrcFontLockCommentDelimiterFace">;;<text:s/></text:span><text:span text:style-name="OrgSrcFontLockCommentFace">Remove<text:s/>text<text:s/>from<text:s/>selection<text:s/>instead<text:s/>of<text:s/>just<text:s/>inserting<text:s/>text</text:span></text:p>
      <text:p text:style-name="OrgSrcBlock">(display-time-mode<text:s/>1)<text:s/><text:s/><text:s/><text:s/><text:s/><text:s/><text:s/><text:s/><text:s/><text:s/><text:s/><text:s/><text:s/><text:s/><text:s/><text:span text:style-name="OrgSrcFontLockCommentDelimiterFace">;;<text:s/></text:span><text:span text:style-name="OrgSrcFontLockCommentFace">Set<text:s/>clock<text:s/>on<text:s/>lower<text:s/>right<text:s/>side</text:span></text:p>
      <text:p text:style-name="OrgSrcBlock">(electric-pair-mode<text:s/>t)<text:s/><text:s/><text:s/><text:s/><text:s/><text:s/><text:s/><text:s/><text:s/><text:s/><text:s/><text:s/><text:s/><text:s/><text:span text:style-name="OrgSrcFontLockCommentDelimiterFace">;;<text:s/></text:span><text:span text:style-name="OrgSrcFontLockCommentFace">Enable<text:s/>electric<text:s/>pair<text:s/>mode.<text:s/>It<text:s/>autocompletes<text:s/>certain<text:s/>pairs.<text:s/>E.g.,<text:s/>(),<text:s/>{},<text:s/>[],<text:s/>&lt;&gt;</text:span></text:p>
      <text:p text:style-name="OrgSrcBlock">(global-subword-mode<text:s/>1)<text:s/><text:s/><text:s/><text:s/><text:s/><text:s/><text:s/><text:s/><text:s/><text:s/><text:s/><text:s/><text:s/><text:span text:style-name="OrgSrcFontLockCommentDelimiterFace">;;<text:s/></text:span><text:span text:style-name="OrgSrcFontLockCommentFace">Cause<text:s/>M-f<text:s/>to<text:s/>move<text:s/>forward<text:s/>per<text:s/>capitalization<text:s/>within<text:s/>a<text:s/>word.<text:s/>E.g.,<text:s/>weStopAtEveryCapital</text:span></text:p>
      <text:p text:style-name="OrgSrcBlockLastLine">(visual-line-mode<text:s/>1)<text:s/><text:s/><text:s/><text:s/><text:s/><text:s/><text:s/><text:s/><text:s/><text:s/><text:s/><text:s/><text:s/><text:s/><text:s/><text:s/><text:span text:style-name="OrgSrcFontLockCommentDelimiterFace">;;<text:s/></text:span><text:span text:style-name="OrgSrcFontLockCommentFace">Make<text:s/>sure<text:s/>that<text:s/>lines<text:s/>do<text:s/>not<text:s/>disapear<text:s/>at<text:s/>the<text:s/>right<text:s/>side<text:s/>of<text:s/>the<text:s/>screen<text:s/>but<text:s/>wrap<text:s/>around</text:span></text:p>
      <text:h text:style-name="Heading_20_3" text:outline-level="3" text:is-list-header="false">
<text:bookmark-start text:name="OrgXref.orgcf24b6f"/>
<text:bookmark text:name="orgcf24b6f"/>Popup kill-ring
<text:bookmark-end text:name="OrgXref.orgcf24b6f"/></text:h>
      <text:p text:style-name="Text_20_body">Show options out of the kill ring instead of cycling through each option.
</text:p>
      <text:p text:style-name="OrgSrcBlock">(<text:span text:style-name="OrgSrcFontLockKeywordFace">use-package</text:span><text:s/><text:span text:style-name="OrgSrcFontLockConstantFace">popup-kill-ring</text:span></text:p>
      <text:p text:style-name="OrgSrcBlock"><text:s/><text:s/><text:span text:style-name="OrgSrcFontLockBuiltinFace">:ensure</text:span><text:s/>t</text:p>
      <text:p text:style-name="OrgSrcBlockLastLine"><text:s/><text:s/><text:span text:style-name="OrgSrcFontLockBuiltinFace">:bind</text:span><text:s/>(<text:span text:style-name="OrgSrcFontLockStringFace">"M-y"</text:span><text:s/>.<text:s/>popup-kill-ring))</text:p>
      <text:h text:style-name="Heading_20_3" text:outline-level="3" text:is-list-header="false">
<text:bookmark-start text:name="OrgXref.org40acec3"/>
<text:bookmark text:name="org40acec3"/>Which key
<text:bookmark-end text:name="OrgXref.org40acec3"/></text:h>
      <text:p text:style-name="Text_20_body">Provides options for keystrokes. Super useful!
</text:p>
      <text:p text:style-name="OrgSrcBlock">(<text:span text:style-name="OrgSrcFontLockKeywordFace">use-package</text:span><text:s/><text:span text:style-name="OrgSrcFontLockConstantFace">which-key</text:span></text:p>
      <text:p text:style-name="OrgSrcBlock"><text:s/><text:s/><text:span text:style-name="OrgSrcFontLockBuiltinFace">:ensure</text:span><text:s/>t</text:p>
      <text:p text:style-name="OrgSrcBlock"><text:s/><text:s/><text:span text:style-name="OrgSrcFontLockBuiltinFace">:init</text:span></text:p>
      <text:p text:style-name="OrgSrcBlockLastLine"><text:s/><text:s/>(which-key-mode))</text:p>
      <text:h text:style-name="Heading_20_3" text:outline-level="3" text:is-list-header="false">
<text:bookmark-start text:name="OrgXref.org4c9af5a"/>
<text:bookmark text:name="org4c9af5a"/>TODOS
<text:bookmark-end text:name="OrgXref.org4c9af5a"/></text:h>
      <text:p text:style-name="OrgSrcBlock">(<text:span text:style-name="OrgSrcFontLockKeywordFace">setq</text:span><text:s/>org-todo-keyword-faces</text:p>
      <text:p text:style-name="OrgSrcBlock"><text:s/><text:s/><text:s/><text:s/><text:s/><text:s/>'(</text:p>
      <text:p text:style-name="OrgSrcBlock"><text:tab/>(<text:span text:style-name="OrgSrcFontLockStringFace">"DOING"</text:span><text:s/>.<text:s/>(<text:span text:style-name="OrgSrcFontLockBuiltinFace">:foreground</text:span><text:s/><text:span text:style-name="OrgSrcFontLockStringFace">"</text:span><text:span text:style-name="OrgSrcDefault0000">#05d3fc</text:span><text:span text:style-name="OrgSrcFontLockStringFace">"</text:span><text:s/><text:span text:style-name="OrgSrcFontLockBuiltinFace">:weight</text:span><text:s/>bold<text:s/><text:span text:style-name="OrgSrcFontLockBuiltinFace">:box</text:span><text:s/>(<text:span text:style-name="OrgSrcFontLockBuiltinFace">:line-width</text:span><text:s/>2<text:s/><text:span text:style-name="OrgSrcFontLockBuiltinFace">:style</text:span><text:s/>released-button)))</text:p>
      <text:p text:style-name="OrgSrcBlock"><text:tab/>(<text:span text:style-name="OrgSrcFontLockStringFace">"WAITING"</text:span><text:s/>.<text:s/>(<text:span text:style-name="OrgSrcFontLockBuiltinFace">:foreground</text:span><text:s/><text:span text:style-name="OrgSrcFontLockStringFace">"</text:span><text:span text:style-name="OrgSrcDefault0001">#fcca05</text:span><text:span text:style-name="OrgSrcFontLockStringFace">"</text:span><text:s/><text:span text:style-name="OrgSrcFontLockBuiltinFace">:weight</text:span><text:s/>bold<text:s/><text:span text:style-name="OrgSrcFontLockBuiltinFace">:box</text:span><text:s/>(<text:span text:style-name="OrgSrcFontLockBuiltinFace">:line-width</text:span><text:s/>2<text:s/><text:span text:style-name="OrgSrcFontLockBuiltinFace">:style</text:span><text:s/>released-button)))</text:p>
      <text:p text:style-name="OrgSrcBlock"><text:tab/>(<text:span text:style-name="OrgSrcFontLockStringFace">"FLEETING"</text:span><text:s/>.<text:s/>(<text:span text:style-name="OrgSrcFontLockBuiltinFace">:foreground</text:span><text:s/><text:span text:style-name="OrgSrcFontLockStringFace">"</text:span><text:span text:style-name="OrgSrcDefault0002">#f62af9</text:span><text:span text:style-name="OrgSrcFontLockStringFace">"</text:span><text:s/><text:span text:style-name="OrgSrcFontLockBuiltinFace">:weight</text:span><text:s/>bold<text:s/><text:span text:style-name="OrgSrcFontLockBuiltinFace">:box</text:span><text:s/>(<text:span text:style-name="OrgSrcFontLockBuiltinFace">:line-width</text:span><text:s/>2<text:s/><text:span text:style-name="OrgSrcFontLockBuiltinFace">:style</text:span><text:s/>released-button)))</text:p>
      <text:p text:style-name="OrgSrcBlock"><text:tab/>(<text:span text:style-name="OrgSrcFontLockStringFace">"LONGTERM"</text:span><text:s/>.<text:s/>(<text:span text:style-name="OrgSrcFontLockBuiltinFace">:foreground</text:span><text:s/><text:span text:style-name="OrgSrcFontLockStringFace">"</text:span><text:span text:style-name="OrgSrcDefault0003">#c4013c</text:span><text:span text:style-name="OrgSrcFontLockStringFace">"</text:span><text:s/><text:span text:style-name="OrgSrcFontLockBuiltinFace">:weight</text:span><text:s/>bold<text:s/><text:span text:style-name="OrgSrcFontLockBuiltinFace">:box</text:span><text:s/>(<text:span text:style-name="OrgSrcFontLockBuiltinFace">:line-width</text:span><text:s/>2<text:s/><text:span text:style-name="OrgSrcFontLockBuiltinFace">:style</text:span><text:s/>released-button)))</text:p>
      <text:p text:style-name="OrgSrcBlock"><text:tab/>(<text:span text:style-name="OrgSrcFontLockStringFace">"CANCELED"</text:span><text:s/>.<text:s/>(<text:span text:style-name="OrgSrcFontLockBuiltinFace">:foreground</text:span><text:s/><text:span text:style-name="OrgSrcFontLockStringFace">"</text:span><text:span text:style-name="OrgSrcDefault0004">#fc4205</text:span><text:span text:style-name="OrgSrcFontLockStringFace">"</text:span><text:s/><text:span text:style-name="OrgSrcFontLockBuiltinFace">:weight</text:span><text:s/>bold<text:s/><text:span text:style-name="OrgSrcFontLockBuiltinFace">:box</text:span><text:s/>(<text:span text:style-name="OrgSrcFontLockBuiltinFace">:line-width</text:span><text:s/>2<text:s/><text:span text:style-name="OrgSrcFontLockBuiltinFace">:style</text:span><text:s/>released-button)))</text:p>
      <text:p text:style-name="OrgSrcBlock"><text:tab/>))</text:p>
      <text:p text:style-name="OrgSrcBlock"/>
      <text:p text:style-name="OrgSrcBlock">(<text:span text:style-name="OrgSrcFontLockKeywordFace">setq</text:span><text:s/>org-todo-keywords</text:p>
      <text:p text:style-name="OrgSrcBlockLastLine"><text:s/><text:s/><text:s/><text:s/><text:s/><text:s/>'((sequence<text:s/><text:span text:style-name="OrgSrcFontLockStringFace">"TODO(t)"</text:span><text:s/><text:span text:style-name="OrgSrcFontLockStringFace">"DOING(d)"</text:span><text:s/><text:span text:style-name="OrgSrcFontLockStringFace">"WAITING(w)"</text:span><text:s/><text:span text:style-name="OrgSrcFontLockStringFace">"FLEETING(f)"</text:span><text:s/><text:span text:style-name="OrgSrcFontLockStringFace">"|"</text:span><text:s/><text:span text:style-name="OrgSrcFontLockStringFace">"LONGTERM(l)"</text:span><text:s/><text:span text:style-name="OrgSrcFontLockStringFace">"CANCELED(c)"</text:span><text:s/><text:span text:style-name="OrgSrcFontLockStringFace">"DONE(f)"</text:span>)))</text:p>
      <text:h text:style-name="Heading_20_2" text:outline-level="2" text:is-list-header="false">
<text:bookmark-start text:name="OrgXref.orgc3b486a"/>
<text:bookmark text:name="orgc3b486a"/>Try package
<text:bookmark-end text:name="OrgXref.orgc3b486a"/></text:h>
      <text:p text:style-name="Text_20_body">Have the option to try packages without actually installing them. If you do
</text:p>
      <text:p text:style-name="OrgFixedWidthBlockLastLine">M-x try</text:p>
      <text:p text:style-name="Text_20_body">It will give you the option to temporarily install the package. If you close and reopen emacs, the tried out package is removed.
</text:p>
      <text:p text:style-name="OrgSrcBlock">(<text:span text:style-name="OrgSrcFontLockKeywordFace">use-package</text:span><text:s/><text:span text:style-name="OrgSrcFontLockConstantFace">try</text:span></text:p>
      <text:p text:style-name="OrgSrcBlockLastLine"><text:s/><text:s/><text:s/><text:s/><text:span text:style-name="OrgSrcFontLockBuiltinFace">:ensure</text:span><text:s/>t)</text:p>
      <text:h text:style-name="Heading_20_2" text:outline-level="2" text:is-list-header="false">
<text:bookmark-start text:name="OrgXref.orgf30daf9"/>
<text:bookmark text:name="orgf30daf9"/>Visual
<text:bookmark-end text:name="OrgXref.orgf30daf9"/></text:h>
      <text:h text:style-name="Heading_20_3" text:outline-level="3" text:is-list-header="false">
<text:bookmark-start text:name="OrgXref.orga8acb56"/>
<text:bookmark text:name="orga8acb56"/>Beacon
<text:bookmark-end text:name="OrgXref.orga8acb56"/></text:h>
      <text:p text:style-name="Text_20_body">Small package to provide an idea where in which buffer the cursor is atm by showing a small light in the current frame.
</text:p>
      <text:p text:style-name="OrgSrcBlock">(<text:span text:style-name="OrgSrcFontLockKeywordFace">use-package</text:span><text:s/><text:span text:style-name="OrgSrcFontLockConstantFace">beacon</text:span></text:p>
      <text:p text:style-name="OrgSrcBlock"><text:s/><text:s/><text:s/><text:s/><text:span text:style-name="OrgSrcFontLockBuiltinFace">:ensure</text:span><text:s/>t</text:p>
      <text:p text:style-name="OrgSrcBlock"><text:s/><text:s/><text:s/><text:s/><text:span text:style-name="OrgSrcFontLockBuiltinFace">:init</text:span></text:p>
      <text:p text:style-name="OrgSrcBlockLastLine"><text:s/><text:s/><text:s/><text:s/>(beacon-mode<text:s/>1))</text:p>
      <text:h text:style-name="Heading_20_3" text:outline-level="3" text:is-list-header="false">
<text:bookmark-start text:name="OrgXref.org59936ef"/>
<text:bookmark text:name="org59936ef"/>rainbow
<text:bookmark-end text:name="OrgXref.org59936ef"/></text:h>
      <text:p text:style-name="Text_20_body">Visualize color codings. So RGB will be colored in its respective color.
</text:p>
      <text:p text:style-name="OrgSrcBlock">(<text:span text:style-name="OrgSrcFontLockKeywordFace">use-package</text:span><text:s/><text:span text:style-name="OrgSrcFontLockConstantFace">rainbow-mode</text:span></text:p>
      <text:p text:style-name="OrgSrcBlock"><text:s/><text:s/><text:span text:style-name="OrgSrcFontLockBuiltinFace">:ensure</text:span><text:s/>t</text:p>
      <text:p text:style-name="OrgSrcBlockLastLine"><text:s/><text:s/><text:span text:style-name="OrgSrcFontLockBuiltinFace">:init</text:span><text:s/>(add-hook<text:s/>'prog-mode-hook<text:s/>'rainbow-mode))</text:p>
      <text:p text:style-name="Text_20_body">Make visual pairs of delimeters ({&lt;[]&gt;}) etc. Each level gets its own color so it's easy to spot which are pairs.
</text:p>
      <text:p text:style-name="OrgSrcBlock">(<text:span text:style-name="OrgSrcFontLockKeywordFace">use-package</text:span><text:s/><text:span text:style-name="OrgSrcFontLockConstantFace">rainbow-delimiters</text:span></text:p>
      <text:p text:style-name="OrgSrcBlock"><text:s/><text:s/><text:span text:style-name="OrgSrcFontLockBuiltinFace">:ensure</text:span><text:s/>t</text:p>
      <text:p text:style-name="OrgSrcBlock"><text:s/><text:s/><text:span text:style-name="OrgSrcFontLockBuiltinFace">:init</text:span></text:p>
      <text:p text:style-name="OrgSrcBlockLastLine"><text:s/><text:s/>(rainbow-delimiters-mode<text:s/>1))</text:p>
      <text:h text:style-name="Heading_20_3" text:outline-level="3" text:is-list-header="false">
<text:bookmark-start text:name="OrgXref.orga87ddf2"/>
<text:bookmark text:name="orga87ddf2"/>Doom theme
<text:bookmark-end text:name="OrgXref.orga87ddf2"/></text:h>
      <text:p text:style-name="Text_20_body">This causes emacs to look a lot better overall. <text:a xlink:type="simple" xlink:href="https://github.com/hlissner/emacs-doom-themes">This package</text:a> makes the coloring and font decissions, so you don't have to. There is a seperate package for the mode-line (the line that containts the time and which file etc.)
</text:p>
      <text:p text:style-name="OrgSrcBlock">(<text:span text:style-name="OrgSrcFontLockKeywordFace">use-package</text:span><text:s/><text:span text:style-name="OrgSrcFontLockConstantFace">doom-themes</text:span></text:p>
      <text:p text:style-name="OrgSrcBlock"><text:s/><text:s/><text:span text:style-name="OrgSrcFontLockBuiltinFace">:ensure</text:span><text:s/>t</text:p>
      <text:p text:style-name="OrgSrcBlock"><text:s/><text:s/><text:span text:style-name="OrgSrcFontLockBuiltinFace">:config</text:span></text:p>
      <text:p text:style-name="OrgSrcBlock"><text:s/><text:s/><text:span text:style-name="OrgSrcFontLockCommentDelimiterFace">;;<text:s/></text:span><text:span text:style-name="OrgSrcFontLockCommentFace">Global<text:s/>settings<text:s/>(defaults)</text:span></text:p>
      <text:p text:style-name="OrgSrcBlock"><text:s/><text:s/>(<text:span text:style-name="OrgSrcFontLockKeywordFace">setq</text:span><text:s/>doom-themes-enable-bold<text:s/>t<text:s/><text:s/><text:s/><text:s/><text:span text:style-name="OrgSrcFontLockCommentDelimiterFace">;<text:s/></text:span><text:span text:style-name="OrgSrcFontLockCommentFace">if<text:s/>nil,<text:s/>bold<text:s/>is<text:s/>universally<text:s/>disabled</text:span></text:p>
      <text:p text:style-name="OrgSrcBlock"><text:tab/>doom-themes-enable-italic<text:s/>t)<text:s/><text:span text:style-name="OrgSrcFontLockCommentDelimiterFace">;<text:s/></text:span><text:span text:style-name="OrgSrcFontLockCommentFace">if<text:s/>nil,<text:s/>italics<text:s/>is<text:s/>universally<text:s/>disabled</text:span></text:p>
      <text:p text:style-name="OrgSrcBlock"><text:s/><text:s/>(load-theme<text:s/>'doom-one<text:s/>t)</text:p>
      <text:p text:style-name="OrgSrcBlock"/>
      <text:p text:style-name="OrgSrcBlock"><text:s/><text:s/><text:span text:style-name="OrgSrcFontLockCommentDelimiterFace">;;<text:s/></text:span><text:span text:style-name="OrgSrcFontLockCommentFace">Enable<text:s/>flashing<text:s/>mode-line<text:s/>on<text:s/>errors</text:span></text:p>
      <text:p text:style-name="OrgSrcBlock"><text:s/><text:s/>(doom-themes-visual-bell-config)</text:p>
      <text:p text:style-name="OrgSrcBlock"/>
      <text:p text:style-name="OrgSrcBlock"><text:s/><text:s/><text:span text:style-name="OrgSrcFontLockCommentDelimiterFace">;;<text:s/></text:span><text:span text:style-name="OrgSrcFontLockCommentFace">Enable<text:s/>custom<text:s/>neotree<text:s/>theme<text:s/>(all-the-icons<text:s/>must<text:s/>be<text:s/>installed!)</text:span></text:p>
      <text:p text:style-name="OrgSrcBlock"><text:s/><text:s/>(doom-themes-neotree-config)</text:p>
      <text:p text:style-name="OrgSrcBlock"><text:s/><text:s/><text:span text:style-name="OrgSrcFontLockCommentDelimiterFace">;;<text:s/></text:span><text:span text:style-name="OrgSrcFontLockCommentFace">or<text:s/>for<text:s/>treemacs<text:s/>users</text:span></text:p>
      <text:p text:style-name="OrgSrcBlock"><text:s/><text:s/>(<text:span text:style-name="OrgSrcFontLockKeywordFace">setq</text:span><text:s/>doom-themes-treemacs-theme<text:s/><text:span text:style-name="OrgSrcFontLockStringFace">"doom-colors"</text:span>)<text:s/><text:span text:style-name="OrgSrcFontLockCommentDelimiterFace">;<text:s/></text:span><text:span text:style-name="OrgSrcFontLockCommentFace">use<text:s/>the<text:s/>colorful<text:s/>treemacs<text:s/>theme</text:span></text:p>
      <text:p text:style-name="OrgSrcBlock"><text:s/><text:s/>(doom-themes-treemacs-config)</text:p>
      <text:p text:style-name="OrgSrcBlock"/>
      <text:p text:style-name="OrgSrcBlock"><text:s/><text:s/><text:span text:style-name="OrgSrcFontLockCommentDelimiterFace">;;<text:s/></text:span><text:span text:style-name="OrgSrcFontLockCommentFace">Corrects<text:s/>(and<text:s/>improves)<text:s/>org-mode's<text:s/>native<text:s/>fontification.</text:span></text:p>
      <text:p text:style-name="OrgSrcBlock"><text:s/><text:s/>(doom-themes-org-config))</text:p>
      <text:p text:style-name="OrgSrcBlock"/>
      <text:p text:style-name="OrgSrcBlock">(<text:span text:style-name="OrgSrcFontLockKeywordFace">use-package</text:span><text:s/><text:span text:style-name="OrgSrcFontLockConstantFace">doom-modeline</text:span></text:p>
      <text:p text:style-name="OrgSrcBlock"><text:s/><text:s/><text:span text:style-name="OrgSrcFontLockBuiltinFace">:ensure</text:span><text:s/>t</text:p>
      <text:p text:style-name="OrgSrcBlockLastLine"><text:s/><text:s/><text:span text:style-name="OrgSrcFontLockBuiltinFace">:init</text:span><text:s/>(doom-modeline-mode<text:s/>1))</text:p>
      <text:h text:style-name="Heading_20_3" text:outline-level="3" text:is-list-header="false">
<text:bookmark-start text:name="OrgXref.orgda73282"/>
<text:bookmark text:name="orgda73282"/>all-the-icons
<text:bookmark-end text:name="OrgXref.orgda73282"/></text:h>
      <text:p text:style-name="OrgSrcBlockLastLine">(<text:span text:style-name="OrgSrcFontLockKeywordFace">use-package</text:span><text:s/><text:span text:style-name="OrgSrcFontLockConstantFace">all-the-icons</text:span><text:s/><text:span text:style-name="OrgSrcFontLockBuiltinFace">:ensure</text:span><text:s/>t)</text:p>
      <text:h text:style-name="Heading_20_1" text:outline-level="1" text:is-list-header="false">
<text:bookmark-start text:name="OrgXref.org70cdd4a"/>
<text:bookmark text:name="org70cdd4a"/>Shortcuts
<text:bookmark-end text:name="OrgXref.org70cdd4a"/></text:h>
      <text:p text:style-name="Text_20_body">Here I provide some common shortcuts that I tend to use or want to remember. 
</text:p>
      <text:h text:style-name="Heading_20_2" text:outline-level="2" text:is-list-header="false">
<text:bookmark-start text:name="OrgXref.org8a03459"/>
<text:bookmark text:name="org8a03459"/>Shorthand notations
<text:bookmark-end text:name="OrgXref.org8a03459"/></text:h>
      <text:p text:style-name="Text_20_body">There are some shorthands for certain keys, these are as follows:
</text:p>
      <text:section text:style-name="OrgIndentedSection-Level-0" text:name="Section2">
        <table:table table:style-name="OrgTable">
          <table:table-column table:style-name="OrgTableColumn"/>
          <table:table-column table:style-name="OrgTableColumn"/>
          <table:table-header-rows>
            <table:table-row>
              <table:table-cell table:style-name="OrgTblCellTB">
                <text:p text:style-name="OrgTableHeadingLeft">Shorthand</text:p>
              </table:table-cell>
              <table:table-cell table:style-name="OrgTblCellTB">
                <text:p text:style-name="OrgTableHeadingLeft">Corresponding key</text:p>
              </table:table-cell>
            </table:table-row>
          </table:table-header-rows>
          <table:table-rows>
            <table:table-row>
              <table:table-cell table:style-name="OrgTblCellT">
                <text:p text:style-name="OrgTableContentsLeft">C</text:p>
              </table:table-cell>
              <table:table-cell table:style-name="OrgTblCellT">
                <text:p text:style-name="OrgTableContentsLeft">Control</text:p>
              </table:table-cell>
            </table:table-row>
            <table:table-row>
              <table:table-cell table:style-name="OrgTblCell">
                <text:p text:style-name="OrgTableContentsLeft">M</text:p>
              </table:table-cell>
              <table:table-cell table:style-name="OrgTblCell">
                <text:p text:style-name="OrgTableContentsLeft">Meta, option or alt (depending on OS)</text:p>
              </table:table-cell>
            </table:table-row>
            <table:table-row>
              <table:table-cell table:style-name="OrgTblCell">
                <text:p text:style-name="OrgTableContentsLeft">RET</text:p>
              </table:table-cell>
              <table:table-cell table:style-name="OrgTblCell">
                <text:p text:style-name="OrgTableContentsLeft">Return or enter</text:p>
              </table:table-cell>
            </table:table-row>
            <table:table-row>
              <table:table-cell table:style-name="OrgTblCell">
                <text:p text:style-name="OrgTableContentsLeft">S</text:p>
              </table:table-cell>
              <table:table-cell table:style-name="OrgTblCell">
                <text:p text:style-name="OrgTableContentsLeft">Shift</text:p>
              </table:table-cell>
            </table:table-row>
            <table:table-row>
              <table:table-cell table:style-name="OrgTblCell">
                <text:p text:style-name="OrgTableContentsLeft">SPC</text:p>
              </table:table-cell>
              <table:table-cell table:style-name="OrgTblCell">
                <text:p text:style-name="OrgTableContentsLeft">Space bar</text:p>
              </table:table-cell>
            </table:table-row>
            <table:table-row>
              <table:table-cell table:style-name="OrgTblCell">
                <text:p text:style-name="OrgTableContentsLeft">TAB</text:p>
              </table:table-cell>
              <table:table-cell table:style-name="OrgTblCell">
                <text:p text:style-name="OrgTableContentsLeft">Tab key</text:p>
              </table:table-cell>
            </table:table-row>
            <table:table-row>
              <table:table-cell table:style-name="OrgTblCell">
                <text:p text:style-name="OrgTableContentsLeft">prefix</text:p>
              </table:table-cell>
              <table:table-cell table:style-name="OrgTblCell">
                <text:p text:style-name="OrgTableContentsLeft">C-u followed by the shortcut</text:p>
              </table:table-cell>
            </table:table-row>
            <table:table-row>
              <table:table-cell table:style-name="OrgTblCell">
                <text:p text:style-name="OrgTableContentsLeft">VERT</text:p>
              </table:table-cell>
              <table:table-cell table:style-name="OrgTblCell">
                <text:p text:style-name="OrgTableContentsLeft">This is a pipe sign</text:p>
              </table:table-cell>
              <table:table-cell table:style-name="OrgTblCell">
                <text:p text:style-name="OrgTableContentsLeft">, it is described</text:p>
              </table:table-cell>
            </table:table-row>
            <table:table-row>
              <table:table-cell table:style-name="OrgTblCell">
                <text:p text:style-name="OrgTableContentsLeft"/>
              </table:table-cell>
              <table:table-cell table:style-name="OrgTblCell">
                <text:p text:style-name="OrgTableContentsLeft">like this since Org treats this as a</text:p>
              </table:table-cell>
            </table:table-row>
            <table:table-row>
              <table:table-cell table:style-name="OrgTblCellB">
                <text:p text:style-name="OrgTableContentsLeft"/>
              </table:table-cell>
              <table:table-cell table:style-name="OrgTblCellB">
                <text:p text:style-name="OrgTableContentsLeft">new column</text:p>
              </table:table-cell>
            </table:table-row>
          </table:table-rows>
        </table:table>
      </text:section>
      <text:h text:style-name="Heading_20_2" text:outline-level="2" text:is-list-header="false">
<text:bookmark-start text:name="OrgXref.org9502041"/>
<text:bookmark text:name="org9502041"/>Navigation
<text:bookmark-end text:name="OrgXref.org9502041"/></text:h>
      <text:section text:style-name="OrgIndentedSection-Level-0" text:name="Section3">
        <table:table table:style-name="OrgTable">
          <table:table-column table:style-name="OrgTableColumn"/>
          <table:table-column table:style-name="OrgTableColumn"/>
          <table:table-header-rows>
            <table:table-row>
              <table:table-cell table:style-name="OrgTblCellTB">
                <text:p text:style-name="OrgTableHeadingLeft">Shortcut</text:p>
              </table:table-cell>
              <table:table-cell table:style-name="OrgTblCellTB">
                <text:p text:style-name="OrgTableHeadingLeft">Description</text:p>
              </table:table-cell>
            </table:table-row>
          </table:table-header-rows>
          <table:table-rows>
            <table:table-row>
              <table:table-cell table:style-name="OrgTblCellTB">
                <text:p text:style-name="OrgTableContentsLeft"><text:span text:style-name="Bold">Beginner</text:span></text:p>
              </table:table-cell>
              <table:table-cell table:style-name="OrgTblCellTB">
                <text:p text:style-name="OrgTableContentsLeft"/>
              </table:table-cell>
            </table:table-row>
          </table:table-rows>
          <table:table-rows>
            <table:table-row>
              <table:table-cell table:style-name="OrgTblCellT">
                <text:p text:style-name="OrgTableContentsLeft">PREFIX NUMBER</text:p>
              </table:table-cell>
              <table:table-cell table:style-name="OrgTblCellT">
                <text:p text:style-name="OrgTableContentsLeft">By typing the PREFIX (C-u) with a number after it followed</text:p>
              </table:table-cell>
            </table:table-row>
            <table:table-row>
              <table:table-cell table:style-name="OrgTblCell">
                <text:p text:style-name="OrgTableContentsLeft"/>
              </table:table-cell>
              <table:table-cell table:style-name="OrgTblCell">
                <text:p text:style-name="OrgTableContentsLeft">by a command, you in principle repeat the command number of</text:p>
              </table:table-cell>
            </table:table-row>
            <table:table-row>
              <table:table-cell table:style-name="OrgTblCell">
                <text:p text:style-name="OrgTableContentsLeft"/>
              </table:table-cell>
              <table:table-cell table:style-name="OrgTblCell">
                <text:p text:style-name="OrgTableContentsLeft">times</text:p>
              </table:table-cell>
            </table:table-row>
            <table:table-row>
              <table:table-cell table:style-name="OrgTblCell">
                <text:p text:style-name="OrgTableContentsLeft">C-n</text:p>
              </table:table-cell>
              <table:table-cell table:style-name="OrgTblCell">
                <text:p text:style-name="OrgTableContentsLeft">Move cursor down (next)</text:p>
              </table:table-cell>
            </table:table-row>
            <table:table-row>
              <table:table-cell table:style-name="OrgTblCell">
                <text:p text:style-name="OrgTableContentsLeft">C-p</text:p>
              </table:table-cell>
              <table:table-cell table:style-name="OrgTblCell">
                <text:p text:style-name="OrgTableContentsLeft">Move cursor up (previous)</text:p>
              </table:table-cell>
            </table:table-row>
            <table:table-row>
              <table:table-cell table:style-name="OrgTblCell">
                <text:p text:style-name="OrgTableContentsLeft">C-b</text:p>
              </table:table-cell>
              <table:table-cell table:style-name="OrgTblCell">
                <text:p text:style-name="OrgTableContentsLeft">Move cursor left (back)</text:p>
              </table:table-cell>
            </table:table-row>
            <table:table-row>
              <table:table-cell table:style-name="OrgTblCell">
                <text:p text:style-name="OrgTableContentsLeft">M-b</text:p>
              </table:table-cell>
              <table:table-cell table:style-name="OrgTblCell">
                <text:p text:style-name="OrgTableContentsLeft">Move cursor back one word</text:p>
              </table:table-cell>
            </table:table-row>
            <table:table-row>
              <table:table-cell table:style-name="OrgTblCell">
                <text:p text:style-name="OrgTableContentsLeft">C-f</text:p>
              </table:table-cell>
              <table:table-cell table:style-name="OrgTblCell">
                <text:p text:style-name="OrgTableContentsLeft">Move cursor right (forward)</text:p>
              </table:table-cell>
            </table:table-row>
            <table:table-row>
              <table:table-cell table:style-name="OrgTblCell">
                <text:p text:style-name="OrgTableContentsLeft">M-f</text:p>
              </table:table-cell>
              <table:table-cell table:style-name="OrgTblCell">
                <text:p text:style-name="OrgTableContentsLeft">Move cursor forward one word</text:p>
              </table:table-cell>
            </table:table-row>
            <table:table-row>
              <table:table-cell table:style-name="OrgTblCell">
                <text:p text:style-name="OrgTableContentsLeft">C-a</text:p>
              </table:table-cell>
              <table:table-cell table:style-name="OrgTblCell">
                <text:p text:style-name="OrgTableContentsLeft">Move cursor to beginning of line</text:p>
              </table:table-cell>
            </table:table-row>
            <table:table-row>
              <table:table-cell table:style-name="OrgTblCell">
                <text:p text:style-name="OrgTableContentsLeft">M-a</text:p>
              </table:table-cell>
              <table:table-cell table:style-name="OrgTblCell">
                <text:p text:style-name="OrgTableContentsLeft">Move cursor to beginning of current or previous sentence</text:p>
              </table:table-cell>
            </table:table-row>
            <table:table-row>
              <table:table-cell table:style-name="OrgTblCell">
                <text:p text:style-name="OrgTableContentsLeft">C-e</text:p>
              </table:table-cell>
              <table:table-cell table:style-name="OrgTblCell">
                <text:p text:style-name="OrgTableContentsLeft">Move cursor to end of line</text:p>
              </table:table-cell>
            </table:table-row>
            <table:table-row>
              <table:table-cell table:style-name="OrgTblCell">
                <text:p text:style-name="OrgTableContentsLeft">M-e</text:p>
              </table:table-cell>
              <table:table-cell table:style-name="OrgTblCell">
                <text:p text:style-name="OrgTableContentsLeft">Move cursor to end of current or next sentence</text:p>
              </table:table-cell>
            </table:table-row>
            <table:table-row>
              <table:table-cell table:style-name="OrgTblCell">
                <text:p text:style-name="OrgTableContentsLeft">M-{</text:p>
              </table:table-cell>
              <table:table-cell table:style-name="OrgTblCell">
                <text:p text:style-name="OrgTableContentsLeft">Move cursor to beginning or previous paragraph</text:p>
              </table:table-cell>
            </table:table-row>
            <table:table-row>
              <table:table-cell table:style-name="OrgTblCellB">
                <text:p text:style-name="OrgTableContentsLeft">M-}</text:p>
              </table:table-cell>
              <table:table-cell table:style-name="OrgTblCellB">
                <text:p text:style-name="OrgTableContentsLeft">Move cursor to end or next paragraph</text:p>
              </table:table-cell>
            </table:table-row>
          </table:table-rows>
          <table:table-rows>
            <table:table-row>
              <table:table-cell table:style-name="OrgTblCellTB">
                <text:p text:style-name="OrgTableContentsLeft"><text:span text:style-name="Bold">Intermediate</text:span></text:p>
              </table:table-cell>
              <table:table-cell table:style-name="OrgTblCellTB">
                <text:p text:style-name="OrgTableContentsLeft"/>
              </table:table-cell>
            </table:table-row>
          </table:table-rows>
          <table:table-rows>
            <table:table-row>
              <table:table-cell table:style-name="OrgTblCellT">
                <text:p text:style-name="OrgTableContentsLeft">M-g M-g</text:p>
              </table:table-cell>
              <table:table-cell table:style-name="OrgTblCellT">
                <text:p text:style-name="OrgTableContentsLeft">Asks you a number and then goes to that line number</text:p>
              </table:table-cell>
            </table:table-row>
            <table:table-row>
              <table:table-cell table:style-name="OrgTblCellB">
                <text:p text:style-name="OrgTableContentsLeft"/>
              </table:table-cell>
              <table:table-cell table:style-name="OrgTblCellB">
                <text:p text:style-name="OrgTableContentsLeft"/>
              </table:table-cell>
            </table:table-row>
          </table:table-rows>
        </table:table>
      </text:section>
      <text:h text:style-name="Heading_20_2" text:outline-level="2" text:is-list-header="false">
<text:bookmark-start text:name="OrgXref.orgeb50d19"/>
<text:bookmark text:name="orgeb50d19"/>Org
<text:bookmark-end text:name="OrgXref.orgeb50d19"/></text:h>
      <text:h text:style-name="Heading_20_3" text:outline-level="3" text:is-list-header="false">
<text:bookmark-start text:name="OrgXref.org9a9545c"/>
<text:bookmark text:name="org9a9545c"/>Regular ORG
<text:bookmark-end text:name="OrgXref.org9a9545c"/></text:h>
      <text:h text:style-name="Heading_20_3" text:outline-level="3" text:is-list-header="false">
<text:bookmark-start text:name="OrgXref.orgf54fde7"/>
<text:bookmark text:name="orgf54fde7"/>Tables
<text:bookmark-end text:name="OrgXref.orgf54fde7"/></text:h>
      <text:p text:style-name="Text_20_body">Here are some shortcuts that I regularly use or want to have handy nearby. For a more exhaustive list, check <text:a xlink:type="simple" xlink:href="https://orgmode.org/manual/Built_002din-Table-Editor.html#Built_002din-Table-Editor">the org table manual</text:a>.
</text:p>
      <text:section text:style-name="OrgIndentedSection-Level-0" text:name="Section4">
        <table:table table:style-name="OrgTable">
          <table:table-column table:style-name="OrgTableColumn"/>
          <table:table-column table:style-name="OrgTableColumn"/>
          <table:table-header-rows>
            <table:table-row>
              <table:table-cell table:style-name="OrgTblCellTB">
                <text:p text:style-name="OrgTableHeadingLeft">Shortcut</text:p>
              </table:table-cell>
              <table:table-cell table:style-name="OrgTblCellTB">
                <text:p text:style-name="OrgTableHeadingLeft">Description</text:p>
              </table:table-cell>
            </table:table-row>
          </table:table-header-rows>
          <table:table-rows>
            <table:table-row>
              <table:table-cell table:style-name="OrgTblCellTB">
                <text:p text:style-name="OrgTableContentsLeft"><text:span text:style-name="Bold">Re-aligning and motion</text:span></text:p>
              </table:table-cell>
              <table:table-cell table:style-name="OrgTblCellTB">
                <text:p text:style-name="OrgTableContentsLeft"/>
              </table:table-cell>
            </table:table-row>
          </table:table-rows>
          <table:table-rows>
            <table:table-row>
              <table:table-cell table:style-name="OrgTblCellT">
                <text:p text:style-name="OrgTableContentsLeft">C-c C-c</text:p>
              </table:table-cell>
              <table:table-cell table:style-name="OrgTblCellT">
                <text:p text:style-name="OrgTableContentsLeft">Re-align without moving</text:p>
              </table:table-cell>
            </table:table-row>
            <table:table-row>
              <table:table-cell table:style-name="OrgTblCell">
                <text:p text:style-name="OrgTableContentsLeft">TAB</text:p>
              </table:table-cell>
              <table:table-cell table:style-name="OrgTblCell">
                <text:p text:style-name="OrgTableContentsLeft">Re-align table, move to next field and create new row if needed</text:p>
              </table:table-cell>
            </table:table-row>
            <table:table-row>
              <table:table-cell table:style-name="OrgTblCell">
                <text:p text:style-name="OrgTableContentsLeft">RET</text:p>
              </table:table-cell>
              <table:table-cell table:style-name="OrgTblCell">
                <text:p text:style-name="OrgTableContentsLeft">Move cursor to next row or create a row (useful with horizontal lines)</text:p>
              </table:table-cell>
            </table:table-row>
            <table:table-row>
              <table:table-cell table:style-name="OrgTblCellB">
                <text:p text:style-name="OrgTableContentsLeft">M-a or M-e</text:p>
              </table:table-cell>
              <table:table-cell table:style-name="OrgTblCellB">
                <text:p text:style-name="OrgTableContentsLeft">Move to beginning or end of current field, or next field</text:p>
              </table:table-cell>
            </table:table-row>
          </table:table-rows>
          <table:table-rows>
            <table:table-row>
              <table:table-cell table:style-name="OrgTblCellTB">
                <text:p text:style-name="OrgTableContentsLeft"><text:span text:style-name="Bold">Regions</text:span></text:p>
              </table:table-cell>
              <table:table-cell table:style-name="OrgTblCellTB">
                <text:p text:style-name="OrgTableContentsLeft"/>
              </table:table-cell>
            </table:table-row>
          </table:table-rows>
          <table:table-rows>
            <table:table-row>
              <table:table-cell table:style-name="OrgTblCellTB">
                <text:p text:style-name="OrgTableContentsLeft">M-RET</text:p>
              </table:table-cell>
              <table:table-cell table:style-name="OrgTblCellTB">
                <text:p text:style-name="OrgTableContentsLeft">Split current field at point and paste what comes after to new line</text:p>
              </table:table-cell>
            </table:table-row>
          </table:table-rows>
          <table:table-rows>
            <table:table-row>
              <table:table-cell table:style-name="OrgTblCellTB">
                <text:p text:style-name="OrgTableContentsLeft"><text:span text:style-name="Bold">Column and Row editing</text:span></text:p>
              </table:table-cell>
              <table:table-cell table:style-name="OrgTblCellTB">
                <text:p text:style-name="OrgTableContentsLeft"/>
              </table:table-cell>
            </table:table-row>
          </table:table-rows>
          <table:table-rows>
            <table:table-row>
              <table:table-cell table:style-name="OrgTblCellT">
                <text:p text:style-name="OrgTableContentsLeft">C-c RET</text:p>
              </table:table-cell>
              <table:table-cell table:style-name="OrgTblCellT">
                <text:p text:style-name="OrgTableContentsLeft">Insert horizontal line</text:p>
              </table:table-cell>
            </table:table-row>
            <table:table-row>
              <table:table-cell table:style-name="OrgTblCell">
                <text:p text:style-name="OrgTableContentsLeft">C-c -</text:p>
              </table:table-cell>
              <table:table-cell table:style-name="OrgTblCell">
                <text:p text:style-name="OrgTableContentsLeft">Insert a horizontal line below, with prefix it is above</text:p>
              </table:table-cell>
            </table:table-row>
            <table:table-row>
              <table:table-cell table:style-name="OrgTblCell">
                <text:p text:style-name="OrgTableContentsLeft">C-c ^</text:p>
              </table:table-cell>
              <table:table-cell table:style-name="OrgTblCell">
                <text:p text:style-name="OrgTableContentsLeft">Sort by column on point</text:p>
              </table:table-cell>
            </table:table-row>
            <table:table-row>
              <table:table-cell table:style-name="OrgTblCell">
                <text:p text:style-name="OrgTableContentsLeft">S-ARROW<text:span text:style-name="OrgSubscript">KEY</text:span></text:p>
              </table:table-cell>
              <table:table-cell table:style-name="OrgTblCell">
                <text:p text:style-name="OrgTableContentsLeft">Move current cell in the direction of the used arrow key</text:p>
              </table:table-cell>
            </table:table-row>
            <table:table-row>
              <table:table-cell table:style-name="OrgTblCell">
                <text:p text:style-name="OrgTableContentsLeft">M-ARROW<text:span text:style-name="OrgSubscript">KEY</text:span></text:p>
              </table:table-cell>
              <table:table-cell table:style-name="OrgTblCell">
                <text:p text:style-name="OrgTableContentsLeft">Move current column or row in the direction of the used arrow key</text:p>
              </table:table-cell>
            </table:table-row>
            <table:table-row>
              <table:table-cell table:style-name="OrgTblCell">
                <text:p text:style-name="OrgTableContentsLeft">M-S-LEFT or M-S-UP</text:p>
              </table:table-cell>
              <table:table-cell table:style-name="OrgTblCell">
                <text:p text:style-name="OrgTableContentsLeft">Kill current column or row, respectively</text:p>
              </table:table-cell>
            </table:table-row>
            <table:table-row>
              <table:table-cell table:style-name="OrgTblCellB">
                <text:p text:style-name="OrgTableContentsLeft">M-S-RIGHT or M-S-DOWN</text:p>
              </table:table-cell>
              <table:table-cell table:style-name="OrgTblCellB">
                <text:p text:style-name="OrgTableContentsLeft">Add column or row</text:p>
              </table:table-cell>
            </table:table-row>
          </table:table-rows>
          <table:table-rows>
            <table:table-row>
              <table:table-cell table:style-name="OrgTblCellTB">
                <text:p text:style-name="OrgTableContentsLeft"><text:span text:style-name="Bold">Calculations</text:span></text:p>
              </table:table-cell>
              <table:table-cell table:style-name="OrgTblCellTB">
                <text:p text:style-name="OrgTableContentsLeft"/>
              </table:table-cell>
            </table:table-row>
          </table:table-rows>
          <table:table-rows>
            <table:table-row>
              <table:table-cell table:style-name="OrgTblCellT">
                <text:p text:style-name="OrgTableContentsLeft">C-c +</text:p>
              </table:table-cell>
              <table:table-cell table:style-name="OrgTblCellT">
                <text:p text:style-name="OrgTableContentsLeft">You can paste (C-y) a column sum into a field</text:p>
              </table:table-cell>
            </table:table-row>
            <table:table-row>
              <table:table-cell table:style-name="OrgTblCell">
                <text:p text:style-name="OrgTableContentsLeft">S-RET</text:p>
              </table:table-cell>
              <table:table-cell table:style-name="OrgTblCell">
                <text:p text:style-name="OrgTableContentsLeft">Auto-increment downward is current field is a number or if current</text:p>
              </table:table-cell>
            </table:table-row>
            <table:table-row>
              <table:table-cell table:style-name="OrgTblCellB">
                <text:p text:style-name="OrgTableContentsLeft"/>
              </table:table-cell>
              <table:table-cell table:style-name="OrgTblCellB">
                <text:p text:style-name="OrgTableContentsLeft">is empty, copy the one from above.</text:p>
              </table:table-cell>
            </table:table-row>
          </table:table-rows>
          <table:table-rows>
            <table:table-row>
              <table:table-cell table:style-name="OrgTblCellTB">
                <text:p text:style-name="OrgTableContentsLeft"><text:span text:style-name="Bold">Misc</text:span></text:p>
              </table:table-cell>
              <table:table-cell table:style-name="OrgTblCellTB">
                <text:p text:style-name="OrgTableContentsLeft"/>
              </table:table-cell>
            </table:table-row>
          </table:table-rows>
          <table:table-rows>
            <table:table-row>
              <table:table-cell table:style-name="OrgTblCellT">
                <text:p text:style-name="OrgTableContentsLeft">C-c VERT</text:p>
              </table:table-cell>
              <table:table-cell table:style-name="OrgTblCellT">
                <text:p text:style-name="OrgTableContentsLeft">Create table or convert from region (csv style)</text:p>
              </table:table-cell>
            </table:table-row>
            <table:table-row>
              <table:table-cell table:style-name="OrgTblCellB">
                <text:p text:style-name="OrgTableContentsLeft">C-c `</text:p>
              </table:table-cell>
              <table:table-cell table:style-name="OrgTblCellB">
                <text:p text:style-name="OrgTableContentsLeft">Used if you want a seperate buffer to alter a field</text:p>
              </table:table-cell>
            </table:table-row>
          </table:table-rows>
        </table:table>
      </text:section>
      <text:h text:style-name="Heading_20_3" text:outline-level="3" text:is-list-header="false">
<text:bookmark-start text:name="OrgXref.orgf3c03e3"/>
<text:bookmark text:name="orgf3c03e3"/>Exporting
<text:bookmark-end text:name="OrgXref.orgf3c03e3"/></text:h>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Default0004" style:family="text">
      <style:text-properties fo:color="nil"/>
    </style:style>
    <style:style style:name="OrgSrcDefault0003" style:family="text">
      <style:text-properties fo:color="nil"/>
    </style:style>
    <style:style style:name="OrgSrcDefault0002" style:family="text">
      <style:text-properties fo:color="nil"/>
    </style:style>
    <style:style style:name="OrgSrcDefault0001" style:family="text">
      <style:text-properties fo:color="nil"/>
    </style:style>
    <style:style style:name="OrgSrcDefault0000" style:family="text">
      <style:text-properties fo:color="nil"/>
    </style:style>
    <style:style style:name="OrgSrcFontLockTypeFace" style:family="text">
      <style:text-properties fo:color="#ecbe7b"/>
    </style:style>
    <style:style style:name="OrgSrcFontLockRegexpGroupingConstruct" style:family="text">
      <style:text-properties fo:color="#bbc2cf"/>
    </style:style>
    <style:style style:name="OrgSrcFontLockRegexpGroupingBackslash" style:family="text">
      <style:text-properties fo:color="#bbc2cf"/>
    </style:style>
    <style:style style:name="OrgSrcFontLockDocFace" style:family="text">
      <style:text-properties fo:color="#5b6268"/>
    </style:style>
    <style:style style:name="OrgSrcFontLockFunctionNameFace" style:family="text">
      <style:text-properties fo:color="#c678dd"/>
    </style:style>
    <style:style style:name="OrgSrcFontLockBuiltinFace" style:family="text">
      <style:text-properties fo:color="#c678dd"/>
    </style:style>
    <style:style style:name="OrgSrcFontLockConstantFace" style:family="text">
      <style:text-properties fo:color="#a9a1e1"/>
    </style:style>
    <style:style style:name="OrgSrcFontLockStringFace" style:family="text">
      <style:text-properties fo:color="#98be65"/>
    </style:style>
    <style:style style:name="OrgSrcFontLockKeywordFace" style:family="text">
      <style:text-properties fo:color="#51afef"/>
    </style:style>
    <style:style style:name="OrgSrcBlock" style:family="paragraph" style:parent-style-name="Preformatted_20_Text">
      <style:paragraph-properties fo:background-color="#282c34" fo:padding="0.049cm" fo:border="0.51pt solid #000000" style:shadow="none">
        <style:background-image/>
      </style:paragraph-properties>
      <style:text-properties fo:color="#bbc2cf"/>
    </style:style>
    <style:style style:name="OrgSrcFontLockCommentFace" style:family="text">
      <style:text-properties fo:color="#5b6268"/>
    </style:style>
    <style:style style:name="OrgSrcFontLockCommentDelimiterFace" style:family="text">
      <style:text-properties fo:color="#5b6268"/>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Bas Chatel</dc:creator>
    <meta:initial-creator>Bas Chatel</meta:initial-creator>
    <dc:date>2020-09-30T13:22:01</dc:date>
    <meta:creation-date>2020-09-30T13:22:01</meta:creation-date>
    <meta:generator>Emacs 27.1 (Org mode 9.4)</meta:generator>
    <meta:keyword/>
    <dc:subject>An org-babel based emacs configuration</dc:subject>
    <dc:title>Emacs configuration</dc:title>
  </office:meta>
</office:document-meta>
</file>